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3465a4" svg:stroke-opacity="100%" draw:fill-color="#729fcf" draw:opacity="50%" draw:textarea-horizontal-align="justify" draw:textarea-vertical-align="top" draw:auto-grow-height="false" fo:min-height="5.59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619cm" fo:min-width="3.356cm"/>
    </style:style>
    <style:style style:name="gr3" style:family="graphic" style:parent-style-name="standard">
      <style:graphic-properties svg:stroke-color="#00ffff" draw:fill-color="#99ffff" draw:textarea-horizontal-align="justify" draw:textarea-vertical-align="middle" draw:auto-grow-height="false" fo:min-height="0.619cm" fo:min-width="3.356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043cm" fo:min-width="5.596cm"/>
    </style:style>
    <style:style style:name="gr6" style:family="graphic" style:parent-style-name="standard">
      <style:graphic-properties draw:textarea-horizontal-align="justify" draw:textarea-vertical-align="middle" draw:auto-grow-height="false" fo:min-height="0.619cm" fo:min-width="3.669cm"/>
    </style:style>
    <style:style style:name="gr7" style:family="graphic" style:parent-style-name="standard">
      <style:graphic-properties draw:textarea-horizontal-align="justify" draw:textarea-vertical-align="middle" draw:auto-grow-height="false" fo:min-height="0.615cm" fo:min-width="3.669cm"/>
    </style:style>
    <style:style style:name="gr8" style:family="graphic" style:parent-style-name="standard">
      <style:graphic-properties svg:stroke-color="#ff3300" draw:fill-color="#ff9999" draw:textarea-horizontal-align="justify" draw:textarea-vertical-align="middle" draw:auto-grow-height="false" fo:min-height="0.615cm" fo:min-width="3.669cm"/>
    </style:style>
    <style:style style:name="gr9" style:family="graphic" style:parent-style-name="standard">
      <style:graphic-properties svg:stroke-color="#6600ff" draw:fill-color="#9999ff" draw:textarea-horizontal-align="justify" draw:textarea-vertical-align="middle" draw:auto-grow-height="false" fo:min-height="0.615cm" fo:min-width="3.669cm"/>
    </style:style>
    <style:style style:name="gr10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6.174cm" fo:min-width="11.265cm"/>
    </style:style>
    <style:style style:name="gr11" style:family="graphic" style:parent-style-name="standard">
      <style:graphic-properties draw:textarea-horizontal-align="justify" draw:textarea-vertical-align="middle" draw:auto-grow-height="false" fo:min-height="0.619cm" fo:min-width="4.677cm"/>
    </style:style>
    <style:style style:name="gr12" style:family="graphic" style:parent-style-name="standard">
      <style:graphic-properties svg:stroke-color="#009900" draw:fill-color="#99ff99" draw:textarea-horizontal-align="justify" draw:textarea-vertical-align="middle" draw:auto-grow-height="false" fo:min-height="0.955cm" fo:min-width="4.677cm"/>
    </style:style>
    <style:style style:name="gr13" style:family="graphic" style:parent-style-name="standard">
      <style:graphic-properties svg:stroke-color="#ffff00" draw:fill-color="#ffff99" draw:textarea-horizontal-align="justify" draw:textarea-vertical-align="middle" draw:auto-grow-height="false" fo:min-height="0.959cm" fo:min-width="4.677cm"/>
    </style:style>
    <style:style style:name="gr14" style:family="graphic" style:parent-style-name="standard">
      <style:graphic-properties draw:textarea-horizontal-align="justify" draw:textarea-vertical-align="middle" draw:auto-grow-height="false" fo:min-height="0.983cm" fo:min-width="4.677cm"/>
    </style:style>
    <style:style style:name="gr15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16" style:family="graphic" style:parent-style-name="standard">
      <style:graphic-properties svg:stroke-color="#009900" draw:fill-color="#99ff99" draw:textarea-horizontal-align="justify" draw:textarea-vertical-align="middle" draw:auto-grow-height="false" fo:min-height="0.619cm" fo:min-width="4.677cm"/>
    </style:style>
    <style:style style:name="gr17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1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5.117cm" fo:min-width="11.311cm"/>
    </style:style>
    <style:style style:name="gr19" style:family="graphic" style:parent-style-name="standard">
      <style:graphic-properties svg:stroke-color="#ff3300" draw:fill-color="#ff9999" draw:textarea-horizontal-align="justify" draw:textarea-vertical-align="middle" draw:auto-grow-height="false" fo:min-height="0.619cm" fo:min-width="4.13cm"/>
    </style:style>
    <style:style style:name="gr20" style:family="graphic" style:parent-style-name="standard">
      <style:graphic-properties svg:stroke-color="#009900" draw:fill-color="#99ff99" draw:textarea-horizontal-align="justify" draw:textarea-vertical-align="middle" draw:auto-grow-height="false" fo:min-height="0.995cm" fo:min-width="4.13cm"/>
    </style:style>
    <style:style style:name="gr21" style:family="graphic" style:parent-style-name="standard">
      <style:graphic-properties draw:textarea-horizontal-align="justify" draw:textarea-vertical-align="middle" draw:auto-grow-height="false" fo:min-height="0.619cm" fo:min-width="4.13cm"/>
    </style:style>
    <style:style style:name="gr22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23" style:family="graphic" style:parent-style-name="standard">
      <style:graphic-properties svg:stroke-color="#993366" draw:fill-color="#cc99cc" draw:textarea-horizontal-align="justify" draw:textarea-vertical-align="middle" draw:auto-grow-height="false" fo:min-height="1.022cm" fo:min-width="4.13cm"/>
    </style:style>
    <style:style style:name="gr2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982cm" fo:min-width="6.231cm"/>
    </style:style>
    <style:style style:name="gr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26" style:family="graphic" style:parent-style-name="standard">
      <style:graphic-properties svg:stroke-color="#cc6699" draw:fill-color="#ffcccc" draw:textarea-horizontal-align="justify" draw:textarea-vertical-align="middle" draw:auto-grow-height="false" fo:min-height="0.615cm" fo:min-width="3.669cm"/>
    </style:style>
    <style:style style:name="gr27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4.609cm" fo:min-width="10.041cm"/>
    </style:style>
    <style:style style:name="gr28" style:family="graphic" style:parent-style-name="standard">
      <style:graphic-properties svg:stroke-color="#6600ff" draw:fill-color="#9999ff" draw:textarea-horizontal-align="justify" draw:textarea-vertical-align="middle" draw:auto-grow-height="false" fo:min-height="0.619cm" fo:min-width="3.669cm"/>
    </style:style>
    <style:style style:name="gr29" style:family="graphic" style:parent-style-name="standard">
      <style:graphic-properties svg:stroke-color="#009900" draw:fill-color="#99ff99" draw:textarea-horizontal-align="justify" draw:textarea-vertical-align="middle" draw:auto-grow-height="false" fo:min-height="0.615cm" fo:min-width="3.669cm"/>
    </style:style>
    <style:style style:name="gr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1" style:family="graphic" style:parent-style-name="standard">
      <style:graphic-properties svg:stroke-color="#ffff00" draw:fill-color="#ffff99" draw:textarea-horizontal-align="justify" draw:textarea-vertical-align="middle" draw:auto-grow-height="false" fo:min-height="0.852cm" fo:min-width="3.669cm"/>
    </style:style>
    <style:style style:name="gr32" style:family="graphic" style:parent-style-name="standard">
      <style:graphic-properties svg:stroke-color="#ff3300" draw:fill-color="#ff9999" draw:textarea-horizontal-align="justify" draw:textarea-vertical-align="middle" draw:auto-grow-height="false" fo:min-height="0.953cm" fo:min-width="3.669cm"/>
    </style:style>
    <style:style style:name="gr33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34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251cm" fo:min-width="5.396cm"/>
    </style:style>
    <style:style style:name="gr35" style:family="graphic" style:parent-style-name="standard">
      <style:graphic-properties svg:stroke-color="#009900" draw:fill-color="#99ff99" draw:textarea-horizontal-align="justify" draw:textarea-vertical-align="middle" draw:auto-grow-height="false" fo:min-height="0.893cm" fo:min-width="3.669cm"/>
    </style:style>
    <style:style style:name="gr3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38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6.112cm" fo:min-width="12.073cm"/>
    </style:style>
    <style:style style:name="gr39" style:family="graphic" style:parent-style-name="standard">
      <style:graphic-properties svg:stroke-color="#ff3300" draw:fill-color="#ff9999" draw:textarea-horizontal-align="justify" draw:textarea-vertical-align="middle" draw:auto-grow-height="false" fo:min-height="0.979cm" fo:min-width="4.13cm"/>
    </style:style>
    <style:style style:name="gr40" style:family="graphic" style:parent-style-name="standard">
      <style:graphic-properties svg:stroke-color="#666699" draw:fill-color="#ccccff" draw:textarea-horizontal-align="justify" draw:textarea-vertical-align="middle" draw:auto-grow-height="false" fo:min-height="0.619cm" fo:min-width="4.13cm"/>
    </style:style>
    <style:style style:name="gr4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3" style:family="graphic" style:parent-style-name="standard" style:list-style-name="L1">
      <style:graphic-properties svg:stroke-color="#996600" draw:fill-color="#ffffcc" draw:textarea-horizontal-align="justify" draw:textarea-vertical-align="middle" draw:auto-grow-height="false" fo:min-height="0.934cm" fo:min-width="4.13cm"/>
    </style:style>
    <style:style style:name="gr44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45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46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7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4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4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1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4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42cm" fo:min-width="4.13cm"/>
    </style:style>
    <style:style style:name="gr55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56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7.708cm" fo:min-width="10.676cm"/>
    </style:style>
    <style:style style:name="gr5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5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5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60" style:family="graphic" style:parent-style-name="standard">
      <style:graphic-properties draw:textarea-horizontal-align="justify" draw:textarea-vertical-align="middle" draw:auto-grow-height="false" fo:min-height="0.907cm" fo:min-width="3.669cm"/>
    </style:style>
    <style:style style:name="gr61" style:family="graphic" style:parent-style-name="standard">
      <style:graphic-properties svg:stroke-color="#cc6699" draw:fill-color="#ffcccc" draw:textarea-horizontal-align="justify" draw:textarea-vertical-align="middle" draw:auto-grow-height="false" fo:min-height="0.619cm" fo:min-width="3.669cm"/>
    </style:style>
    <style:style style:name="gr62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9.783cm" fo:min-width="5.469cm"/>
    </style:style>
    <style:style style:name="gr63" style:family="graphic" style:parent-style-name="standard">
      <style:graphic-properties svg:stroke-color="#ff3300" draw:fill-color="#ff9999" draw:textarea-horizontal-align="justify" draw:textarea-vertical-align="middle" draw:auto-grow-height="false" fo:min-height="0.872cm" fo:min-width="3.669cm"/>
    </style:style>
    <style:style style:name="gr64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39cm" fo:min-width="3.669cm"/>
    </style:style>
    <style:style style:name="gr6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66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858cm" fo:min-width="3.669cm"/>
    </style:style>
    <style:style style:name="gr67" style:family="graphic" style:parent-style-name="standard" style:list-style-name="L1">
      <style:graphic-properties svg:stroke-color="#009900" draw:fill-color="#99ff99" draw:opacity="100%" draw:textarea-horizontal-align="justify" draw:textarea-vertical-align="middle" draw:auto-grow-height="false" fo:min-height="0.619cm" fo:min-width="3.669cm"/>
    </style:style>
    <style:style style:name="gr68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11.942cm" fo:min-width="5.469cm"/>
    </style:style>
    <style:style style:name="gr69" style:family="graphic" style:parent-style-name="standard">
      <style:graphic-properties svg:stroke-color="#009900" draw:fill-color="#99ff99" draw:textarea-horizontal-align="justify" draw:textarea-vertical-align="middle" draw:auto-grow-height="false" fo:min-height="0.872cm" fo:min-width="3.669cm"/>
    </style:style>
    <style:style style:name="gr7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7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2" style:family="graphic" style:parent-style-name="standard">
      <style:graphic-properties svg:stroke-color="#ffff00" draw:fill-color="#ffff99" draw:textarea-horizontal-align="justify" draw:textarea-vertical-align="middle" draw:auto-grow-height="false" fo:min-height="0.839cm" fo:min-width="3.669cm"/>
    </style:style>
    <style:style style:name="gr7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47cm" fo:min-width="3.669cm"/>
    </style:style>
    <style:style style:name="gr7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3.669cm"/>
    </style:style>
    <style:style style:name="gr75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619cm" fo:min-width="3.669cm"/>
    </style:style>
    <style:style style:name="gr76" style:family="graphic" style:parent-style-name="standard" style:list-style-name="L1">
      <style:graphic-properties svg:stroke-color="#993366" draw:fill-color="#cc99cc" draw:textarea-horizontal-align="justify" draw:textarea-vertical-align="middle" draw:auto-grow-height="false" fo:min-height="1.02cm" fo:min-width="4.13cm"/>
    </style:style>
    <style:style style:name="gr7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79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19cm" fo:min-width="3.669cm"/>
    </style:style>
    <style:style style:name="gr8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82" style:family="graphic" style:parent-style-name="standard">
      <style:graphic-properties draw:fill-color="#cfe7f5" draw:opacity="50%" draw:textarea-horizontal-align="justify" draw:textarea-vertical-align="top" draw:auto-grow-height="false" fo:min-height="3.895cm" fo:min-width="3.818cm"/>
    </style:style>
    <style:style style:name="gr83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84" style:family="graphic" style:parent-style-name="standard">
      <style:graphic-properties draw:fill-color="#ccffff" draw:opacity="50%" draw:textarea-horizontal-align="justify" draw:textarea-vertical-align="top" draw:auto-grow-height="false" fo:min-height="7.37cm" fo:min-width="4.199cm"/>
    </style:style>
    <style:style style:name="gr85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86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87" style:family="graphic" style:parent-style-name="standard">
      <style:graphic-properties draw:fill-color="#cfe7f5" draw:opacity="50%" draw:textarea-horizontal-align="justify" draw:textarea-vertical-align="top" draw:auto-grow-height="false" fo:min-height="10.926cm" fo:min-width="4.834cm"/>
    </style:style>
    <style:style style:name="gr88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893cm" fo:min-width="4.048cm"/>
    </style:style>
    <style:style style:name="gr89" style:family="graphic" style:parent-style-name="standard">
      <style:graphic-properties draw:textarea-horizontal-align="justify" draw:textarea-vertical-align="middle" draw:auto-grow-height="false" fo:min-height="0.639cm" fo:min-width="4.048cm"/>
    </style:style>
    <style:style style:name="gr90" style:family="graphic" style:parent-style-name="standard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1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2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3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4" style:family="graphic" style:parent-style-name="standard" style:list-style-name="L1">
      <style:graphic-properties svg:stroke-color="#666699" draw:fill-color="#ccccff" draw:textarea-horizontal-align="justify" draw:textarea-vertical-align="middle" draw:auto-grow-height="false" fo:min-height="0.639cm" fo:min-width="4.048cm"/>
    </style:style>
    <style:style style:name="gr95" style:family="graphic" style:parent-style-name="standard">
      <style:graphic-properties draw:fill-color="#ccffff" draw:opacity="50%" draw:textarea-horizontal-align="justify" draw:textarea-vertical-align="top" draw:auto-grow-height="false" fo:min-height="9.656cm" fo:min-width="5.85cm"/>
    </style:style>
    <style:style style:name="gr96" style:family="graphic" style:parent-style-name="standard">
      <style:graphic-properties draw:textarea-horizontal-align="justify" draw:textarea-vertical-align="middle" draw:auto-grow-height="false" fo:min-height="0.639cm" fo:min-width="4.17cm"/>
    </style:style>
    <style:style style:name="gr97" style:family="graphic" style:parent-style-name="standard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98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99" style:family="graphic" style:parent-style-name="standard">
      <style:graphic-properties svg:stroke-color="#ff6600" draw:fill-color="#ffcc99" draw:textarea-horizontal-align="justify" draw:textarea-vertical-align="middle" draw:auto-grow-height="false" fo:min-height="0.954cm" fo:min-width="4.17cm"/>
    </style:style>
    <style:style style:name="gr100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1" style:family="graphic" style:parent-style-name="standard">
      <style:graphic-properties svg:stroke-color="#ff6600" draw:fill-color="#ffcc99" draw:opacity="50%" draw:textarea-horizontal-align="justify" draw:textarea-vertical-align="top" draw:auto-grow-height="false" fo:min-height="28.833cm" fo:min-width="16.391cm"/>
    </style:style>
    <style:style style:name="gr102" style:family="graphic" style:parent-style-name="standard">
      <style:graphic-properties svg:stroke-color="#666699" draw:fill-color="#ccccff" draw:opacity="100%" draw:textarea-horizontal-align="justify" draw:textarea-vertical-align="middle" draw:auto-grow-height="false" fo:min-height="1.013cm" fo:min-width="4.17cm"/>
    </style:style>
    <style:style style:name="gr103" style:family="graphic" style:parent-style-name="standard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04" style:family="graphic" style:parent-style-name="standard">
      <style:graphic-properties svg:stroke-color="#6600ff" draw:fill-color="#9999ff" draw:textarea-horizontal-align="justify" draw:textarea-vertical-align="middle" draw:auto-grow-height="false" fo:min-height="0.928cm" fo:min-width="4.17cm"/>
    </style:style>
    <style:style style:name="gr105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6" style:family="graphic" style:parent-style-name="standard" style:list-style-name="L1">
      <style:graphic-properties svg:stroke-color="#ff6600" draw:fill-color="#ffcc99" draw:textarea-horizontal-align="justify" draw:textarea-vertical-align="middle" draw:auto-grow-height="false" fo:min-height="0.639cm" fo:min-width="4.17cm"/>
    </style:style>
    <style:style style:name="gr107" style:family="graphic" style:parent-style-name="standard">
      <style:graphic-properties svg:stroke-color="#ffff00" draw:fill-color="#ffff99" draw:textarea-horizontal-align="justify" draw:textarea-vertical-align="middle" draw:auto-grow-height="false" fo:min-height="0.639cm" fo:min-width="4.17cm"/>
    </style:style>
    <style:style style:name="gr108" style:family="graphic" style:parent-style-name="standard" style:list-style-name="L1">
      <style:graphic-properties svg:stroke-color="#ff3300" draw:fill-color="#ff9999" draw:textarea-horizontal-align="justify" draw:textarea-vertical-align="middle" draw:auto-grow-height="false" fo:min-height="0.639cm" fo:min-width="4.17cm"/>
    </style:style>
    <style:style style:name="gr109" style:family="graphic" style:parent-style-name="standard">
      <style:graphic-properties svg:stroke-color="#6600ff" draw:fill-color="#9999ff" draw:textarea-horizontal-align="justify" draw:textarea-vertical-align="middle" draw:auto-grow-height="false" fo:min-height="0.606cm" fo:min-width="4.17cm"/>
    </style:style>
    <style:style style:name="gr110" style:family="graphic" style:parent-style-name="standard">
      <style:graphic-properties svg:stroke-color="#009900" draw:fill-color="#99ff99" draw:textarea-horizontal-align="justify" draw:textarea-vertical-align="middle" draw:auto-grow-height="false" fo:min-height="0.639cm" fo:min-width="4.17cm"/>
    </style:style>
    <style:style style:name="gr111" style:family="graphic" style:parent-style-name="standard">
      <style:graphic-properties draw:stroke="none" svg:stroke-color="#000000" draw:fill="none" draw:fill-color="#ffffff" fo:min-height="0.512cm"/>
    </style:style>
    <style:style style:name="gr112" style:family="graphic" style:parent-style-name="standard">
      <style:graphic-properties svg:stroke-color="#ffff00" draw:fill-color="#ffff99" draw:opacity="50%" draw:textarea-horizontal-align="justify" draw:textarea-vertical-align="top" draw:auto-grow-height="false" fo:min-height="17.201cm" fo:min-width="23.195cm"/>
    </style:style>
    <style:style style:name="gr113" style:family="graphic" style:parent-style-name="standard">
      <style:graphic-properties svg:stroke-color="#ff00cc" draw:fill-color="#ff99ff" draw:textarea-horizontal-align="justify" draw:textarea-vertical-align="middle" draw:auto-grow-height="false" fo:min-height="0.619cm" fo:min-width="4.13cm"/>
    </style:style>
    <style:style style:name="gr11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15" style:family="graphic" style:parent-style-name="standard" style:list-style-name="L1">
      <style:graphic-properties svg:stroke-color="#009933" draw:fill-color="#ccff99" draw:textarea-horizontal-align="justify" draw:textarea-vertical-align="middle" draw:auto-grow-height="false" fo:min-height="0.619cm" fo:min-width="4.13cm"/>
    </style:style>
    <style:style style:name="gr116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619cm" fo:min-width="4.13cm"/>
    </style:style>
    <style:style style:name="gr11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18" style:family="graphic" style:parent-style-name="standard" style:list-style-name="L1">
      <style:graphic-properties svg:stroke-color="#ff0000" draw:fill-color="#ee8262" draw:textarea-horizontal-align="justify" draw:textarea-vertical-align="middle" draw:auto-grow-height="false" fo:min-height="0.981cm" fo:min-width="4.13cm"/>
    </style:style>
    <style:style style:name="gr11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2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915cm" fo:min-width="4.13cm"/>
    </style:style>
    <style:style style:name="gr12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2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5" style:family="graphic" style:parent-style-name="objectwithoutfill">
      <style:graphic-properties svg:stroke-width="0.018cm" svg:stroke-color="#000000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3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37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38" style:family="graphic" style:parent-style-name="standard" style:list-style-name="L1">
      <style:graphic-properties svg:stroke-color="#ffff00" draw:fill-color="#ffff99" draw:textarea-horizontal-align="justify" draw:textarea-vertical-align="middle" draw:auto-grow-height="false" fo:min-height="0.619cm" fo:min-width="4.13cm"/>
    </style:style>
    <style:style style:name="gr139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9cm" fo:min-width="4.13cm"/>
    </style:style>
    <style:style style:name="gr140" style:family="graphic" style:parent-style-name="standard">
      <style:graphic-properties svg:stroke-color="#009900" draw:fill-color="#99ff99" draw:opacity="50%" draw:textarea-horizontal-align="justify" draw:textarea-vertical-align="top" draw:auto-grow-height="false" fo:min-height="26.674cm" fo:min-width="16.137cm"/>
    </style:style>
    <style:style style:name="gr141" style:family="graphic" style:parent-style-name="standard" style:list-style-name="L1">
      <style:graphic-properties svg:stroke-color="#009900" draw:fill-color="#99ff99" draw:textarea-horizontal-align="justify" draw:textarea-vertical-align="middle" draw:auto-grow-height="false" fo:min-height="0.956cm" fo:min-width="3.669cm"/>
    </style:style>
    <style:style style:name="gr14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15cm" fo:min-width="3.669cm"/>
    </style:style>
    <style:style style:name="gr14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639cm" fo:min-width="3.669cm"/>
    </style:style>
    <style:style style:name="gr14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4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2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3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6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7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8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59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619cm" fo:min-width="3.669cm"/>
    </style:style>
    <style:style style:name="gr161" style:family="graphic" style:parent-style-name="standard">
      <style:graphic-properties svg:stroke-color="#000000" draw:fill="none" draw:textarea-horizontal-align="justify" draw:textarea-vertical-align="middle" draw:auto-grow-height="false" fo:min-height="9.529cm" fo:min-width="14.232cm"/>
    </style:style>
    <style:style style:name="gr162" style:family="graphic" style:parent-style-name="standard">
      <style:graphic-properties svg:stroke-color="#666666" draw:fill-color="#dddddd" draw:opacity="70%" draw:textarea-horizontal-align="justify" draw:textarea-vertical-align="middle" draw:auto-grow-height="false" fo:min-height="5.14cm" fo:min-width="4.89cm"/>
    </style:style>
    <style:style style:name="gr16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4" style:family="graphic" style:parent-style-name="standard">
      <style:graphic-properties draw:stroke="none" svg:stroke-color="#000000" draw:fill="none" draw:fill-color="#ffffff" fo:min-height="0.548cm"/>
    </style:style>
    <style:style style:name="gr165" style:family="graphic" style:parent-style-name="standard">
      <style:graphic-properties svg:stroke-color="#666666" draw:fill-color="#cccccc" draw:opacity="70%" draw:textarea-horizontal-align="justify" draw:textarea-vertical-align="middle" draw:auto-grow-height="false" fo:min-height="0.29cm" fo:min-width="0.04cm"/>
    </style:style>
    <style:style style:name="gr166" style:family="graphic" style:parent-style-name="standard">
      <style:graphic-properties draw:stroke="none" svg:stroke-color="#000000" draw:fill="none" draw:fill-color="#ffffff" fo:min-height="1.095cm"/>
    </style:style>
    <style:style style:name="gr167" style:family="graphic" style:parent-style-name="standard">
      <style:graphic-properties svg:stroke-color="#009933" draw:fill-color="#00cc33" draw:textarea-horizontal-align="justify" draw:textarea-vertical-align="middle" draw:auto-grow-height="false" fo:min-height="0cm" fo:min-width="0cm"/>
    </style:style>
    <style:style style:name="gr168" style:family="graphic" style:parent-style-name="standard">
      <style:graphic-properties svg:stroke-color="#cc0000" draw:fill-color="#ff0000" draw:textarea-horizontal-align="justify" draw:textarea-vertical-align="middle" draw:auto-grow-height="false" fo:min-height="0cm" fo:min-width="0cm"/>
    </style:style>
    <style:style style:name="gr169" style:family="graphic" style:parent-style-name="standard">
      <style:graphic-properties draw:stroke="none" svg:stroke-color="#000000" draw:fill="none" draw:fill-color="#ffffff" fo:min-height="1.106cm"/>
    </style:style>
    <style:style style:name="gr170" style:family="graphic" style:parent-style-name="standard">
      <style:graphic-properties draw:stroke="none" svg:stroke-color="#000000" draw:fill="none" draw:fill-color="#ffffff" fo:min-height="0.412cm"/>
    </style:style>
    <style:style style:name="gr171" style:family="graphic" style:parent-style-name="standard">
      <style:graphic-properties draw:stroke="none" svg:stroke-color="#000000" draw:fill="none" draw:fill-color="#ffffff" fo:min-height="1.154cm"/>
    </style:style>
    <style:style style:name="gr172" style:family="graphic" style:parent-style-name="standard">
      <style:graphic-properties svg:stroke-color="#000000" draw:fill-color="#00cc33" draw:textarea-horizontal-align="justify" draw:textarea-vertical-align="middle" draw:auto-grow-height="false" fo:min-height="0cm" fo:min-width="0cm"/>
    </style:style>
    <style:style style:name="gr173" style:family="graphic" style:parent-style-name="standard">
      <style:graphic-properties draw:stroke="none" draw:fill-color="#cccccc" draw:textarea-horizontal-align="justify" draw:textarea-vertical-align="middle" draw:auto-grow-height="false" fo:min-height="2.417cm" fo:min-width="2.548cm"/>
    </style:style>
    <style:style style:name="gr174" style:family="graphic" style:parent-style-name="objectwithoutfill">
      <style:graphic-properties draw:marker-end="Arrow" draw:marker-end-width="0.3cm" draw:fill="none" draw:textarea-vertical-align="middle"/>
    </style:style>
    <style:style style:name="gr175" style:family="graphic" style:parent-style-name="standard">
      <style:graphic-properties draw:stroke="none" svg:stroke-color="#000000" draw:fill="none" draw:fill-color="#ffffff" fo:min-height="0.439cm"/>
    </style:style>
    <style:style style:name="gr176" style:family="graphic" style:parent-style-name="standard">
      <style:graphic-properties draw:stroke="none" svg:stroke-color="#000000" draw:fill="none" draw:fill-color="#ffffff" fo:min-height="0.463cm"/>
    </style:style>
    <style:style style:name="gr177" style:family="graphic" style:parent-style-name="standard">
      <style:graphic-properties draw:stroke="none" draw:textarea-horizontal-align="justify" draw:textarea-vertical-align="middle" draw:auto-grow-height="false" fo:min-height="2.722cm" fo:min-width="2.802cm"/>
    </style:style>
    <style:style style:name="gr178" style:family="graphic" style:parent-style-name="standard">
      <style:graphic-properties draw:stroke="none" svg:stroke-color="#000000" draw:fill="none" draw:fill-color="#ffffff" fo:min-height="0.357cm"/>
    </style:style>
    <style:style style:name="gr179" style:family="graphic" style:parent-style-name="standard">
      <style:graphic-properties draw:stroke="none" svg:stroke-color="#000000" draw:fill="none" draw:fill-color="#ffffff" draw:textarea-vertical-align="middle" fo:min-height="0.639cm"/>
    </style:style>
    <style:style style:name="gr180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draw:stroke="none" svg:stroke-color="#000000" draw:fill="none" draw:fill-color="#ffffff" fo:min-height="0.906cm"/>
    </style:style>
    <style:style style:name="gr183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1.02cm" fo:min-width="0.77cm"/>
    </style:style>
    <style:style style:name="gr184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1.02cm" fo:min-width="0.77cm"/>
    </style:style>
    <style:style style:name="gr185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02cm" fo:min-width="0.77cm"/>
    </style:style>
    <style:style style:name="gr186" style:family="graphic" style:parent-style-name="standard">
      <style:graphic-properties draw:stroke="none" draw:fill-color="#dddddd" draw:textarea-horizontal-align="justify" draw:textarea-vertical-align="middle" draw:auto-grow-height="false" fo:min-height="1.782cm" fo:min-width="2.294cm"/>
    </style:style>
    <style:style style:name="gr187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004cm" fo:min-width="0cm"/>
    </style:style>
    <style:style style:name="gr188" style:family="graphic" style:parent-style-name="standard">
      <style:graphic-properties svg:stroke-color="#999999" draw:marker-end="Small_20_Arrow" draw:fill="solid" draw:fill-color="#33ff99" draw:textarea-horizontal-align="justify" draw:textarea-vertical-align="middle" draw:auto-grow-height="false" fo:min-height="0.004cm" fo:min-width="0cm"/>
    </style:style>
    <style:style style:name="gr189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0" style:family="graphic" style:parent-style-name="standard">
      <style:graphic-properties svg:stroke-color="#999999" draw:marker-end="Small_20_Arrow" draw:fill="solid" draw:fill-color="#ff6600" draw:textarea-horizontal-align="justify" draw:textarea-vertical-align="middle" draw:auto-grow-height="false" fo:min-height="0.004cm" fo:min-width="0cm"/>
    </style:style>
    <style:style style:name="gr191" style:family="graphic" style:parent-style-name="standard">
      <style:graphic-properties draw:stroke="none" svg:stroke-color="#000000" draw:fill="none" draw:fill-color="#ffffff" fo:min-height="0.319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3.412cm" fo:min-width="4.534cm"/>
    </style:style>
    <style:style style:name="gr193" style:family="graphic" style:parent-style-name="objectwithoutfill">
      <style:graphic-properties svg:stroke-color="#009933" draw:marker-end="Triangle_20_unfilled" draw:marker-end-width="0.3cm" draw:fill="none" draw:textarea-vertical-align="middle"/>
    </style:style>
    <style:style style:name="gr194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8cm" fo:min-width="0cm"/>
    </style:style>
    <style:style style:name="gr195" style:family="graphic" style:parent-style-name="standard">
      <style:graphic-properties svg:stroke-color="#999999" draw:marker-end="Small_20_Arrow" draw:fill="none" draw:textarea-horizontal-align="justify" draw:textarea-vertical-align="middle" draw:auto-grow-height="false" fo:min-height="0.207cm" fo:min-width="0cm"/>
    </style:style>
    <style:style style:name="gr196" style:family="graphic" style:parent-style-name="standard">
      <style:graphic-properties draw:stroke="none" svg:stroke-color="#000000" draw:fill="none" draw:fill-color="#ffffff" fo:min-height="0.424cm"/>
    </style:style>
    <style:style style:name="gr197" style:family="graphic" style:parent-style-name="objectwithoutfill">
      <style:graphic-properties svg:stroke-color="#009933" draw:marker-end="" draw:marker-end-width="0.3cm" draw:fill="none" draw:textarea-vertical-align="middle"/>
    </style:style>
    <style:style style:name="gr198" style:family="graphic" style:parent-style-name="objectwithoutfill">
      <style:graphic-properties svg:stroke-color="#ff3333" draw:marker-end="" draw:marker-end-width="0.3cm" draw:fill="none" draw:textarea-vertical-align="middle"/>
    </style:style>
    <style:style style:name="gr199" style:family="graphic" style:parent-style-name="objectwithoutfill">
      <style:graphic-properties svg:stroke-color="#0066cc" draw:marker-end="" draw:marker-end-width="0.3cm" draw:fill="none" draw:textarea-vertical-align="middle"/>
    </style:style>
    <style:style style:name="gr200" style:family="graphic" style:parent-style-name="standard">
      <style:graphic-properties draw:stroke="none" svg:stroke-color="#000000" draw:fill="none" draw:fill-color="#ffffff" fo:min-height="0.239cm"/>
    </style:style>
    <style:style style:name="gr201" style:family="graphic" style:parent-style-name="standard">
      <style:graphic-properties svg:stroke-color="#ff9900" draw:fill="none" draw:textarea-vertical-align="middle" draw:auto-grow-height="false" fo:min-height="0cm" fo:min-width="0cm"/>
    </style:style>
    <style:style style:name="gr202" style:family="graphic" style:parent-style-name="objectwithoutfill">
      <style:graphic-properties svg:stroke-color="#0066cc" draw:marker-end="Triangle_20_unfilled" draw:marker-end-width="0.3cm" draw:fill="none" draw:textarea-vertical-align="middle"/>
    </style:style>
    <style:style style:name="gr203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7cm" fo:min-width="0cm"/>
    </style:style>
    <style:style style:name="gr204" style:family="graphic" style:parent-style-name="standard">
      <style:graphic-properties svg:stroke-color="#999999" draw:marker-end="Small_20_Arrow" draw:fill="solid" draw:fill-color="#3399ff" draw:opacity="50%" draw:textarea-horizontal-align="justify" draw:textarea-vertical-align="middle" draw:auto-grow-height="false" fo:min-height="0.208cm" fo:min-width="0cm"/>
    </style:style>
    <style:style style:name="gr205" style:family="graphic" style:parent-style-name="standard">
      <style:graphic-properties svg:stroke-color="#ff9999" draw:fill-color="#ff3333" draw:textarea-horizontal-align="justify" draw:textarea-vertical-align="middle" draw:auto-grow-height="false" fo:min-height="0cm" fo:min-width="0cm"/>
    </style:style>
    <style:style style:name="gr206" style:family="graphic" style:parent-style-name="standard">
      <style:graphic-properties svg:stroke-color="#000000" draw:fill-color="#111111" draw:textarea-horizontal-align="justify" draw:textarea-vertical-align="middle" draw:auto-grow-height="false" fo:min-height="0cm" fo:min-width="0cm"/>
    </style:style>
    <style:style style:name="gr207" style:family="graphic" style:parent-style-name="standard">
      <style:graphic-properties svg:stroke-color="#66ff99" draw:fill-color="#009933" draw:textarea-horizontal-align="justify" draw:textarea-vertical-align="middle" draw:auto-grow-height="false" fo:min-height="0cm" fo:min-width="0cm"/>
    </style:style>
    <style:style style:name="gr208" style:family="graphic" style:parent-style-name="objectwithoutfill">
      <style:graphic-properties draw:fill="none" draw:textarea-vertical-align="middle"/>
    </style:style>
    <style:style style:name="gr209" style:family="graphic" style:parent-style-name="objectwithoutfill">
      <style:graphic-properties svg:stroke-color="#000000" draw:fill="none" draw:textarea-vertical-align="middle"/>
    </style:style>
    <style:style style:name="gr210" style:family="graphic" style:parent-style-name="objectwithoutfill">
      <style:graphic-properties svg:stroke-color="#3399ff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fo:min-height="0.637cm"/>
    </style:style>
    <style:style style:name="gr212" style:family="graphic" style:parent-style-name="standard">
      <style:graphic-properties draw:stroke="none" svg:stroke-color="#000000" draw:fill="none" draw:fill-color="#ffffff" fo:min-height="1.588cm"/>
    </style:style>
    <style:style style:name="gr213" style:family="graphic" style:parent-style-name="objectwithoutfill">
      <style:graphic-properties draw:marker-end="" draw:marker-end-width="0.3cm" draw:fill="none" draw:textarea-vertical-align="middle"/>
    </style:style>
    <style:style style:name="gr214" style:family="graphic" style:parent-style-name="objectwithoutfill">
      <style:graphic-properties svg:stroke-color="#ff3333" draw:marker-end="Triangle_20_unfilled" draw:marker-end-width="0.3cm" draw:fill="none" draw:textarea-vertical-align="middle"/>
    </style:style>
    <style:style style:name="gr215" style:family="graphic" style:parent-style-name="objectwithoutfill">
      <style:graphic-properties svg:stroke-color="#009900" draw:marker-end="Triangle_20_unfilled" draw:marker-end-width="0.3cm" draw:fill="none" draw:textarea-vertical-align="middle"/>
    </style:style>
    <style:style style:name="gr216" style:family="graphic" style:parent-style-name="objectwithoutfill">
      <style:graphic-properties svg:stroke-width="0.028cm" svg:stroke-color="#ff00ff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17" style:family="graphic" style:parent-style-name="objectwithoutfill">
      <style:graphic-properties svg:stroke-color="#ff00ff" draw:fill="none" draw:textarea-vertical-align="middle"/>
    </style:style>
    <style:style style:name="gr218" style:family="graphic" style:parent-style-name="standard">
      <style:graphic-properties svg:stroke-color="#0066cc" draw:fill-color="#0066cc" draw:textarea-horizontal-align="justify" draw:textarea-vertical-align="middle" draw:auto-grow-height="false" fo:min-height="0cm" fo:min-width="0cm"/>
    </style:style>
    <style:style style:name="gr219" style:family="graphic" style:parent-style-name="standard">
      <style:graphic-properties svg:stroke-color="#009933" draw:fill-color="#009933" draw:textarea-horizontal-align="justify" draw:textarea-vertical-align="middle" draw:auto-grow-height="false" fo:min-height="0cm" fo:min-width="0cm"/>
    </style:style>
    <style:style style:name="gr220" style:family="graphic" style:parent-style-name="standard">
      <style:graphic-properties svg:stroke-color="#ff3300" draw:fill-color="#ff0000" draw:textarea-horizontal-align="justify" draw:textarea-vertical-align="middle" draw:auto-grow-height="false" fo:min-height="0cm" fo:min-width="0cm"/>
    </style:style>
    <style:style style:name="gr221" style:family="graphic" style:parent-style-name="standard">
      <style:graphic-properties draw:stroke="none" svg:stroke-color="#000000" draw:fill="none" draw:fill-color="#ffffff" fo:min-height="0.955cm"/>
    </style:style>
    <style:style style:name="gr222" style:family="graphic" style:parent-style-name="standard">
      <style:graphic-properties draw:stroke="none" svg:stroke-color="#000000" draw:fill="none" draw:fill-color="#ffffff" fo:min-height="0.385cm"/>
    </style:style>
    <style:style style:name="gr223" style:family="graphic" style:parent-style-name="objectwithoutfill">
      <style:graphic-properties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4" style:family="graphic" style:parent-style-name="objectwithoutfill">
      <style:graphic-properties svg:stroke-color="#ff0000" draw:marker-end="Triangle_20_unfilled" draw:marker-end-width="0.3cm" draw:fill="none" draw:textarea-vertical-align="middle"/>
    </style:style>
    <style:style style:name="gr225" style:family="graphic" style:parent-style-name="standard">
      <style:graphic-properties svg:stroke-color="#009900" draw:fill-color="#009933" draw:textarea-horizontal-align="justify" draw:textarea-vertical-align="middle" draw:auto-grow-height="false" fo:min-height="0cm" fo:min-width="0cm"/>
    </style:style>
    <style:style style:name="gr22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27" style:family="graphic" style:parent-style-name="standard">
      <style:graphic-properties draw:stroke="none" svg:stroke-color="#000000" draw:fill="none" draw:fill-color="#ffffff" fo:min-height="0.346cm"/>
    </style:style>
    <style:style style:name="gr228" style:family="graphic" style:parent-style-name="objectwithoutfill">
      <style:graphic-properties draw:stroke="dash" draw:stroke-dash="Fine_20_Dashed"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9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945cm"/>
    </style:style>
    <style:style style:name="gr230" style:family="graphic" style:parent-style-name="standard">
      <style:graphic-properties draw:stroke="none" svg:stroke-color="#000000" draw:fill="none" draw:fill-color="#ffffff" fo:min-height="1.909cm"/>
    </style:style>
    <style:style style:name="gr231" style:family="graphic" style:parent-style-name="standard">
      <style:graphic-properties svg:stroke-color="#ff9999" draw:fill-color="#dddddd" draw:textarea-horizontal-align="justify" draw:textarea-vertical-align="middle" draw:auto-grow-height="false" fo:min-height="0.893cm" fo:min-width="0.643cm"/>
    </style:style>
    <style:style style:name="gr232" style:family="graphic" style:parent-style-name="standard">
      <style:graphic-properties draw:stroke="none" svg:stroke-color="#000000" draw:fill="none" draw:fill-color="#ffffff" fo:min-height="0.337cm"/>
    </style:style>
    <style:style style:name="gr233" style:family="graphic" style:parent-style-name="standard">
      <style:graphic-properties draw:fill="none" draw:textarea-vertical-align="middle" draw:auto-grow-height="false" fo:min-height="0.835cm" fo:min-width="0cm"/>
    </style:style>
    <style:style style:name="gr234" style:family="graphic" style:parent-style-name="standard">
      <style:graphic-properties draw:stroke="none" svg:stroke-color="#000000" draw:fill="none" draw:fill-color="#ffffff" fo:min-height="0cm"/>
    </style:style>
    <style:style style:name="gr235" style:family="graphic" style:parent-style-name="objectwithoutfill">
      <style:graphic-properties draw:stroke="dash" draw:stroke-dash="Fine_20_Dashed" svg:stroke-color="#ff6666" draw:marker-end="" draw:marker-end-width="0.3cm" draw:fill="none" draw:textarea-vertical-align="middle"/>
    </style:style>
    <style:style style:name="gr236" style:family="graphic" style:parent-style-name="objectwithoutfill">
      <style:graphic-properties draw:stroke="dash" draw:stroke-dash="Fine_20_Dashed" svg:stroke-color="#009933" draw:marker-end="" draw:marker-end-width="0.3cm" draw:fill="none" draw:textarea-vertical-align="middle"/>
    </style:style>
    <style:style style:name="gr237" style:family="graphic" style:parent-style-name="standard">
      <style:graphic-properties draw:stroke="none" svg:stroke-color="#000000" draw:fill="none" draw:fill-color="#ffffff" fo:min-height="0.114cm"/>
    </style:style>
    <style:style style:name="P1" style:family="paragraph">
      <style:paragraph-properties fo:text-align="start"/>
    </style:style>
    <style:style style:name="P2" style:family="paragraph">
      <loext:graphic-properties draw:fill-color="#729fcf" draw:opacity="50%"/>
      <style:paragraph-properties fo:text-align="start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99" draw:opacity="50%"/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-color="#ff9999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ff99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4" style:family="paragraph">
      <loext:graphic-properties draw:fill-color="#cc99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5" style:family="paragraph">
      <loext:graphic-properties draw:fill-color="#cc99cc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-color="#729fcf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18" style:family="paragraph">
      <loext:graphic-properties draw:fill-color="#ffcccc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9999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0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1" style:family="paragraph">
      <loext:graphic-properties draw:fill-color="#ffff99" draw:opacity="50%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-color="#ccccff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4" style:family="paragraph">
      <loext:graphic-properties draw:fill-color="#ee8262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5" style:family="paragraph">
      <loext:graphic-properties draw:fill-color="#ff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6" style:family="paragraph">
      <loext:graphic-properties draw:fill-color="#99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7" style:family="paragraph">
      <loext:graphic-properties draw:fill-color="#99ff99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28" style:family="paragraph">
      <loext:graphic-properties draw:fill-color="#cfe7f5" draw:opacity="50%"/>
      <style:paragraph-properties fo:text-align="start"/>
      <style:text-properties fo:font-size="10.5pt" style:font-size-asian="10.5pt" style:font-size-complex="10.5pt"/>
    </style:style>
    <style:style style:name="P29" style:family="paragraph">
      <style:paragraph-properties fo:text-align="center"/>
      <style:text-properties fo:font-size="10.5pt" style:font-size-asian="10.5pt" style:font-size-complex="10.5pt"/>
    </style:style>
    <style:style style:name="P30" style:family="paragraph">
      <loext:graphic-properties draw:fill-color="#ccffff" draw:opacity="50%"/>
      <style:paragraph-properties fo:text-align="start"/>
      <style:text-properties fo:font-size="10.5pt" style:font-size-asian="10.5pt" style:font-size-complex="10.5pt"/>
    </style:style>
    <style:style style:name="P31" style:family="paragraph">
      <loext:graphic-properties draw:fill-color="#ccccf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2" style:family="paragraph">
      <loext:graphic-properties draw:fill-color="#ccccff"/>
      <style:paragraph-properties fo:text-align="center"/>
      <style:text-properties fo:font-size="10.5pt" style:font-size-asian="10.5pt" style:font-size-complex="10.5pt"/>
    </style:style>
    <style:style style:name="P33" style:family="paragraph">
      <loext:graphic-properties draw:fill-color="#ff9999"/>
      <style:paragraph-properties fo:text-align="center"/>
      <style:text-properties fo:font-size="10.5pt" style:font-size-asian="10.5pt" style:font-size-complex="10.5pt"/>
    </style:style>
    <style:style style:name="P34" style:family="paragraph">
      <loext:graphic-properties draw:fill-color="#ff99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35" style:family="paragraph">
      <loext:graphic-properties draw:fill-color="#ffcc99"/>
      <style:paragraph-properties fo:text-align="center"/>
      <style:text-properties fo:font-size="10.5pt" style:font-size-asian="10.5pt" style:font-size-complex="10.5pt"/>
    </style:style>
    <style:style style:name="P36" style:family="paragraph">
      <loext:graphic-properties draw:fill-color="#ffcc99" draw:opacity="50%"/>
      <style:paragraph-properties fo:text-align="start"/>
      <style:text-properties fo:font-size="10.5pt" style:font-size-asian="10.5pt" style:font-size-complex="10.5pt"/>
    </style:style>
    <style:style style:name="P37" style:family="paragraph">
      <loext:graphic-properties draw:fill-color="#ccccff" draw:opacity="100%"/>
      <style:paragraph-properties fo:text-align="center"/>
      <style:text-properties fo:font-size="10.5pt" style:font-size-asian="10.5pt" style:font-size-complex="10.5pt"/>
    </style:style>
    <style:style style:name="P38" style:family="paragraph">
      <loext:graphic-properties draw:fill-color="#ffcc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39" style:family="paragraph">
      <loext:graphic-properties draw:fill-color="#9999ff"/>
      <style:paragraph-properties fo:text-align="center"/>
      <style:text-properties fo:font-size="10.5pt" style:font-size-asian="10.5pt" style:font-size-complex="10.5pt"/>
    </style:style>
    <style:style style:name="P40" style:family="paragraph">
      <loext:graphic-properties draw:fill-color="#ffcc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41" style:family="paragraph">
      <loext:graphic-properties draw:fill-color="#ffff99"/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42" style:family="paragraph">
      <loext:graphic-properties draw:fill-color="#99ff99"/>
      <style:paragraph-properties fo:text-align="center"/>
      <style:text-properties fo:font-size="10.5pt" style:font-size-asian="10.5pt" style:font-size-complex="10.5pt"/>
    </style:style>
    <style:style style:name="P43" style:family="paragraph">
      <loext:graphic-properties draw:fill="none" draw:fill-color="#ffffff"/>
      <style:text-properties fo:font-size="9pt" style:font-size-asian="9pt" style:font-size-complex="9pt"/>
    </style:style>
    <style:style style:name="P44" style:family="paragraph">
      <loext:graphic-properties draw:fill-color="#ff99ff"/>
      <style:paragraph-properties fo:text-align="center"/>
      <style:text-properties fo:font-size="10pt" style:font-size-asian="10pt" style:font-size-complex="10pt"/>
    </style:style>
    <style:style style:name="P45" style:family="paragraph">
      <loext:graphic-properties draw:fill-color="#ccff99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6" style:family="paragraph">
      <loext:graphic-properties draw:fill-color="#729fcf" draw:opacity="100%"/>
      <style:paragraph-properties fo:margin-left="0cm" fo:margin-right="0cm" fo:text-align="center" fo:text-indent="0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7" style:family="paragraph">
      <loext:graphic-properties draw:fill-color="#729fcf" draw:opacity="100%"/>
      <style:paragraph-properties fo:margin-left="0cm" fo:margin-right="0cm" fo:text-align="center" fo:text-indent="0cm"/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P48" style:family="paragraph">
      <loext:graphic-properties draw:fill-color="#dddddd" draw:opacity="70%"/>
      <style:paragraph-properties fo:text-align="center"/>
    </style:style>
    <style:style style:name="P49" style:family="paragraph">
      <loext:graphic-properties draw:fill-color="#000000"/>
      <style:paragraph-properties fo:text-align="center"/>
    </style:style>
    <style:style style:name="P50" style:family="paragraph">
      <loext:graphic-properties draw:fill="none" draw:fill-color="#ffffff"/>
      <style:text-properties fo:font-size="10.5pt" style:font-size-asian="10.5pt" style:font-size-complex="10.5pt"/>
    </style:style>
    <style:style style:name="P51" style:family="paragraph">
      <loext:graphic-properties draw:fill-color="#cccccc" draw:opacity="70%"/>
      <style:paragraph-properties fo:text-align="center"/>
    </style:style>
    <style:style style:name="P52" style:family="paragraph">
      <loext:graphic-properties draw:fill-color="#00cc33"/>
      <style:paragraph-properties fo:text-align="center"/>
    </style:style>
    <style:style style:name="P53" style:family="paragraph">
      <loext:graphic-properties draw:fill-color="#ff0000"/>
      <style:paragraph-properties fo:text-align="center"/>
    </style:style>
    <style:style style:name="P54" style:family="paragraph">
      <loext:graphic-properties draw:fill-color="#cccccc"/>
      <style:paragraph-properties fo:text-align="center"/>
    </style:style>
    <style:style style:name="P55" style:family="paragraph">
      <loext:graphic-properties draw:fill="none" draw:fill-color="#ffffff"/>
      <style:text-properties fo:color="#ff6600" fo:font-size="9pt" style:font-size-asian="9pt" style:font-size-complex="9pt"/>
    </style:style>
    <style:style style:name="P5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57" style:family="paragraph">
      <loext:graphic-properties draw:fill-color="#666666"/>
      <style:paragraph-properties fo:text-align="center"/>
    </style:style>
    <style:style style:name="P58" style:family="paragraph">
      <loext:graphic-properties draw:fill="solid" draw:fill-color="#dddddd"/>
      <style:paragraph-properties fo:text-align="center"/>
      <style:text-properties fo:font-size="6pt" style:font-size-asian="6pt" style:font-size-complex="6pt"/>
    </style:style>
    <style:style style:name="P59" style:family="paragraph">
      <loext:graphic-properties draw:fill="solid" draw:fill-color="#b2b2b2"/>
      <style:paragraph-properties fo:text-align="center"/>
      <style:text-properties fo:font-size="6pt" style:font-size-asian="6pt" style:font-size-complex="6pt"/>
    </style:style>
    <style:style style:name="P60" style:family="paragraph">
      <loext:graphic-properties draw:fill="solid" draw:fill-color="#808080"/>
      <style:paragraph-properties fo:text-align="center"/>
      <style:text-properties fo:font-size="6pt" style:font-size-asian="6pt" style:font-size-complex="6pt"/>
    </style:style>
    <style:style style:name="P61" style:family="paragraph">
      <loext:graphic-properties draw:fill="solid" draw:fill-color="#b2b2b2"/>
      <style:paragraph-properties fo:text-align="center"/>
      <style:text-properties fo:font-size="8pt" style:font-size-asian="8pt" style:font-size-complex="8pt"/>
    </style:style>
    <style:style style:name="P62" style:family="paragraph">
      <loext:graphic-properties draw:fill-color="#dddddd"/>
      <style:paragraph-properties fo:text-align="center"/>
    </style:style>
    <style:style style:name="P63" style:family="paragraph">
      <loext:graphic-properties draw:fill="solid" draw:fill-color="#33ff99"/>
      <style:paragraph-properties fo:text-align="center"/>
    </style:style>
    <style:style style:name="P64" style:family="paragraph">
      <loext:graphic-properties draw:fill="solid" draw:fill-color="#ff6600"/>
      <style:paragraph-properties fo:text-align="center"/>
    </style:style>
    <style:style style:name="P65" style:family="paragraph">
      <loext:graphic-properties draw:fill="none" draw:fill-color="#ffffff"/>
      <style:text-properties fo:font-size="8pt" style:font-size-asian="8pt" style:font-size-complex="8pt"/>
    </style:style>
    <style:style style:name="P66" style:family="paragraph">
      <loext:graphic-properties draw:fill="none" draw:fill-color="#ffffff"/>
      <style:text-properties fo:color="#0066cc" fo:font-size="6pt" style:font-size-asian="6pt" style:font-size-complex="6pt"/>
    </style:style>
    <style:style style:name="P67" style:family="paragraph">
      <loext:graphic-properties draw:fill="none" draw:fill-color="#ffffff"/>
      <style:text-properties fo:color="#009933" fo:font-size="6pt" style:font-size-asian="6pt" style:font-size-complex="6pt"/>
    </style:style>
    <style:style style:name="P68" style:family="paragraph">
      <loext:graphic-properties draw:fill="none"/>
      <style:paragraph-properties fo:text-align="center"/>
      <style:text-properties fo:color="#ff9900"/>
    </style:style>
    <style:style style:name="P69" style:family="paragraph">
      <loext:graphic-properties draw:fill="none" draw:fill-color="#ffffff"/>
      <style:text-properties fo:color="#ff9900" fo:font-size="6pt" style:font-size-asian="6pt" style:font-size-complex="6pt"/>
    </style:style>
    <style:style style:name="P70" style:family="paragraph">
      <loext:graphic-properties draw:fill="solid" draw:fill-color="#3399ff" draw:opacity="50%"/>
      <style:paragraph-properties fo:text-align="center"/>
    </style:style>
    <style:style style:name="P71" style:family="paragraph">
      <loext:graphic-properties draw:fill-color="#ff3333"/>
      <style:paragraph-properties fo:text-align="center"/>
    </style:style>
    <style:style style:name="P72" style:family="paragraph">
      <loext:graphic-properties draw:fill-color="#111111"/>
      <style:paragraph-properties fo:text-align="center"/>
    </style:style>
    <style:style style:name="P73" style:family="paragraph">
      <loext:graphic-properties draw:fill-color="#009933"/>
      <style:paragraph-properties fo:text-align="center"/>
    </style:style>
    <style:style style:name="P74" style:family="paragraph">
      <loext:graphic-properties draw:fill="none" draw:fill-color="#ffffff"/>
      <style:text-properties fo:color="#ff3300" fo:font-size="8pt" style:font-size-asian="8pt" style:font-size-complex="8pt"/>
    </style:style>
    <style:style style:name="P75" style:family="paragraph">
      <loext:graphic-properties draw:fill="none" draw:fill-color="#ffffff"/>
      <style:text-properties fo:color="#ff3333" fo:font-size="8pt" style:font-size-asian="8pt" style:font-size-complex="8pt"/>
    </style:style>
    <style:style style:name="P76" style:family="paragraph">
      <loext:graphic-properties draw:fill="none" draw:fill-color="#ffffff"/>
      <style:text-properties fo:color="#009933" fo:font-size="8pt" style:font-size-asian="8pt" style:font-size-complex="8pt"/>
    </style:style>
    <style:style style:name="P77" style:family="paragraph">
      <loext:graphic-properties draw:fill-color="#0066cc"/>
      <style:paragraph-properties fo:text-align="center"/>
    </style:style>
    <style:style style:name="P78" style:family="paragraph">
      <style:paragraph-properties fo:margin-left="0cm" fo:margin-right="0cm" fo:text-indent="0cm"/>
    </style:style>
    <style:style style:name="P79" style:family="paragraph">
      <loext:graphic-properties draw:fill="none" draw:fill-color="#ffffff"/>
      <style:text-properties fo:color="#0066cc" fo:font-size="8pt" style:font-size-asian="8pt" style:font-size-complex="8pt"/>
    </style:style>
    <style:style style:name="P80" style:family="paragraph">
      <loext:graphic-properties draw:fill="none" draw:fill-color="#ffffff"/>
      <style:text-properties fo:color="#ff00ff" fo:font-size="8pt" style:font-size-asian="8pt" style:font-size-complex="8pt"/>
    </style:style>
    <style:style style:name="P81" style:family="paragraph">
      <loext:graphic-properties draw:fill="none" draw:fill-color="#ffffff"/>
      <style:text-properties fo:color="#cc0000" fo:font-size="8pt" style:font-size-asian="8pt" style:font-size-complex="8pt"/>
    </style:style>
    <style:style style:name="P82" style:family="paragraph">
      <loext:graphic-properties draw:fill="none" draw:fill-color="#ffffff"/>
      <style:text-properties fo:color="#0066ff" fo:font-size="8pt" style:font-size-asian="8pt" style:font-size-complex="8pt"/>
    </style:style>
    <style:style style:name="P83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P84" style:family="paragraph">
      <style:text-properties fo:font-size="8pt" style:font-size-asian="8pt" style:font-size-complex="8pt"/>
    </style:style>
    <style:style style:name="P85" style:family="paragraph">
      <style:text-properties fo:color="#0066ff" fo:font-size="8pt" style:font-size-asian="8pt" style:font-size-complex="8pt"/>
    </style:style>
    <style:style style:name="P86" style:family="paragraph">
      <style:text-properties fo:color="#ff9999" fo:font-size="8pt" style:font-size-asian="8pt" style:font-size-complex="8pt"/>
    </style:style>
    <style:style style:name="P87" style:family="paragraph">
      <loext:graphic-properties draw:fill="none" draw:fill-color="#ffffff"/>
      <style:text-properties fo:color="#ff9999" fo:font-size="8pt" style:font-size-asian="8pt" style:font-size-complex="8pt"/>
    </style:style>
    <style:style style:name="P88" style:family="paragraph">
      <style:text-properties fo:color="#009933" fo:font-size="8pt" style:font-size-asian="8pt" style:font-size-complex="8pt"/>
    </style:style>
    <style:style style:name="T1" style:family="text"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33ff99" style:font-name="Liberation Sans" fo:font-size="10pt" style:letter-kerning="true" style:font-name-asian="Noto Sans CJK SC Regular" style:font-size-asian="10pt" style:font-name-complex="FreeSans" style:font-size-complex="10pt"/>
    </style:style>
    <style:style style:name="T7" style:family="text">
      <style:text-properties fo:color="#cc00cc" fo:font-size="10pt" style:font-size-asian="10pt" style:font-size-complex="10pt"/>
    </style:style>
    <style:style style:name="T8" style:family="text">
      <style:text-properties fo:color="#ffff00" style:font-name="Liberation Sans" fo:font-size="10pt" style:letter-kerning="true" style:font-name-asian="Noto Sans CJK SC Regular" style:font-size-asian="10pt" style:font-name-complex="FreeSans" style:font-size-complex="10pt"/>
    </style:style>
    <style:style style:name="T9" style:family="text">
      <style:text-properties fo:color="#cc00cc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0" style:family="text">
      <style:text-properties fo:color="#cfe7f5" style:font-name="Liberation Sans" fo:font-size="10pt" style:letter-kerning="true" style:font-name-asian="Noto Sans CJK SC Regular" style:font-size-asian="10pt" style:font-name-complex="FreeSans" style:font-size-complex="10pt"/>
    </style:style>
    <style:style style:name="T11" style:family="text">
      <style:text-properties fo:color="#33ff99" fo:font-size="10pt" style:font-size-asian="10pt" style:font-size-complex="10pt"/>
    </style:style>
    <style:style style:name="T12" style:family="text">
      <style:text-properties fo:color="#ff6600" fo:font-size="9pt" style:font-size-asian="9pt" style:font-size-complex="9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0066cc" fo:font-size="6pt" style:font-size-asian="6pt" style:font-size-complex="6pt"/>
    </style:style>
    <style:style style:name="T17" style:family="text">
      <style:text-properties fo:color="#009933" fo:font-size="6pt" style:font-size-asian="6pt" style:font-size-complex="6pt"/>
    </style:style>
    <style:style style:name="T18" style:family="text">
      <style:text-properties fo:color="#ff9900" fo:font-size="6pt" style:font-size-asian="6pt" style:font-size-complex="6pt"/>
    </style:style>
    <style:style style:name="T19" style:family="text">
      <style:text-properties fo:color="#ff3333" fo:font-size="8pt" style:font-size-asian="8pt" style:font-size-complex="8pt"/>
    </style:style>
    <style:style style:name="T20" style:family="text">
      <style:text-properties fo:color="#009933" fo:font-size="8pt" style:font-size-asian="8pt" style:font-size-complex="8pt"/>
    </style:style>
    <style:style style:name="T21" style:family="text">
      <style:text-properties fo:color="#009933" style:font-name="Liberation Sans" fo:font-size="8pt" style:letter-kerning="true" style:font-name-asian="Noto Sans CJK SC Regular" style:font-size-asian="8pt" style:font-name-complex="FreeSans" style:font-size-complex="8pt"/>
    </style:style>
    <style:style style:name="T22" style:family="text">
      <style:text-properties fo:color="#0066cc" fo:font-size="8pt" style:font-size-asian="8pt" style:font-size-complex="8pt"/>
    </style:style>
    <style:style style:name="T23" style:family="text">
      <style:text-properties fo:color="#ff00ff" fo:font-size="8pt" style:font-size-asian="8pt" style:font-size-complex="8pt"/>
    </style:style>
    <style:style style:name="T24" style:family="text">
      <style:text-properties fo:color="#cc0000" fo:font-size="8pt" style:font-size-asian="8pt" style:font-size-complex="8pt"/>
    </style:style>
    <style:style style:name="T25" style:family="text">
      <style:text-properties fo:color="#0066ff" fo:font-size="8pt" style:font-size-asian="8pt" style:font-size-complex="8pt"/>
    </style:style>
    <style:style style:name="T26" style:family="text">
      <style:text-properties fo:color="#000000" fo:font-size="8pt" style:font-size-asian="8pt" style:font-size-complex="8pt"/>
    </style:style>
    <style:style style:name="T27" style:family="text">
      <style:text-properties fo:color="#ff9999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5.842cm" svg:x="1.889cm" svg:y="1.254cm">
          <text:p text:style-name="P1"><text:span text:style-name="T1">SpaSolver::Compute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856cm" svg:height="0.869cm" svg:x="2.622cm" svg:y="1.897cm">
          <text:p text:style-name="P3"><text:span text:style-name="T2">SpaSolver::</text:span></text:p>
          <text:p text:style-name="P3"><text:span text:style-name="T2">corrections.clear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56cm" svg:height="0.869cm" svg:x="2.622cm" svg:y="3.297cm">
          <text:p text:style-name="P3"><text:span text:style-name="T2">sba::SysSPA2d::</text:span></text:p>
          <text:p text:style-name="P3"><text:span text:style-name="T2">doSPA(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56cm" svg:height="0.869cm" svg:x="2.622cm" svg:y="4.697cm">
          <text:p text:style-name="P3"><text:span text:style-name="T2">sba::SysSPA2d::</text:span></text:p>
          <text:p text:style-name="P3"><text:span text:style-name="T2">getNod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56cm" svg:height="0.869cm" svg:x="2.622cm" svg:y="5.997cm">
          <text:p text:style-name="P3"><text:span text:style-name="T2">SpaSolver::</text:span></text:p>
          <text:p text:style-name="P3"><text:span text:style-name="T2">corrections.push_back(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4.55cm" svg:y1="2.766cm" svg:x2="4.55cm" svg:y2="3.297cm" draw:start-shape="id1" draw:start-glue-point="2" draw:end-shape="id2" draw:end-glue-point="0" svg:d="M4550 2766v531" svg:viewBox="0 0 1 532">
          <text:p/>
        </draw:connector>
        <draw:connector draw:style-name="gr4" draw:text-style-name="P6" draw:layer="layout" draw:type="line" svg:x1="4.55cm" svg:y1="4.166cm" svg:x2="4.55cm" svg:y2="4.697cm" draw:start-shape="id2" draw:start-glue-point="2" draw:end-shape="id3" svg:d="M4550 4166v531" svg:viewBox="0 0 1 532">
          <text:p/>
        </draw:connector>
        <draw:connector draw:style-name="gr4" draw:text-style-name="P6" draw:layer="layout" draw:type="line" svg:x1="4.55cm" svg:y1="5.566cm" svg:x2="4.55cm" svg:y2="5.997cm" draw:start-shape="id3" draw:start-glue-point="2" draw:end-shape="id4" draw:end-glue-point="0" svg:d="M4550 5566v431" svg:viewBox="0 0 1 432">
          <text:p/>
        </draw:connector>
        <draw:connector draw:style-name="gr4" draw:text-style-name="P6" draw:layer="layout" svg:x1="6.478cm" svg:y1="6.431cm" svg:x2="6.478cm" svg:y2="5.131cm" draw:start-shape="id4" draw:start-glue-point="1" draw:end-shape="id3" draw:end-glue-point="1" svg:d="M6478 6431h501v-1300h-501" svg:viewBox="0 0 502 1301">
          <text:p/>
        </draw:connector>
        <draw:g>
          <draw:custom-shape draw:style-name="gr5" draw:text-style-name="P7" draw:layer="layout" svg:width="6.096cm" svg:height="7.293cm" svg:x="1.508cm" svg:y="7.604cm">
            <text:p text:style-name="P1"><text:span text:style-name="T3">MapperGraph::CorrectPose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" draw:id="id8" draw:layer="layout" svg:width="4.169cm" svg:height="0.869cm" svg:x="2.524cm" svg:y="8.261cm">
            <text:p text:style-name="P3"><text:span text:style-name="T2">SpaSolver::</text:span></text:p>
            <text:p text:style-name="P3"><text:span text:style-name="T2">Compute(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6" draw:id="id6" draw:layer="layout" svg:width="4.169cm" svg:height="0.865cm" svg:x="2.524cm" svg:y="9.633cm">
            <text:p text:style-name="P3"><text:span text:style-name="T2">SpaSolver::</text:span></text:p>
            <text:p text:style-name="P3"><text:span text:style-name="T2">GetCorrections(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5" draw:id="id5" draw:layer="layout" svg:width="4.169cm" svg:height="0.865cm" svg:x="2.524cm" svg:y="12.41cm">
            <text:p text:style-name="P3"><text:span text:style-name="T2">LocalizedRangeScan::</text:span></text:p>
            <text:p text:style-name="P3"><text:span text:style-name="T2">SetSensorPose(pos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693cm" svg:y1="12.842cm" svg:x2="6.693cm" svg:y2="10.065cm" draw:start-shape="id5" draw:start-glue-point="1" draw:end-shape="id6" draw:end-glue-point="1" svg:d="M6693 12842h500v-2777h-500" svg:viewBox="0 0 501 2778">
            <text:p/>
          </draw:connector>
          <draw:connector draw:style-name="gr4" draw:text-style-name="P6" draw:layer="layout" draw:type="line" svg:x1="4.608cm" svg:y1="10.498cm" svg:x2="4.608cm" svg:y2="11.01cm" draw:start-shape="id6" draw:start-glue-point="2" draw:end-shape="id7" svg:d="M4608 10498v512" svg:viewBox="0 0 1 513">
            <text:p/>
          </draw:connector>
          <draw:connector draw:style-name="gr4" draw:text-style-name="P6" draw:layer="layout" draw:type="line" svg:x1="4.608cm" svg:y1="9.13cm" svg:x2="4.608cm" svg:y2="9.633cm" draw:start-shape="id8" draw:start-glue-point="2" draw:end-shape="id6" draw:end-glue-point="0" svg:d="M4608 9130v503" svg:viewBox="0 0 1 504">
            <text:p/>
          </draw:connector>
          <draw:custom-shape draw:style-name="gr6" draw:text-style-name="P4" xml:id="id9" draw:id="id9" draw:layer="layout" svg:width="4.169cm" svg:height="0.869cm" svg:x="2.524cm" svg:y="13.778cm">
            <text:p text:style-name="P3"><text:span text:style-name="T2">SpaSolver::</text:span></text:p>
            <text:p text:style-name="P3"><text:span text:style-name="T2">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3.275cm" svg:x2="4.608cm" svg:y2="13.778cm" draw:start-shape="id5" draw:start-glue-point="2" draw:end-shape="id9" draw:end-glue-point="0" svg:d="M4608 13275v503" svg:viewBox="0 0 1 504">
            <text:p/>
          </draw:connector>
          <draw:custom-shape draw:style-name="gr9" draw:text-style-name="P9" xml:id="id7" draw:id="id7" draw:layer="layout" svg:width="4.169cm" svg:height="0.865cm" svg:x="2.524cm" svg:y="11.01cm">
            <text:p text:style-name="P3"><text:span text:style-name="T2">MapperSensorManager::</text:span></text:p>
            <text:p text:style-name="P3"><text:span text:style-name="T2">GetScan(I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608cm" svg:y1="11.875cm" svg:x2="4.608cm" svg:y2="12.41cm" draw:start-shape="id7" draw:start-glue-point="2" draw:end-shape="id5" draw:end-glue-point="0" svg:d="M4608 11875v535" svg:viewBox="0 0 1 536">
            <text:p/>
          </draw:connector>
        </draw:g>
        <draw:g>
          <draw:custom-shape draw:style-name="gr10" draw:text-style-name="P7" draw:layer="layout" svg:width="11.765cm" svg:height="16.424cm" svg:x="8.031cm" svg:y="1.34cm">
            <text:p text:style-name="P1"><text:span text:style-name="T3">MapperGraph::TryCloseLoop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0" draw:id="id10" draw:layer="layout" svg:width="5.177cm" svg:height="0.869cm" svg:x="8.865cm" svg:y="2.062cm">
            <text:p text:style-name="P3"><text:span text:style-name="T2">loopClosed = fals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xml:id="id11" draw:id="id11" draw:layer="layout" svg:width="5.177cm" svg:height="1.205cm" svg:x="8.865cm" svg:y="3.226cm">
            <text:p text:style-name="P3"><text:span text:style-name="T2">candidateChain = </text:span></text:p>
            <text:p text:style-name="P3"><text:span text:style-name="T2">MapperGraph::</text:span></text:p>
            <text:p text:style-name="P3"><text:span text:style-name="T2">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2" draw:id="id12" draw:layer="layout" svg:width="5.177cm" svg:height="0.869cm" svg:x="8.865cm" svg:y="4.762cm">
            <text:p text:style-name="P3"><text:span text:style-name="T2">!candidateChain.empty(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xml:id="id13" draw:id="id13" draw:layer="layout" svg:width="5.177cm" svg:height="1.209cm" svg:x="8.865cm" svg:y="5.962cm">
            <text:p text:style-name="P3"><text:span text:style-name="T2">coarseResponse =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xml:id="id14" draw:id="id14" draw:layer="layout" svg:width="5.177cm" svg:height="1.233cm" svg:x="8.865cm" svg:y="7.562cm">
            <text:p text:style-name="P3"><text:span text:style-name="T2">if (coarseResponse &gt; threshold </text:span></text:p>
            <text:p text:style-name="P3"><text:span text:style-name="T2">&amp;&amp; covariance(0, 0) &lt; threshold </text:span></text:p>
            <text:p text:style-name="P3"><text:span text:style-name="T2">&amp;&amp; covariance(1, 1) &lt; threshold)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4" xml:id="id16" draw:id="id16" draw:layer="layout" svg:width="5.177cm" svg:height="0.869cm" svg:x="8.865cm" svg:y="10.762cm">
            <text:p text:style-name="P3"><text:span text:style-name="T2">if (fineResponse &lt; threshold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9" draw:id="id19" draw:layer="layout" svg:width="4.169cm" svg:height="0.869cm" svg:x="14.873cm" svg:y="14.362cm">
            <text:p text:style-name="P12"><text:span text:style-name="T1">MapperGraph::</text:span></text:p>
            <text:p text:style-name="P12"><text:span text:style-name="T1">CorrectPose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20" draw:id="id20" draw:layer="layout" svg:width="4.169cm" svg:height="0.869cm" svg:x="14.873cm" svg:y="15.562cm">
            <text:p text:style-name="P3"><text:span text:style-name="T2">loopClosed = tru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21" draw:id="id21" draw:layer="layout" svg:width="5.177cm" svg:height="0.869cm" svg:x="8.865cm" svg:y="16.762cm">
            <text:p text:style-name="P12"><text:span text:style-name="T1">MapperGraph::</text:span></text:p>
            <text:p text:style-name="P12"><text:span text:style-name="T1">FindPossibleLoopClosur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2.931cm" svg:x2="11.453cm" svg:y2="3.226cm" draw:start-shape="id10" draw:start-glue-point="2" draw:end-shape="id11" draw:end-glue-point="0" svg:d="M11453 2931v295" svg:viewBox="0 0 1 296">
            <text:p/>
          </draw:connector>
          <draw:connector draw:style-name="gr4" draw:text-style-name="P6" draw:layer="layout" draw:type="line" svg:x1="11.453cm" svg:y1="4.431cm" svg:x2="11.453cm" svg:y2="4.762cm" draw:start-shape="id11" draw:start-glue-point="2" draw:end-shape="id12" draw:end-glue-point="0" svg:d="M11453 4431v331" svg:viewBox="0 0 1 332">
            <text:p/>
          </draw:connector>
          <draw:connector draw:style-name="gr4" draw:text-style-name="P6" draw:layer="layout" draw:type="line" svg:x1="11.453cm" svg:y1="5.631cm" svg:x2="11.453cm" svg:y2="5.962cm" draw:start-shape="id12" draw:start-glue-point="2" draw:end-shape="id13" draw:end-glue-point="0" svg:d="M11453 5631v331" svg:viewBox="0 0 1 332">
            <text:p/>
          </draw:connector>
          <draw:connector draw:style-name="gr4" draw:text-style-name="P6" draw:layer="layout" draw:type="line" svg:x1="11.453cm" svg:y1="7.171cm" svg:x2="11.453cm" svg:y2="7.562cm" draw:start-shape="id13" draw:start-glue-point="2" draw:end-shape="id14" draw:end-glue-point="0" svg:d="M11453 7171v391" svg:viewBox="0 0 1 392">
            <text:p/>
          </draw:connector>
          <draw:custom-shape draw:style-name="gr13" draw:text-style-name="P11" xml:id="id15" draw:id="id15" draw:layer="layout" svg:width="5.177cm" svg:height="1.209cm" svg:x="8.865cm" svg:y="9.162cm">
            <text:p text:style-name="P3"><text:span text:style-name="T2">fineResponse =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8.795cm" svg:x2="11.453cm" svg:y2="9.162cm" draw:start-shape="id14" draw:start-glue-point="2" draw:end-shape="id15" draw:end-glue-point="0" svg:d="M11453 8795v367" svg:viewBox="0 0 1 368">
            <text:p/>
          </draw:connector>
          <draw:custom-shape draw:style-name="gr17" draw:text-style-name="P8" xml:id="id17" draw:id="id17" draw:layer="layout" svg:width="4.169cm" svg:height="0.869cm" svg:x="14.873cm" svg:y="11.962cm">
            <text:p text:style-name="P3"><text:span text:style-name="T2">LocalizedRangeScan::</text:span></text:p>
            <text:p text:style-name="P3"><text:span text:style-name="T2">SetSensorPose(bestPos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8" draw:id="id18" draw:layer="layout" svg:width="4.169cm" svg:height="0.869cm" svg:x="14.873cm" svg:y="13.162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1.453cm" svg:y1="10.371cm" svg:x2="11.453cm" svg:y2="10.762cm" draw:start-shape="id15" draw:start-glue-point="2" draw:end-shape="id16" draw:end-glue-point="0" svg:d="M11453 10371v391" svg:viewBox="0 0 1 392">
            <text:p/>
          </draw:connector>
          <draw:connector draw:style-name="gr4" draw:text-style-name="P6" draw:layer="layout" draw:type="line" svg:x1="16.957cm" svg:y1="12.831cm" svg:x2="16.957cm" svg:y2="13.162cm" draw:start-shape="id17" draw:start-glue-point="2" draw:end-shape="id18" svg:d="M16957 12831v331" svg:viewBox="0 0 1 332">
            <text:p/>
          </draw:connector>
          <draw:connector draw:style-name="gr4" draw:text-style-name="P6" draw:layer="layout" draw:type="line" svg:x1="16.957cm" svg:y1="14.031cm" svg:x2="16.957cm" svg:y2="14.362cm" draw:start-shape="id18" draw:start-glue-point="2" draw:end-shape="id19" draw:end-glue-point="0" svg:d="M16957 14031v331" svg:viewBox="0 0 1 332">
            <text:p/>
          </draw:connector>
          <draw:connector draw:style-name="gr4" draw:text-style-name="P6" draw:layer="layout" draw:type="line" svg:x1="16.957cm" svg:y1="15.231cm" svg:x2="16.957cm" svg:y2="15.562cm" draw:start-shape="id19" draw:start-glue-point="2" draw:end-shape="id20" draw:end-glue-point="0" svg:d="M16957 15231v331" svg:viewBox="0 0 1 332">
            <text:p/>
          </draw:connector>
          <draw:connector draw:style-name="gr4" draw:text-style-name="P6" draw:layer="layout" svg:x1="14.042cm" svg:y1="11.196cm" svg:x2="16.957cm" svg:y2="11.962cm" draw:start-shape="id16" draw:start-glue-point="1" draw:end-shape="id17" draw:end-glue-point="0" svg:d="M14042 11196h2915v766" svg:viewBox="0 0 2916 767">
            <text:p/>
          </draw:connector>
          <draw:connector draw:style-name="gr4" draw:text-style-name="P6" draw:layer="layout" svg:x1="8.865cm" svg:y1="17.196cm" svg:x2="8.865cm" svg:y2="5.196cm" draw:start-shape="id21" draw:start-glue-point="3" draw:end-shape="id12" draw:end-glue-point="3" svg:d="M8865 17196h-502v-12000h502" svg:viewBox="0 0 503 12001">
            <text:p/>
          </draw:connector>
          <draw:connector draw:style-name="gr4" draw:text-style-name="P6" draw:layer="layout" draw:type="line" svg:x1="11.453cm" svg:y1="11.631cm" svg:x2="11.453cm" svg:y2="16.762cm" draw:start-shape="id16" draw:start-glue-point="2" draw:end-shape="id21" draw:end-glue-point="0" svg:d="M11453 11631v5131" svg:viewBox="0 0 1 5132">
            <text:p/>
          </draw:connector>
          <draw:connector draw:style-name="gr4" draw:text-style-name="P6" draw:layer="layout" svg:x1="16.957cm" svg:y1="16.431cm" svg:x2="14.042cm" svg:y2="17.196cm" draw:start-shape="id20" draw:start-glue-point="2" draw:end-shape="id21" svg:d="M16957 16431v765h-2915" svg:viewBox="0 0 2916 766">
            <text:p/>
          </draw:connector>
          <draw:custom-shape draw:style-name="gr6" draw:text-style-name="P4" xml:id="id22" draw:id="id22" draw:layer="layout" svg:width="4.169cm" svg:height="0.869cm" svg:x="14.773cm" svg:y="4.762cm">
            <text:p text:style-name="P3"><text:span text:style-name="T2">return loopClosed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4.042cm" svg:y1="5.196cm" svg:x2="14.773cm" svg:y2="5.196cm" draw:start-shape="id12" draw:start-glue-point="1" draw:end-shape="id22" draw:end-glue-point="3" svg:d="M14042 5196h731" svg:viewBox="0 0 732 1">
            <text:p/>
          </draw:connector>
          <draw:connector draw:style-name="gr4" draw:text-style-name="P6" draw:layer="layout" draw:line-skew="5cm" svg:x1="14.042cm" svg:y1="8.178cm" svg:x2="14.042cm" svg:y2="17.196cm" draw:start-shape="id14" draw:start-glue-point="1" draw:end-shape="id21" svg:d="M14042 8178h5500v9018h-5500" svg:viewBox="0 0 5501 9019">
            <text:p/>
          </draw:connector>
        </draw:g>
      </draw:page>
      <draw:page draw:name="page2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3" draw:id="id23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24" draw:id="id24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6" draw:id="id26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27" draw:id="id27" draw:layer="layout" svg:width="4.63cm" svg:height="1.27cm" svg:x="1.749cm" svg:y="7.985cm">
            <text:p text:style-name="P12"><text:span text:style-name="T1">pCandidateScan = </text:span></text:p>
            <text:p text:style-name="P12"><text:span text:style-name="T1">ScanManager::</text:span></text:p>
            <text:p text:style-name="P12"><text:span text:style-name="T1">GetSca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28" draw:id="id28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29" draw:id="id29" draw:layer="layout" svg:width="4.63cm" svg:height="0.869cm" svg:x="1.749cm" svg:y="10.962cm">
            <text:p text:style-name="P3"><text:span text:style-name="T2">If (squaredDistance &lt;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0" draw:id="id30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1" draw:id="id31" draw:layer="layout" svg:width="4.63cm" svg:height="0.869cm" svg:x="1.749cm" svg:y="13.6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23" draw:start-glue-point="2" draw:end-shape="id24" draw:end-glue-point="0" svg:d="M4064 2831v455" svg:viewBox="0 0 1 456">
            <text:p/>
          </draw:connector>
          <draw:custom-shape draw:style-name="gr23" draw:text-style-name="P15" xml:id="id25" draw:id="id25" draw:layer="layout" svg:width="4.63cm" svg:height="1.272cm" svg:x="1.749cm" svg:y="4.962cm">
            <text:p text:style-name="P3"><text:span text:style-name="T2">nScans=</text:span></text:p>
            <text:p text:style-name="P3"><text:span text:style-name="T2">ScanManager::</text:span></text:p>
            <text:p text:style-name="P3"><text:span text:style-name="T2">GetScans().siz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24" draw:start-glue-point="2" draw:end-shape="id25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25" draw:start-glue-point="2" draw:end-shape="id26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26" draw:start-glue-point="2" draw:end-shape="id27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27" draw:start-glue-point="2" draw:end-shape="id28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28" draw:start-glue-point="2" draw:end-shape="id29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29" draw:start-glue-point="2" draw:end-shape="id30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30" draw:start-glue-point="2" draw:end-shape="id31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30" draw:start-glue-point="1" draw:end-shape="id32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29" draw:start-glue-point="1" draw:end-shape="id33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33" draw:start-glue-point="3" draw:end-shape="id34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32" draw:start-glue-point="3" draw:end-shape="id26" draw:end-glue-point="3" svg:d="M1749 15396h-501v-8300h501" svg:viewBox="0 0 502 8301">
            <text:p/>
          </draw:connector>
          <draw:custom-shape draw:style-name="gr21" draw:text-style-name="P4" xml:id="id32" draw:id="id32" draw:layer="layout" svg:width="4.63cm" svg:height="0.869cm" svg:x="1.749cm" svg:y="14.962cm">
            <text:p text:style-name="P3"><text:span text:style-name="T2">chain.push_back</text:span></text:p>
            <text:p text:style-name="P3"><text:span text:style-name="T2">(pCandidateScan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5" draw:id="id35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26" draw:start-glue-point="1" draw:end-shape="id35" draw:end-glue-point="3" svg:d="M6379 7096h1270" svg:viewBox="0 0 1271 1">
            <text:p/>
          </draw:connector>
          <draw:custom-shape draw:style-name="gr21" draw:text-style-name="P4" xml:id="id33" draw:id="id33" draw:layer="layout" svg:width="4.63cm" svg:height="0.869cm" svg:x="7.649cm" svg:y="12.362cm">
            <text:p text:style-name="P3"><text:span text:style-name="T2">if (chain.size() &gt;=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6" draw:id="id36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34" draw:id="id34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31" draw:start-glue-point="3" draw:end-shape="id26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33" draw:start-glue-point="2" draw:end-shape="id36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34" draw:start-glue-point="2" draw:end-shape="id26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apperGraph::AddVertex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41" draw:id="id41" draw:layer="layout" svg:width="4.169cm" svg:height="0.869cm" svg:x="16.738cm" svg:y="2.061cm">
            <text:p text:style-name="P3"><text:span text:style-name="T2">if (pScan != NU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39" draw:id="id39" draw:layer="layout" svg:width="4.169cm" svg:height="0.865cm" svg:x="16.738cm" svg:y="3.333cm">
            <text:p text:style-name="P3"><text:span text:style-name="T2">pvertex = </text:span></text:p>
            <text:p text:style-name="P3"><text:span text:style-name="T2">new Vertex&lt;LocalizedRangeScan&gt;(pScan)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7" xml:id="id37" draw:id="id37" draw:layer="layout" svg:width="4.169cm" svg:height="0.865cm" svg:x="16.738cm" svg:y="5.91cm">
            <text:p text:style-name="P12"><text:span text:style-name="T1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37" draw:start-glue-point="1" draw:end-shape="id38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39" draw:start-glue-point="2" draw:end-shape="id40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41" draw:start-glue-point="2" draw:end-shape="id39" draw:end-glue-point="0" svg:d="M18822 2930v403" svg:viewBox="0 0 1 404">
            <text:p/>
          </draw:connector>
          <draw:custom-shape draw:style-name="gr6" draw:text-style-name="P4" xml:id="id42" draw:id="id42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37" draw:start-glue-point="2" draw:end-shape="id42" draw:end-glue-point="0" svg:d="M18822 6775v403" svg:viewBox="0 0 1 404">
            <text:p/>
          </draw:connector>
          <draw:custom-shape draw:style-name="gr26" draw:text-style-name="P18" xml:id="id40" draw:id="id40" draw:layer="layout" svg:width="4.169cm" svg:height="0.865cm" svg:x="16.738cm" svg:y="4.61cm">
            <text:p text:style-name="P3"><text:span text:style-name="T2">Graph&lt;LocalizedRan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40" draw:start-glue-point="2" draw:end-shape="id37" draw:end-glue-point="0" svg:d="M18822 5475v435" svg:viewBox="0 0 1 436">
            <text:p/>
          </draw:connector>
          <draw:custom-shape draw:style-name="gr6" draw:text-style-name="P4" xml:id="id38" draw:id="id38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41" draw:start-glue-point="1" draw:end-shape="id38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42" draw:start-glue-point="2" draw:end-shape="id38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46" draw:id="id46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45" draw:id="id45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xml:id="id47" draw:id="id47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43" draw:start-glue-point="3" draw:end-shape="id44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45" draw:start-glue-point="2" draw:end-shape="id43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46" draw:start-glue-point="2" draw:end-shape="id45" draw:end-glue-point="0" svg:d="M21736 12430v403" svg:viewBox="0 0 1 404">
            <text:p/>
          </draw:connector>
          <draw:custom-shape draw:style-name="gr31" draw:text-style-name="P11" xml:id="id48" draw:id="id48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47" draw:start-glue-point="2" draw:end-shape="id48" draw:end-glue-point="0" svg:d="M21736 16275v403" svg:viewBox="0 0 1 404">
            <text:p/>
          </draw:connector>
          <draw:custom-shape draw:style-name="gr9" draw:text-style-name="P19" xml:id="id43" draw:id="id43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43" draw:start-glue-point="2" draw:end-shape="id47" draw:end-glue-point="0" svg:d="M21736 14975v435" svg:viewBox="0 0 1 436">
            <text:p/>
          </draw:connector>
          <draw:custom-shape draw:style-name="gr15" draw:text-style-name="P13" xml:id="id49" draw:id="id49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46" draw:start-glue-point="1" draw:end-shape="id43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48" draw:start-glue-point="2" draw:end-shape="id49" draw:end-glue-point="0" svg:d="M21736 17780v398" svg:viewBox="0 0 1 399">
            <text:p/>
          </draw:connector>
          <draw:custom-shape draw:style-name="gr6" draw:text-style-name="P4" xml:id="id50" draw:id="id50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1" draw:id="id51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44" draw:id="id44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3" draw:id="id53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4" draw:id="id54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2" draw:id="id52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56" draw:id="id56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57" draw:id="id57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0" xml:id="id58" draw:id="id58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49" draw:start-glue-point="2" draw:end-shape="id50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50" draw:start-glue-point="2" draw:end-shape="id51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50" draw:start-glue-point="1" draw:end-shape="id47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51" draw:start-glue-point="1" draw:end-shape="id47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47" draw:start-glue-point="3" draw:end-shape="id52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44" draw:start-glue-point="2" draw:end-shape="id53" draw:end-glue-point="0" svg:d="M16536 16647v431" svg:viewBox="0 0 1 432">
            <text:p/>
          </draw:connector>
          <draw:connector draw:style-name="gr4" draw:text-style-name="P6" xml:id="id55" draw:id="id55" draw:layer="layout" draw:type="line" svg:x1="16.536cm" svg:y1="18.378cm" svg:x2="16.536cm" svg:y2="18.378cm" draw:start-shape="id54" draw:start-glue-point="0" draw:end-shape="id54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53" draw:start-glue-point="2" draw:end-shape="id55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54" draw:start-glue-point="2" draw:end-shape="id52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52" draw:start-glue-point="2" draw:end-shape="id56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56" draw:start-glue-point="2" draw:end-shape="id57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57" draw:start-glue-point="2" draw:end-shape="id58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56" draw:start-glue-point="1" draw:end-shape="id59" draw:end-glue-point="1" svg:d="M18621 21612h500v3800h-500" svg:viewBox="0 0 501 3801">
            <text:p/>
          </draw:connector>
          <draw:custom-shape draw:style-name="gr6" draw:text-style-name="P4" xml:id="id59" draw:id="id59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58" draw:start-glue-point="2" draw:end-shape="id59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64" draw:id="id64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62" draw:id="id62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17" xml:id="id65" draw:id="id65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60" draw:start-glue-point="1" draw:end-shape="id61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62" draw:start-glue-point="2" draw:end-shape="id63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64" draw:start-glue-point="2" draw:end-shape="id62" draw:end-glue-point="0" svg:d="M7136 20330v355" svg:viewBox="0 0 1 356">
            <text:p/>
          </draw:connector>
          <draw:custom-shape draw:style-name="gr6" draw:text-style-name="P4" xml:id="id60" draw:id="id60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65" draw:start-glue-point="2" draw:end-shape="id60" draw:end-glue-point="0" svg:d="M7136 24275v403" svg:viewBox="0 0 1 404">
            <text:p/>
          </draw:connector>
          <draw:custom-shape draw:style-name="gr37" draw:text-style-name="P17" xml:id="id63" draw:id="id63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63" draw:start-glue-point="2" draw:end-shape="id65" draw:end-glue-point="0" svg:d="M7136 23075v335" svg:viewBox="0 0 1 336">
            <text:p/>
          </draw:connector>
          <draw:custom-shape draw:style-name="gr6" draw:text-style-name="P4" xml:id="id66" draw:id="id66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63" draw:start-glue-point="1" draw:end-shape="id61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60" draw:start-glue-point="2" draw:end-shape="id66" draw:end-glue-point="0" svg:d="M7136 25547v331" svg:viewBox="0 0 1 332">
            <text:p/>
          </draw:connector>
          <draw:custom-shape draw:style-name="gr6" draw:text-style-name="P4" xml:id="id61" draw:id="id61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66" draw:start-glue-point="2" draw:end-shape="id61" draw:end-glue-point="0" svg:d="M7136 26747v431" svg:viewBox="0 0 1 432">
            <text:p/>
          </draw:connector>
        </draw:g>
      </draw:page>
      <draw:page draw:name="page3" draw:style-name="dp1" draw:master-page-name="Default">
        <draw:g>
          <draw:custom-shape draw:style-name="gr38" draw:text-style-name="P21" draw:layer="layout" svg:width="12.573cm" svg:height="16.362cm" svg:x="1.508cm" svg:y="1.275cm">
            <text:p text:style-name="P1"><text:span text:style-name="T2">ScanMatcher::MatchScan()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8" xml:id="id67" draw:id="id67" draw:layer="layout" svg:width="4.63cm" svg:height="1.229cm" svg:x="2.849cm" svg:y="1.902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2" xml:id="id68" draw:id="id68" draw:layer="layout" svg:width="4.63cm" svg:height="0.869cm" svg:x="2.849cm" svg:y="3.495cm">
            <text:p text:style-name="P3"><text:span text:style-name="T2">if (LaserRangeFinder::</text:span></text:p>
            <text:p text:style-name="P3"><text:span text:style-name="T2">GetNumberOfRangeReadings() == 0)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7" xml:id="id69" draw:id="id69" draw:layer="layout" svg:width="4.63cm" svg:height="0.869cm" svg:x="8.661cm" svg:y="4.695cm">
            <text:p text:style-name="P12"><text:span text:style-name="T1">rMean = scanPos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xml:id="id70" draw:id="id70" draw:layer="layout" svg:width="4.63cm" svg:height="0.869cm" svg:x="8.661cm" svg:y="5.895cm">
            <text:p text:style-name="P12"><text:span text:style-name="T1">rCovariance = constan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3" xml:id="id71" draw:id="id71" draw:layer="layout" svg:width="4.63cm" svg:height="1.184cm" svg:x="2.861cm" svg:y="4.695cm">
            <text:p text:style-name="P12"><text:span text:style-name="T1">roi = </text:span></text:p>
            <text:p text:style-name="P12"><text:span text:style-name="T1">CorrelationGrid::</text:span></text:p>
            <text:p text:style-name="P12"><text:span text:style-name="T1">GetROI(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4" xml:id="id72" draw:id="id72" draw:layer="layout" svg:width="4.63cm" svg:height="0.869cm" svg:x="2.861cm" svg:y="6.224cm">
            <text:p text:style-name="P12"><text:span text:style-name="T1">CoordinateConverter::</text:span></text:p>
            <text:p text:style-name="P12"><text:span text:style-name="T1">SetOffset()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5" xml:id="id73" draw:id="id73" draw:layer="layout" svg:width="4.63cm" svg:height="0.869cm" svg:x="2.861cm" svg:y="7.424cm">
            <text:p text:style-name="P12"><text:span text:style-name="T1">ScanMatcher::</text:span></text:p>
            <text:p text:style-name="P12"><text:span text:style-name="T1">Add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64cm" svg:y1="3.131cm" svg:x2="5.164cm" svg:y2="3.495cm" draw:start-shape="id67" draw:start-glue-point="2" draw:end-shape="id68" draw:end-glue-point="0" svg:d="M5164 3131v364" svg:viewBox="0 0 1 365">
            <text:p/>
          </draw:connector>
          <draw:connector draw:style-name="gr4" draw:text-style-name="P6" draw:layer="layout" draw:type="line" svg:x1="10.976cm" svg:y1="5.564cm" svg:x2="10.976cm" svg:y2="5.895cm" draw:start-shape="id69" draw:start-glue-point="2" draw:end-shape="id70" svg:d="M10976 5564v331" svg:viewBox="0 0 1 332">
            <text:p/>
          </draw:connector>
          <draw:custom-shape draw:style-name="gr46" draw:text-style-name="P17" xml:id="id83" draw:id="id83" draw:layer="layout" svg:width="4.63cm" svg:height="0.869cm" svg:x="8.661cm" svg:y="7.095cm">
            <text:p text:style-name="P12"><text:span text:style-name="T1">return 0.0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.849cm" svg:y1="3.929cm" svg:x2="2.861cm" svg:y2="5.287cm" draw:start-shape="id68" draw:start-glue-point="3" draw:end-shape="id71" draw:end-glue-point="3" svg:d="M2849 3929h-1096v1358h1108" svg:viewBox="0 0 1109 1359">
            <text:p/>
          </draw:connector>
          <draw:connector draw:style-name="gr4" draw:text-style-name="P6" draw:layer="layout" draw:type="line" svg:x1="5.176cm" svg:y1="5.879cm" svg:x2="5.176cm" svg:y2="6.224cm" draw:start-shape="id71" draw:start-glue-point="2" draw:end-shape="id72" draw:end-glue-point="0" svg:d="M5176 5879v345" svg:viewBox="0 0 1 346">
            <text:p/>
          </draw:connector>
          <draw:connector draw:style-name="gr4" draw:text-style-name="P6" draw:layer="layout" draw:type="line" svg:x1="5.176cm" svg:y1="7.093cm" svg:x2="5.176cm" svg:y2="7.424cm" draw:start-shape="id72" draw:start-glue-point="2" draw:end-shape="id73" draw:end-glue-point="0" svg:d="M5176 7093v331" svg:viewBox="0 0 1 332">
            <text:p/>
          </draw:connector>
          <draw:custom-shape draw:style-name="gr47" draw:text-style-name="P25" xml:id="id74" draw:id="id74" draw:layer="layout" svg:width="4.63cm" svg:height="1.192cm" svg:x="2.861cm" svg:y="8.6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76cm" svg:y1="8.293cm" svg:x2="5.176cm" svg:y2="8.624cm" draw:start-shape="id73" draw:start-glue-point="2" draw:end-shape="id74" draw:end-glue-point="0" svg:d="M5176 8293v331" svg:viewBox="0 0 1 332">
            <text:p/>
          </draw:connector>
          <draw:custom-shape draw:style-name="gr48" draw:text-style-name="P17" xml:id="id75" draw:id="id75" draw:layer="layout" svg:width="4.63cm" svg:height="0.869cm" svg:x="2.861cm" svg:y="10.195cm">
            <text:p text:style-name="P12"><text:span text:style-name="T1">if UseResponseExpansion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7" xml:id="id76" draw:id="id76" draw:layer="layout" svg:width="4.63cm" svg:height="0.869cm" svg:x="2.861cm" svg:y="11.395cm">
            <text:p text:style-name="P12"><text:span text:style-name="T1">if (bestResponse == 0.0)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17" xml:id="id77" draw:id="id77" draw:layer="layout" svg:width="4.63cm" svg:height="0.869cm" svg:x="2.861cm" svg:y="12.595cm">
            <text:p text:style-name="P12"><text:span text:style-name="T1">for (0 : 3)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5" xml:id="id78" draw:id="id78" draw:layer="layout" svg:width="4.63cm" svg:height="1.192cm" svg:x="2.861cm" svg:y="13.8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17" xml:id="id79" draw:id="id79" draw:layer="layout" svg:width="4.63cm" svg:height="0.869cm" svg:x="2.861cm" svg:y="15.395cm">
            <text:p text:style-name="P12"><text:span text:style-name="T1">if (bestResponse != 0.0)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17" xml:id="id80" draw:id="id80" draw:layer="layout" svg:width="4.63cm" svg:height="0.869cm" svg:x="8.561cm" svg:y="13.795cm">
            <text:p text:style-name="P12"><text:span text:style-name="T1">if doRefineMatch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5" xml:id="id81" draw:id="id81" draw:layer="layout" svg:width="4.63cm" svg:height="1.192cm" svg:x="8.561cm" svg:y="15.024cm">
            <text:p text:style-name="P12"><text:span text:style-name="T1">bestResponse = </text:span></text:p>
            <text:p text:style-name="P12"><text:span text:style-name="T1">ScanMatcher::</text:span></text:p>
            <text:p text:style-name="P12"><text:span text:style-name="T1">Correlate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176cm" svg:y1="9.816cm" svg:x2="5.176cm" svg:y2="10.195cm" draw:start-shape="id74" draw:start-glue-point="2" draw:end-shape="id75" draw:end-glue-point="0" svg:d="M5176 9816v379" svg:viewBox="0 0 1 380">
            <text:p/>
          </draw:connector>
          <draw:connector draw:style-name="gr4" draw:text-style-name="P6" draw:layer="layout" draw:type="line" svg:x1="5.176cm" svg:y1="11.064cm" svg:x2="5.176cm" svg:y2="11.395cm" draw:start-shape="id75" draw:start-glue-point="2" draw:end-shape="id76" draw:end-glue-point="0" svg:d="M5176 11064v331" svg:viewBox="0 0 1 332">
            <text:p/>
          </draw:connector>
          <draw:connector draw:style-name="gr4" draw:text-style-name="P6" draw:layer="layout" draw:type="line" svg:x1="5.176cm" svg:y1="12.264cm" svg:x2="5.176cm" svg:y2="12.595cm" draw:start-shape="id76" draw:start-glue-point="2" draw:end-shape="id77" draw:end-glue-point="0" svg:d="M5176 12264v331" svg:viewBox="0 0 1 332">
            <text:p/>
          </draw:connector>
          <draw:connector draw:style-name="gr4" draw:text-style-name="P6" draw:layer="layout" draw:type="line" svg:x1="5.176cm" svg:y1="13.464cm" svg:x2="5.176cm" svg:y2="13.824cm" draw:start-shape="id77" draw:start-glue-point="2" draw:end-shape="id78" draw:end-glue-point="0" svg:d="M5176 13464v360" svg:viewBox="0 0 1 361">
            <text:p/>
          </draw:connector>
          <draw:connector draw:style-name="gr4" draw:text-style-name="P6" draw:layer="layout" draw:type="line" svg:x1="5.176cm" svg:y1="15.016cm" svg:x2="5.176cm" svg:y2="15.395cm" draw:start-shape="id78" draw:start-glue-point="2" draw:end-shape="id79" draw:end-glue-point="0" svg:d="M5176 15016v379" svg:viewBox="0 0 1 380">
            <text:p/>
          </draw:connector>
          <draw:connector draw:style-name="gr4" draw:text-style-name="P6" draw:layer="layout" draw:type="line" svg:x1="10.876cm" svg:y1="14.664cm" svg:x2="10.876cm" svg:y2="15.024cm" draw:start-shape="id80" draw:start-glue-point="2" draw:end-shape="id81" draw:end-glue-point="0" svg:d="M10876 14664v360" svg:viewBox="0 0 1 361">
            <text:p/>
          </draw:connector>
          <draw:connector draw:style-name="gr4" draw:text-style-name="P6" draw:layer="layout" svg:x1="7.491cm" svg:y1="10.629cm" svg:x2="10.876cm" svg:y2="13.795cm" draw:start-shape="id75" draw:start-glue-point="1" draw:end-shape="id80" draw:end-glue-point="0" svg:d="M7491 10629h3385v3166" svg:viewBox="0 0 3386 3167">
            <text:p/>
          </draw:connector>
          <draw:connector draw:style-name="gr4" draw:text-style-name="P6" draw:layer="layout" svg:x1="7.491cm" svg:y1="11.829cm" svg:x2="10.876cm" svg:y2="13.795cm" draw:start-shape="id76" draw:start-glue-point="1" draw:end-shape="id80" draw:end-glue-point="0" svg:d="M7491 11829h3385v1966" svg:viewBox="0 0 3386 1967">
            <text:p/>
          </draw:connector>
          <draw:connector draw:style-name="gr4" draw:text-style-name="P6" draw:layer="layout" svg:x1="2.861cm" svg:y1="15.829cm" svg:x2="2.861cm" svg:y2="13.029cm" draw:start-shape="id79" draw:start-glue-point="3" draw:end-shape="id77" svg:d="M2861 15829h-501v-2800h501" svg:viewBox="0 0 502 2801">
            <text:p/>
          </draw:connector>
          <draw:connector draw:style-name="gr4" draw:text-style-name="P6" draw:layer="layout" svg:x1="7.491cm" svg:y1="13.029cm" svg:x2="10.876cm" svg:y2="13.795cm" draw:start-shape="id77" draw:start-glue-point="1" draw:end-shape="id80" draw:end-glue-point="0" svg:d="M7491 13029h3385v766" svg:viewBox="0 0 3386 767">
            <text:p/>
          </draw:connector>
          <draw:custom-shape draw:style-name="gr55" draw:text-style-name="P17" xml:id="id82" draw:id="id82" draw:layer="layout" svg:width="4.63cm" svg:height="0.869cm" svg:x="8.561cm" svg:y="16.595cm">
            <text:p text:style-name="P12"><text:span text:style-name="T1">return best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876cm" svg:y1="16.216cm" svg:x2="10.876cm" svg:y2="16.595cm" draw:start-shape="id81" draw:start-glue-point="2" draw:end-shape="id82" draw:end-glue-point="0" svg:d="M10876 16216v379" svg:viewBox="0 0 1 380">
            <text:p/>
          </draw:connector>
          <draw:connector draw:style-name="gr4" draw:text-style-name="P6" draw:layer="layout" svg:x1="13.191cm" svg:y1="14.229cm" svg:x2="13.191cm" svg:y2="17.029cm" draw:start-shape="id80" draw:start-glue-point="1" draw:end-shape="id82" draw:end-glue-point="1" svg:d="M13191 14229h501v2800h-501" svg:viewBox="0 0 502 2801">
            <text:p/>
          </draw:connector>
          <draw:connector draw:style-name="gr4" draw:text-style-name="P6" draw:layer="layout" svg:x1="7.479cm" svg:y1="3.929cm" svg:x2="10.976cm" svg:y2="4.695cm" draw:start-shape="id68" draw:start-glue-point="1" draw:end-shape="id69" draw:end-glue-point="0" svg:d="M7479 3929h3497v766" svg:viewBox="0 0 3498 767">
            <text:p/>
          </draw:connector>
          <draw:connector draw:style-name="gr4" draw:text-style-name="P6" draw:layer="layout" draw:type="line" svg:x1="10.976cm" svg:y1="6.764cm" svg:x2="10.976cm" svg:y2="7.095cm" draw:start-shape="id70" draw:start-glue-point="2" draw:end-shape="id83" draw:end-glue-point="0" svg:d="M10976 6764v331" svg:viewBox="0 0 1 332">
            <text:p/>
          </draw:connector>
          <draw:connector draw:style-name="gr4" draw:text-style-name="P6" draw:layer="layout" svg:x1="5.176cm" svg:y1="16.264cm" svg:x2="10.876cm" svg:y2="13.795cm" draw:start-shape="id79" draw:start-glue-point="2" draw:end-shape="id80" draw:end-glue-point="0" svg:d="M5176 16264v500h2850v-3471h2850v502" svg:viewBox="0 0 5701 3472">
            <text:p/>
          </draw:connector>
        </draw:g>
        <draw:g>
          <draw:custom-shape draw:style-name="gr56" draw:text-style-name="P7" draw:layer="layout" svg:width="11.176cm" svg:height="7.958cm" svg:x="2.333cm" svg:y="19.204cm">
            <text:p text:style-name="P1"><text:span text:style-name="T3">MapperGraph::AddEdg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87" draw:id="id87" draw:layer="layout" svg:width="4.169cm" svg:height="0.869cm" svg:x="8.052cm" svg:y="19.461cm">
            <text:p text:style-name="P3"><text:span text:style-name="T2">Vertex source,target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17" xml:id="id84" draw:id="id84" draw:layer="layout" svg:width="4.169cm" svg:height="0.889cm" svg:x="8.052cm" svg:y="20.685cm">
            <text:p text:style-name="P12"><text:span text:style-name="T1">for (source→Vertex::GetEdges()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17" xml:id="id88" draw:id="id88" draw:layer="layout" svg:width="4.169cm" svg:height="0.865cm" svg:x="8.052cm" svg:y="23.11cm">
            <text:p text:style-name="P12"><text:span text:style-name="T1">isNewEdge = fal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052cm" svg:y1="21.129cm" svg:x2="5.236cm" svg:y2="21.878cm" draw:start-shape="id84" draw:start-glue-point="3" draw:end-shape="id85" draw:end-glue-point="0" svg:d="M8052 21129h-2816v749" svg:viewBox="0 0 2817 750">
            <text:p/>
          </draw:connector>
          <draw:connector draw:style-name="gr4" draw:text-style-name="P6" draw:layer="layout" draw:type="line" svg:x1="10.136cm" svg:y1="21.574cm" svg:x2="10.136cm" svg:y2="21.91cm" draw:start-shape="id84" draw:start-glue-point="2" draw:end-shape="id86" svg:d="M10136 21574v336" svg:viewBox="0 0 1 337">
            <text:p/>
          </draw:connector>
          <draw:connector draw:style-name="gr4" draw:text-style-name="P6" draw:layer="layout" draw:type="line" svg:x1="10.136cm" svg:y1="20.33cm" svg:x2="10.136cm" svg:y2="20.685cm" draw:start-shape="id87" draw:start-glue-point="2" draw:end-shape="id84" draw:end-glue-point="0" svg:d="M10136 20330v355" svg:viewBox="0 0 1 356">
            <text:p/>
          </draw:connector>
          <draw:custom-shape draw:style-name="gr6" draw:text-style-name="P4" xml:id="id89" draw:id="id89" draw:layer="layout" svg:width="4.169cm" svg:height="0.869cm" svg:x="8.052cm" svg:y="24.3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3.975cm" svg:x2="10.136cm" svg:y2="24.378cm" draw:start-shape="id88" draw:start-glue-point="2" draw:end-shape="id89" draw:end-glue-point="0" svg:d="M10136 23975v403" svg:viewBox="0 0 1 404">
            <text:p/>
          </draw:connector>
          <draw:custom-shape draw:style-name="gr59" draw:text-style-name="P17" xml:id="id86" draw:id="id86" draw:layer="layout" svg:width="4.169cm" svg:height="0.865cm" svg:x="8.052cm" svg:y="21.91cm">
            <text:p text:style-name="P12"><text:span text:style-name="T1">if (edge→Edge::GetTarget()</text:span></text:p>
            <text:p text:style-name="P12"><text:span text:style-name="T1"><text:s/></text:span><text:span text:style-name="T1">== 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136cm" svg:y1="22.775cm" svg:x2="10.136cm" svg:y2="23.11cm" draw:start-shape="id86" draw:start-glue-point="2" draw:end-shape="id88" draw:end-glue-point="0" svg:d="M10136 22775v335" svg:viewBox="0 0 1 336">
            <text:p/>
          </draw:connector>
          <draw:custom-shape draw:style-name="gr60" draw:text-style-name="P4" xml:id="id85" draw:id="id85" draw:layer="layout" svg:width="4.169cm" svg:height="1.157cm" svg:x="3.152cm" svg:y="21.878cm">
            <text:p text:style-name="P3"><text:span text:style-name="T2">pEdge = </text:span></text:p>
            <text:p text:style-name="P3"><text:span text:style-name="T2">new Edge&lt;LocalizedRangeScan&gt;</text:span></text:p>
            <text:p text:style-name="P3"><text:span text:style-name="T2">(source,target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2.221cm" svg:y1="22.342cm" svg:x2="12.221cm" svg:y2="21.129cm" draw:start-shape="id86" draw:start-glue-point="1" draw:end-shape="id84" draw:end-glue-point="1" svg:d="M12221 22342h980v-1213h-980" svg:viewBox="0 0 981 1214">
            <text:p/>
          </draw:connector>
          <draw:custom-shape draw:style-name="gr61" draw:text-style-name="P18" xml:id="id90" draw:id="id90" draw:layer="layout" svg:width="4.169cm" svg:height="0.869cm" svg:x="3.152cm" svg:y="23.378cm">
            <text:p text:style-name="P3"><text:span text:style-name="T2">Graph&lt;LocalizedRangeScan&gt;::</text:span></text:p>
            <text:p text:style-name="P3"><text:span text:style-name="T2">AddEdg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3.035cm" svg:x2="5.236cm" svg:y2="23.378cm" draw:start-shape="id85" draw:start-glue-point="2" draw:end-shape="id90" draw:end-glue-point="0" svg:d="M5236 23035v343" svg:viewBox="0 0 1 344">
            <text:p/>
          </draw:connector>
          <draw:custom-shape draw:style-name="gr6" draw:text-style-name="P4" xml:id="id91" draw:id="id91" draw:layer="layout" svg:width="4.169cm" svg:height="0.869cm" svg:x="3.152cm" svg:y="24.678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92" draw:id="id92" draw:layer="layout" svg:width="4.169cm" svg:height="0.869cm" svg:x="3.152cm" svg:y="25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5.236cm" svg:y1="24.247cm" svg:x2="5.236cm" svg:y2="24.678cm" draw:start-shape="id90" draw:start-glue-point="2" draw:end-shape="id91" draw:end-glue-point="0" svg:d="M5236 24247v431" svg:viewBox="0 0 1 432">
            <text:p/>
          </draw:connector>
          <draw:connector draw:style-name="gr4" draw:text-style-name="P6" draw:layer="layout" draw:type="line" svg:x1="5.236cm" svg:y1="25.547cm" svg:x2="5.236cm" svg:y2="25.978cm" draw:start-shape="id91" draw:start-glue-point="2" draw:end-shape="id92" draw:end-glue-point="0" svg:d="M5236 25547v431" svg:viewBox="0 0 1 432">
            <text:p/>
          </draw:connector>
        </draw:g>
        <draw:g>
          <draw:custom-shape draw:style-name="gr62" draw:text-style-name="P7" draw:layer="layout" svg:width="5.969cm" svg:height="10.033cm" svg:x="17.65cm" svg:y="1.846cm">
            <text:p text:style-name="P1"><text:span text:style-name="T3">MapperGraph::LinkChainToScan()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8" xml:id="id95" draw:id="id95" draw:layer="layout" svg:width="4.169cm" svg:height="1.122cm" svg:x="18.452cm" svg:y="2.608cm">
            <text:p text:style-name="P3"><text:span text:style-name="T2">pose1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26" xml:id="id93" draw:id="id93" draw:layer="layout" svg:width="4.169cm" svg:height="0.889cm" svg:x="18.452cm" svg:y="4.085cm">
            <text:p text:style-name="P12"><text:span text:style-name="T1">MapperGraph::</text:span></text:p>
            <text:p text:style-name="P12"><text:span text:style-name="T1">GetClosestScanToPose()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7" xml:id="id96" draw:id="id96" draw:layer="layout" svg:width="4.169cm" svg:height="0.865cm" svg:x="18.452cm" svg:y="6.81cm">
            <text:p text:style-name="P12"><text:span text:style-name="T1">squareDist <text:s/>= </text:span></text:p>
            <text:p text:style-name="P12"><text:span text:style-name="T1">square(pose1-pose2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4.974cm" svg:x2="20.536cm" svg:y2="5.31cm" draw:start-shape="id93" draw:start-glue-point="2" draw:end-shape="id94" svg:d="M20536 4974v336" svg:viewBox="0 0 1 337">
            <text:p/>
          </draw:connector>
          <draw:connector draw:style-name="gr4" draw:text-style-name="P6" draw:layer="layout" draw:type="line" svg:x1="20.536cm" svg:y1="3.73cm" svg:x2="20.536cm" svg:y2="4.085cm" draw:start-shape="id95" draw:start-glue-point="2" draw:end-shape="id93" draw:end-glue-point="0" svg:d="M20536 3730v355" svg:viewBox="0 0 1 356">
            <text:p/>
          </draw:connector>
          <draw:custom-shape draw:style-name="gr6" draw:text-style-name="P4" xml:id="id97" draw:id="id97" draw:layer="layout" svg:width="4.169cm" svg:height="0.869cm" svg:x="18.452cm" svg:y="8.078cm">
            <text:p text:style-name="P3"><text:span text:style-name="T2">if (squareDist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7.675cm" svg:x2="20.536cm" svg:y2="8.078cm" draw:start-shape="id96" draw:start-glue-point="2" draw:end-shape="id97" draw:end-glue-point="0" svg:d="M20536 7675v403" svg:viewBox="0 0 1 404">
            <text:p/>
          </draw:connector>
          <draw:custom-shape draw:style-name="gr66" draw:text-style-name="P20" xml:id="id94" draw:id="id94" draw:layer="layout" svg:width="4.169cm" svg:height="1.108cm" svg:x="18.452cm" svg:y="5.31cm">
            <text:p text:style-name="P12"><text:span text:style-name="T1">pose2 = </text:span></text:p>
            <text:p text:style-name="P12"><text:span text:style-name="T1">LocalizedRangeScan::</text:span></text:p>
            <text:p text:style-name="P12"><text:span text:style-name="T1">GetReference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6.418cm" svg:x2="20.536cm" svg:y2="6.81cm" draw:start-shape="id94" draw:start-glue-point="2" draw:end-shape="id96" draw:end-glue-point="0" svg:d="M20536 6418v392" svg:viewBox="0 0 1 393">
            <text:p/>
          </draw:connector>
          <draw:connector draw:style-name="gr4" draw:text-style-name="P6" draw:layer="layout" svg:x1="22.621cm" svg:y1="8.512cm" svg:x2="22.621cm" svg:y2="11.112cm" draw:start-shape="id97" draw:start-glue-point="1" draw:end-shape="id98" svg:d="M22621 8512h500v2600h-500" svg:viewBox="0 0 501 2601">
            <text:p/>
          </draw:connector>
          <draw:custom-shape draw:style-name="gr67" draw:text-style-name="P27" xml:id="id99" draw:id="id99" draw:layer="layout" svg:width="4.169cm" svg:height="0.869cm" svg:x="18.452cm" svg:y="9.3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98" draw:id="id98" draw:layer="layout" svg:width="4.169cm" svg:height="0.869cm" svg:x="18.452cm" svg:y="10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8.947cm" svg:x2="20.536cm" svg:y2="9.378cm" draw:start-shape="id97" draw:start-glue-point="2" draw:end-shape="id99" draw:end-glue-point="0" svg:d="M20536 8947v431" svg:viewBox="0 0 1 432">
            <text:p/>
          </draw:connector>
          <draw:connector draw:style-name="gr4" draw:text-style-name="P6" draw:layer="layout" draw:type="line" svg:x1="20.536cm" svg:y1="10.247cm" svg:x2="20.536cm" svg:y2="10.678cm" draw:start-shape="id99" draw:start-glue-point="2" draw:end-shape="id98" draw:end-glue-point="0" svg:d="M20536 10247v431" svg:viewBox="0 0 1 432">
            <text:p/>
          </draw:connector>
        </draw:g>
        <draw:g>
          <draw:custom-shape draw:style-name="gr68" draw:text-style-name="P7" draw:layer="layout" svg:width="5.969cm" svg:height="12.192cm" svg:x="17.51cm" svg:y="14.589cm">
            <text:p text:style-name="P1"><text:span text:style-name="T3">MapperGraph::LinkNearChains()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10" xml:id="id102" draw:id="id102" draw:layer="layout" svg:width="4.169cm" svg:height="1.122cm" svg:x="18.452cm" svg:y="15.308cm">
            <text:p text:style-name="P3"><text:span text:style-name="T2">nearChains = </text:span></text:p>
            <text:p text:style-name="P3"><text:span text:style-name="T2">MapperGraph::</text:span></text:p>
            <text:p text:style-name="P3"><text:span text:style-name="T2">FindNearChains()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17" xml:id="id100" draw:id="id100" draw:layer="layout" svg:width="4.169cm" svg:height="0.889cm" svg:x="18.452cm" svg:y="16.785cm">
            <text:p text:style-name="P12"><text:span text:style-name="T1">for (nearChain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17" xml:id="id103" draw:id="id103" draw:layer="layout" svg:width="4.169cm" svg:height="0.865cm" svg:x="18.452cm" svg:y="19.31cm">
            <text:p text:style-name="P12"><text:span text:style-name="T1">continu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7.674cm" svg:x2="20.536cm" svg:y2="18.01cm" draw:start-shape="id100" draw:start-glue-point="2" draw:end-shape="id101" svg:d="M20536 17674v336" svg:viewBox="0 0 1 337">
            <text:p/>
          </draw:connector>
          <draw:connector draw:style-name="gr4" draw:text-style-name="P6" draw:layer="layout" draw:type="line" svg:x1="20.536cm" svg:y1="16.43cm" svg:x2="20.536cm" svg:y2="16.785cm" draw:start-shape="id102" draw:start-glue-point="2" draw:end-shape="id100" draw:end-glue-point="0" svg:d="M20536 16430v355" svg:viewBox="0 0 1 356">
            <text:p/>
          </draw:connector>
          <draw:custom-shape draw:style-name="gr72" draw:text-style-name="P11" xml:id="id104" draw:id="id104" draw:layer="layout" svg:width="4.169cm" svg:height="1.089cm" svg:x="18.452cm" svg:y="20.55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20.536cm" svg:y1="20.175cm" svg:x2="20.536cm" svg:y2="20.558cm" draw:start-shape="id103" draw:start-glue-point="2" draw:end-shape="id104" draw:end-glue-point="0" svg:d="M20536 20175v383" svg:viewBox="0 0 1 384">
            <text:p/>
          </draw:connector>
          <draw:custom-shape draw:style-name="gr73" draw:text-style-name="P17" xml:id="id101" draw:id="id101" draw:layer="layout" svg:width="4.169cm" svg:height="0.897cm" svg:x="18.452cm" svg:y="18.01cm">
            <text:p text:style-name="P12"><text:span text:style-name="T1">if (chains,size() &lt; threshol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18.907cm" svg:x2="20.536cm" svg:y2="19.31cm" draw:start-shape="id101" draw:start-glue-point="2" draw:end-shape="id103" draw:end-glue-point="0" svg:d="M20536 18907v403" svg:viewBox="0 0 1 404">
            <text:p/>
          </draw:connector>
          <draw:connector draw:style-name="gr4" draw:text-style-name="P6" draw:layer="layout" svg:x1="22.621cm" svg:y1="22.512cm" svg:x2="22.621cm" svg:y2="17.229cm" draw:start-shape="id105" draw:start-glue-point="1" draw:end-shape="id100" draw:end-glue-point="1" svg:d="M22621 22512h500v-5283h-500" svg:viewBox="0 0 501 5284">
            <text:p/>
          </draw:connector>
          <draw:custom-shape draw:style-name="gr74" draw:text-style-name="P17" xml:id="id105" draw:id="id105" draw:layer="layout" svg:width="4.169cm" svg:height="0.869cm" svg:x="18.452cm" svg:y="22.078cm">
            <text:p text:style-name="P12"><text:span text:style-name="T1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6" draw:id="id106" draw:layer="layout" svg:width="4.169cm" svg:height="0.869cm" svg:x="18.452cm" svg:y="23.2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1.647cm" svg:x2="20.536cm" svg:y2="22.078cm" draw:start-shape="id104" draw:start-glue-point="2" draw:end-shape="id105" draw:end-glue-point="0" svg:d="M20536 21647v431" svg:viewBox="0 0 1 432">
            <text:p/>
          </draw:connector>
          <draw:connector draw:style-name="gr4" draw:text-style-name="P6" draw:layer="layout" draw:type="line" svg:x1="20.536cm" svg:y1="22.947cm" svg:x2="20.536cm" svg:y2="23.278cm" draw:start-shape="id105" draw:start-glue-point="2" draw:end-shape="id106" draw:end-glue-point="0" svg:d="M20536 22947v331" svg:viewBox="0 0 1 332">
            <text:p/>
          </draw:connector>
          <draw:custom-shape draw:style-name="gr75" draw:text-style-name="P26" xml:id="id107" draw:id="id107" draw:layer="layout" svg:width="4.169cm" svg:height="0.869cm" svg:x="18.452cm" svg:y="24.4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0.536cm" svg:y1="24.147cm" svg:x2="20.536cm" svg:y2="24.478cm" draw:start-shape="id106" draw:start-glue-point="2" draw:end-shape="id107" draw:end-glue-point="0" svg:d="M20536 24147v331" svg:viewBox="0 0 1 332">
            <text:p/>
          </draw:connector>
          <draw:custom-shape draw:style-name="gr6" draw:text-style-name="P4" xml:id="id108" draw:id="id108" draw:layer="layout" svg:width="4.169cm" svg:height="0.869cm" svg:x="18.452cm" svg:y="25.6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8.452cm" svg:y1="17.229cm" svg:x2="18.452cm" svg:y2="26.112cm" draw:start-shape="id100" draw:start-glue-point="3" draw:end-shape="id108" draw:end-glue-point="3" svg:d="M18452 17229h-502v8883h502" svg:viewBox="0 0 503 8884">
            <text:p/>
          </draw:connector>
        </draw:g>
      </draw:page>
      <draw:page draw:name="page4" draw:style-name="dp1" draw:master-page-name="Default">
        <draw:g>
          <draw:custom-shape draw:style-name="gr18" draw:text-style-name="P7" draw:layer="layout" svg:width="11.811cm" svg:height="15.367cm" svg:x="1cm" svg:y="1.381cm">
            <text:p text:style-name="P1"><text:span text:style-name="T3">MapperGraph::FindPossibleLoopClosure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09" draw:id="id109" draw:layer="layout" svg:width="4.63cm" svg:height="0.869cm" svg:x="1.749cm" svg:y="1.9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xml:id="id110" draw:id="id110" draw:layer="layout" svg:width="4.63cm" svg:height="1.245cm" svg:x="1.749cm" svg:y="3.286cm">
            <text:p text:style-name="P3"><text:span text:style-name="T1">nearLinkedScans = </text:span></text:p>
            <text:p text:style-name="P3"><text:span text:style-name="T1">MapperGraph</text:span><text:span text:style-name="T2">::</text:span></text:p>
            <text:p text:style-name="P3"><text:span text:style-name="T2">FindNearLinkedScans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2" draw:id="id112" draw:layer="layout" svg:width="4.63cm" svg:height="0.869cm" svg:x="1.749cm" svg:y="6.662cm">
            <text:p text:style-name="P3"><text:span text:style-name="T2">for (rStartNum : nScans)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14" xml:id="id113" draw:id="id113" draw:layer="layout" svg:width="4.63cm" svg:height="1.27cm" svg:x="1.749cm" svg:y="7.985cm">
            <text:p text:style-name="P12"><text:span text:style-name="T1">pCandidateScan = </text:span></text:p>
            <text:p text:style-name="P12"><text:span text:style-name="T1">ScanManager::</text:span></text:p>
            <text:p text:style-name="P12"><text:span text:style-name="T1">GetScan()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xml:id="id114" draw:id="id114" draw:layer="layout" svg:width="4.63cm" svg:height="0.869cm" svg:x="1.749cm" svg:y="9.662cm"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5" draw:id="id115" draw:layer="layout" svg:width="4.63cm" svg:height="0.869cm" svg:x="1.749cm" svg:y="10.962cm">
            <text:p text:style-name="P3"><text:span text:style-name="T2">If (squaredDistance &lt;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6" draw:id="id116" draw:layer="layout" svg:width="4.63cm" svg:height="0.869cm" svg:x="1.749cm" svg:y="12.362cm">
            <text:p text:style-name="P3"><text:span text:style-name="T2">if (pCandidateScan </text:span></text:p>
            <text:p text:style-name="P3"><text:span text:style-name="T2">in nearLinkedScans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17" draw:id="id117" draw:layer="layout" svg:width="4.63cm" svg:height="0.869cm" svg:x="1.749cm" svg:y="13.6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064cm" svg:y1="2.831cm" svg:x2="4.064cm" svg:y2="3.286cm" draw:start-shape="id109" draw:start-glue-point="2" draw:end-shape="id110" draw:end-glue-point="0" svg:d="M4064 2831v455" svg:viewBox="0 0 1 456">
            <text:p/>
          </draw:connector>
          <draw:custom-shape draw:style-name="gr23" draw:text-style-name="P15" xml:id="id111" draw:id="id111" draw:layer="layout" svg:width="4.63cm" svg:height="1.272cm" svg:x="1.749cm" svg:y="4.962cm">
            <text:p text:style-name="P3"><text:span text:style-name="T2">nScans=</text:span></text:p>
            <text:p text:style-name="P3"><text:span text:style-name="T2">ScanManager::</text:span></text:p>
            <text:p text:style-name="P3"><text:span text:style-name="T2">GetScans().siz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4.064cm" svg:y1="4.531cm" svg:x2="4.064cm" svg:y2="4.962cm" draw:start-shape="id110" draw:start-glue-point="2" draw:end-shape="id111" draw:end-glue-point="0" svg:d="M4064 4531v431" svg:viewBox="0 0 1 432">
            <text:p/>
          </draw:connector>
          <draw:connector draw:style-name="gr4" draw:text-style-name="P16" draw:layer="layout" draw:type="line" svg:x1="4.064cm" svg:y1="6.234cm" svg:x2="4.064cm" svg:y2="6.662cm" draw:start-shape="id111" draw:start-glue-point="2" draw:end-shape="id112" draw:end-glue-point="0" svg:d="M4064 6234v428" svg:viewBox="0 0 1 429">
            <text:p/>
          </draw:connector>
          <draw:connector draw:style-name="gr4" draw:text-style-name="P16" draw:layer="layout" draw:type="line" svg:x1="4.064cm" svg:y1="7.531cm" svg:x2="4.064cm" svg:y2="7.985cm" draw:start-shape="id112" draw:start-glue-point="2" draw:end-shape="id113" draw:end-glue-point="0" svg:d="M4064 7531v454" svg:viewBox="0 0 1 455">
            <text:p/>
          </draw:connector>
          <draw:connector draw:style-name="gr4" draw:text-style-name="P16" draw:layer="layout" draw:type="line" svg:x1="4.064cm" svg:y1="9.255cm" svg:x2="4.064cm" svg:y2="9.662cm" draw:start-shape="id113" draw:start-glue-point="2" draw:end-shape="id114" draw:end-glue-point="0" svg:d="M4064 9255v407" svg:viewBox="0 0 1 408">
            <text:p/>
          </draw:connector>
          <draw:connector draw:style-name="gr4" draw:text-style-name="P16" draw:layer="layout" draw:type="line" svg:x1="4.064cm" svg:y1="10.531cm" svg:x2="4.064cm" svg:y2="10.962cm" draw:start-shape="id114" draw:start-glue-point="2" draw:end-shape="id115" draw:end-glue-point="0" svg:d="M4064 10531v431" svg:viewBox="0 0 1 432">
            <text:p/>
          </draw:connector>
          <draw:connector draw:style-name="gr4" draw:text-style-name="P16" draw:layer="layout" draw:type="line" svg:x1="4.064cm" svg:y1="11.831cm" svg:x2="4.064cm" svg:y2="12.362cm" draw:start-shape="id115" draw:start-glue-point="2" draw:end-shape="id116" draw:end-glue-point="0" svg:d="M4064 11831v531" svg:viewBox="0 0 1 532">
            <text:p/>
          </draw:connector>
          <draw:connector draw:style-name="gr4" draw:text-style-name="P16" draw:layer="layout" draw:type="line" svg:x1="4.064cm" svg:y1="13.231cm" svg:x2="4.064cm" svg:y2="13.662cm" draw:start-shape="id116" draw:start-glue-point="2" draw:end-shape="id117" draw:end-glue-point="0" svg:d="M4064 13231v431" svg:viewBox="0 0 1 432">
            <text:p/>
          </draw:connector>
          <draw:connector draw:style-name="gr4" draw:text-style-name="P16" draw:layer="layout" svg:x1="6.379cm" svg:y1="12.796cm" svg:x2="6.379cm" svg:y2="15.396cm" draw:start-shape="id116" draw:start-glue-point="1" draw:end-shape="id118" draw:end-glue-point="1" svg:d="M6379 12796h501v2600h-501" svg:viewBox="0 0 502 2601">
            <text:p/>
          </draw:connector>
          <draw:connector draw:style-name="gr4" draw:text-style-name="P16" draw:layer="layout" svg:x1="6.379cm" svg:y1="11.396cm" svg:x2="9.964cm" svg:y2="12.362cm" draw:start-shape="id115" draw:start-glue-point="1" draw:end-shape="id119" draw:end-glue-point="0" svg:d="M6379 11396h3585v966" svg:viewBox="0 0 3586 967">
            <text:p/>
          </draw:connector>
          <draw:connector draw:style-name="gr4" draw:text-style-name="P16" draw:layer="layout" svg:x1="7.649cm" svg:y1="12.796cm" svg:x2="7.649cm" svg:y2="15.396cm" draw:start-shape="id119" draw:start-glue-point="3" draw:end-shape="id120" draw:end-glue-point="3" svg:d="M7649 12796h-501v2600h501" svg:viewBox="0 0 502 2601">
            <text:p/>
          </draw:connector>
          <draw:connector draw:style-name="gr4" draw:text-style-name="P16" draw:layer="layout" svg:x1="1.749cm" svg:y1="15.396cm" svg:x2="1.749cm" svg:y2="7.096cm" draw:start-shape="id118" draw:start-glue-point="3" draw:end-shape="id112" draw:end-glue-point="3" svg:d="M1749 15396h-501v-8300h501" svg:viewBox="0 0 502 8301">
            <text:p/>
          </draw:connector>
          <draw:custom-shape draw:style-name="gr21" draw:text-style-name="P4" xml:id="id118" draw:id="id118" draw:layer="layout" svg:width="4.63cm" svg:height="0.869cm" svg:x="1.749cm" svg:y="14.962cm">
            <text:p text:style-name="P3"><text:span text:style-name="T2">chain.push_back</text:span></text:p>
            <text:p text:style-name="P3"><text:span text:style-name="T2">(pCandidateScan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1" draw:id="id121" draw:layer="layout" svg:width="4.63cm" svg:height="0.869cm" svg:x="7.649cm" svg:y="6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draw:type="line" svg:x1="6.379cm" svg:y1="7.096cm" svg:x2="7.649cm" svg:y2="7.096cm" draw:start-shape="id112" draw:start-glue-point="1" draw:end-shape="id121" draw:end-glue-point="3" svg:d="M6379 7096h1270" svg:viewBox="0 0 1271 1">
            <text:p/>
          </draw:connector>
          <draw:custom-shape draw:style-name="gr21" draw:text-style-name="P4" xml:id="id119" draw:id="id119" draw:layer="layout" svg:width="4.63cm" svg:height="0.869cm" svg:x="7.649cm" svg:y="12.362cm">
            <text:p text:style-name="P3"><text:span text:style-name="T2">if (chain.size() &gt;= threshold)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2" draw:id="id122" draw:layer="layout" svg:width="4.63cm" svg:height="0.869cm" svg:x="7.649cm" svg:y="13.662cm">
            <text:p text:style-name="P3"><text:span text:style-name="T2">return chai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20" draw:id="id120" draw:layer="layout" svg:width="4.63cm" svg:height="0.869cm" svg:x="7.649cm" svg:y="14.962cm">
            <text:p text:style-name="P3"><text:span text:style-name="T2">chain.clea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6" draw:layer="layout" svg:x1="1.749cm" svg:y1="14.096cm" svg:x2="1.749cm" svg:y2="7.096cm" draw:start-shape="id117" draw:start-glue-point="3" draw:end-shape="id112" draw:end-glue-point="3" svg:d="M1749 14096h-501v-7000h501" svg:viewBox="0 0 502 7001">
            <text:p/>
          </draw:connector>
          <draw:connector draw:style-name="gr4" draw:text-style-name="P16" draw:layer="layout" draw:type="line" svg:x1="9.964cm" svg:y1="13.231cm" svg:x2="9.964cm" svg:y2="13.662cm" draw:start-shape="id119" draw:start-glue-point="2" draw:end-shape="id122" draw:end-glue-point="0" svg:d="M9964 13231v431" svg:viewBox="0 0 1 432">
            <text:p/>
          </draw:connector>
          <draw:connector draw:style-name="gr4" draw:text-style-name="P16" draw:layer="layout" svg:x1="9.964cm" svg:y1="15.831cm" svg:x2="1.749cm" svg:y2="7.096cm" draw:start-shape="id120" draw:start-glue-point="2" draw:end-shape="id112" draw:end-glue-point="3" svg:d="M9964 15831v500h-8716v-9235h501" svg:viewBox="0 0 8717 9236">
            <text:p/>
          </draw:connector>
        </draw:g>
        <draw:g>
          <draw:custom-shape draw:style-name="gr24" draw:text-style-name="P7" draw:layer="layout" svg:width="6.731cm" svg:height="8.232cm" svg:x="15.422cm" svg:y="1.404cm">
            <text:p text:style-name="P1"><text:span text:style-name="T3">MapperGraph::AddVertex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27" draw:id="id127" draw:layer="layout" svg:width="4.169cm" svg:height="0.869cm" svg:x="16.738cm" svg:y="2.061cm">
            <text:p text:style-name="P3"><text:span text:style-name="T2">if (pScan != NULL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xml:id="id125" draw:id="id125" draw:layer="layout" svg:width="4.169cm" svg:height="0.865cm" svg:x="16.738cm" svg:y="3.333cm">
            <text:p text:style-name="P3"><text:span text:style-name="T2">pvertex = </text:span></text:p>
            <text:p text:style-name="P3"><text:span text:style-name="T2">new Vertex&lt;LocalizedRangeScan&gt;(pScan)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17" xml:id="id123" draw:id="id123" draw:layer="layout" svg:width="4.169cm" svg:height="0.865cm" svg:x="16.738cm" svg:y="5.91cm">
            <text:p text:style-name="P12"><text:span text:style-name="T1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6.342cm" svg:x2="20.907cm" svg:y2="8.912cm" draw:start-shape="id123" draw:start-glue-point="1" draw:end-shape="id124" draw:end-glue-point="1" svg:d="M20907 6342h500v2570h-500" svg:viewBox="0 0 501 2571">
            <text:p/>
          </draw:connector>
          <draw:connector draw:style-name="gr4" draw:text-style-name="P6" draw:layer="layout" draw:type="line" svg:x1="18.822cm" svg:y1="4.198cm" svg:x2="18.822cm" svg:y2="4.61cm" draw:start-shape="id125" draw:start-glue-point="2" draw:end-shape="id126" svg:d="M18822 4198v412" svg:viewBox="0 0 1 413">
            <text:p/>
          </draw:connector>
          <draw:connector draw:style-name="gr4" draw:text-style-name="P6" draw:layer="layout" draw:type="line" svg:x1="18.822cm" svg:y1="2.93cm" svg:x2="18.822cm" svg:y2="3.333cm" draw:start-shape="id127" draw:start-glue-point="2" draw:end-shape="id125" draw:end-glue-point="0" svg:d="M18822 2930v403" svg:viewBox="0 0 1 404">
            <text:p/>
          </draw:connector>
          <draw:custom-shape draw:style-name="gr6" draw:text-style-name="P4" xml:id="id128" draw:id="id128" draw:layer="layout" svg:width="4.169cm" svg:height="0.869cm" svg:x="16.738cm" svg:y="7.178cm">
            <text:p text:style-name="P3"><text:span text:style-name="T2">SpaSolver::</text:span></text:p>
            <text:p text:style-name="P3"><text:span text:style-name="T2">AddNod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6.775cm" svg:x2="18.822cm" svg:y2="7.178cm" draw:start-shape="id123" draw:start-glue-point="2" draw:end-shape="id128" draw:end-glue-point="0" svg:d="M18822 6775v403" svg:viewBox="0 0 1 404">
            <text:p/>
          </draw:connector>
          <draw:custom-shape draw:style-name="gr26" draw:text-style-name="P18" xml:id="id126" draw:id="id126" draw:layer="layout" svg:width="4.169cm" svg:height="0.865cm" svg:x="16.738cm" svg:y="4.61cm">
            <text:p text:style-name="P3"><text:span text:style-name="T2">Graph&lt;LocalizedRangeScan&gt;::</text:span></text:p>
            <text:p text:style-name="P3"><text:span text:style-name="T2">AddVertex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8.822cm" svg:y1="5.475cm" svg:x2="18.822cm" svg:y2="5.91cm" draw:start-shape="id126" draw:start-glue-point="2" draw:end-shape="id123" draw:end-glue-point="0" svg:d="M18822 5475v435" svg:viewBox="0 0 1 436">
            <text:p/>
          </draw:connector>
          <draw:custom-shape draw:style-name="gr6" draw:text-style-name="P4" xml:id="id124" draw:id="id124" draw:layer="layout" svg:width="4.169cm" svg:height="0.869cm" svg:x="16.738cm" svg:y="8.4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0.907cm" svg:y1="2.495cm" svg:x2="20.907cm" svg:y2="8.912cm" draw:start-shape="id127" draw:start-glue-point="1" draw:end-shape="id124" draw:end-glue-point="1" svg:d="M20907 2495h500v6417h-500" svg:viewBox="0 0 501 6418">
            <text:p/>
          </draw:connector>
          <draw:connector draw:style-name="gr4" draw:text-style-name="P6" draw:layer="layout" draw:type="line" svg:x1="18.822cm" svg:y1="8.047cm" svg:x2="18.822cm" svg:y2="8.478cm" draw:start-shape="id128" draw:start-glue-point="2" draw:end-shape="id124" draw:end-glue-point="0" svg:d="M18822 8047v431" svg:viewBox="0 0 1 432">
            <text:p/>
          </draw:connector>
        </draw:g>
        <draw:g>
          <draw:custom-shape draw:style-name="gr27" draw:text-style-name="P7" draw:layer="layout" svg:width="10.541cm" svg:height="14.859cm" svg:x="14.208cm" svg:y="11.314cm">
            <text:p text:style-name="P1"><text:span text:style-name="T3">MapperGraph::AddEdges()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xml:id="id132" draw:id="id132" draw:layer="layout" svg:width="4.169cm" svg:height="0.869cm" svg:x="19.652cm" svg:y="11.561cm">
            <text:p text:style-name="P3"><text:span text:style-name="T2">if (MapperSensorManager::</text:span></text:p>
            <text:p text:style-name="P3"><text:span text:style-name="T2">GetLastScan() != NULL)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0" xml:id="id131" draw:id="id131" draw:layer="layout" svg:width="4.169cm" svg:height="0.865cm" svg:x="19.652cm" svg:y="12.833cm">
            <text:p text:style-name="P3"><text:span text:style-name="T2">MapperGraph::</text:span></text:p>
            <text:p text:style-name="P3"><text:span text:style-name="T2">LinkScans()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17" xml:id="id133" draw:id="id133" draw:layer="layout" svg:width="4.169cm" svg:height="0.865cm" svg:x="19.652cm" svg:y="15.41cm">
            <text:p text:style-name="P12"><text:span text:style-name="T1">for (devices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652cm" svg:y1="14.542cm" svg:x2="16.536cm" svg:y2="15.444cm" draw:start-shape="id129" draw:start-glue-point="3" draw:end-shape="id130" draw:end-glue-point="0" svg:d="M19652 14542h-3116v902" svg:viewBox="0 0 3117 903">
            <text:p/>
          </draw:connector>
          <draw:connector draw:style-name="gr4" draw:text-style-name="P6" draw:layer="layout" draw:type="line" svg:x1="21.736cm" svg:y1="13.698cm" svg:x2="21.736cm" svg:y2="14.11cm" draw:start-shape="id131" draw:start-glue-point="2" draw:end-shape="id129" svg:d="M21736 13698v412" svg:viewBox="0 0 1 413">
            <text:p/>
          </draw:connector>
          <draw:connector draw:style-name="gr4" draw:text-style-name="P6" draw:layer="layout" draw:type="line" svg:x1="21.736cm" svg:y1="12.43cm" svg:x2="21.736cm" svg:y2="12.833cm" draw:start-shape="id132" draw:start-glue-point="2" draw:end-shape="id131" draw:end-glue-point="0" svg:d="M21736 12430v403" svg:viewBox="0 0 1 404">
            <text:p/>
          </draw:connector>
          <draw:custom-shape draw:style-name="gr31" draw:text-style-name="P11" xml:id="id134" draw:id="id134" draw:layer="layout" svg:width="4.169cm" svg:height="1.102cm" svg:x="19.652cm" svg:y="16.678cm">
            <text:p text:style-name="P3"><text:span text:style-name="T2">response = </text:span></text:p>
            <text:p text:style-name="P3"><text:span text:style-name="T2">ScanMatcher::</text:span></text:p>
            <text:p text:style-name="P3"><text:span text:style-name="T2">MatchScan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6.275cm" svg:x2="21.736cm" svg:y2="16.678cm" draw:start-shape="id133" draw:start-glue-point="2" draw:end-shape="id134" draw:end-glue-point="0" svg:d="M21736 16275v403" svg:viewBox="0 0 1 404">
            <text:p/>
          </draw:connector>
          <draw:custom-shape draw:style-name="gr9" draw:text-style-name="P19" xml:id="id129" draw:id="id129" draw:layer="layout" svg:width="4.169cm" svg:height="0.865cm" svg:x="19.652cm" svg:y="14.11cm">
            <text:p text:style-name="P12"><text:span text:style-name="T1">if (MapperSensorManager::</text:span></text:p>
            <text:p text:style-name="P12"><text:span text:style-name="T1">GetLastScan() =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4.975cm" svg:x2="21.736cm" svg:y2="15.41cm" draw:start-shape="id129" draw:start-glue-point="2" draw:end-shape="id133" draw:end-glue-point="0" svg:d="M21736 14975v435" svg:viewBox="0 0 1 436">
            <text:p/>
          </draw:connector>
          <draw:custom-shape draw:style-name="gr15" draw:text-style-name="P13" xml:id="id135" draw:id="id135" draw:layer="layout" svg:width="4.169cm" svg:height="0.869cm" svg:x="19.652cm" svg:y="18.178cm">
            <text:p text:style-name="P12"><text:span text:style-name="T1">MapperGraph::</text:span></text:p>
            <text:p text:style-name="P12"><text:span text:style-name="T1">LinkScans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23.821cm" svg:y1="11.995cm" svg:x2="23.821cm" svg:y2="14.542cm" draw:start-shape="id132" draw:start-glue-point="1" draw:end-shape="id129" draw:end-glue-point="1" svg:d="M23821 11995h541v2547h-541" svg:viewBox="0 0 542 2548">
            <text:p/>
          </draw:connector>
          <draw:connector draw:style-name="gr4" draw:text-style-name="P6" draw:layer="layout" draw:type="line" svg:x1="21.736cm" svg:y1="17.78cm" svg:x2="21.736cm" svg:y2="18.178cm" draw:start-shape="id134" draw:start-glue-point="2" draw:end-shape="id135" draw:end-glue-point="0" svg:d="M21736 17780v398" svg:viewBox="0 0 1 399">
            <text:p/>
          </draw:connector>
          <draw:custom-shape draw:style-name="gr6" draw:text-style-name="P4" xml:id="id136" draw:id="id136" draw:layer="layout" svg:width="4.169cm" svg:height="0.869cm" svg:x="19.652cm" svg:y="19.478cm">
            <text:p text:style-name="P3"><text:span text:style-name="T2">if (response &gt; threshold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37" draw:id="id137" draw:layer="layout" svg:width="4.169cm" svg:height="0.869cm" svg:x="19.652cm" svg:y="20.7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8" xml:id="id130" draw:id="id130" draw:layer="layout" svg:width="4.169cm" svg:height="1.203cm" svg:x="14.452cm" svg:y="15.444cm">
            <text:p text:style-name="P3"><text:span text:style-name="T2">scanPose = </text:span></text:p>
            <text:p text:style-name="P3"><text:span text:style-name="T2">LocalizedRangeScan::</text:span></text:p>
            <text:p text:style-name="P3"><text:span text:style-name="T2">GetSensorPose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39" draw:id="id139" draw:layer="layout" svg:width="4.169cm" svg:height="0.869cm" svg:x="14.452cm" svg:y="17.078cm">
            <text:p text:style-name="P3"><text:span text:style-name="T2">add means/covarianc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40" draw:id="id140" draw:layer="layout" svg:width="4.169cm" svg:height="0.869cm" svg:x="14.452cm" svg:y="18.378cm">
            <text:p text:style-name="P12"><text:span text:style-name="T1">MapperGraph::</text:span></text:p>
            <text:p text:style-name="P12"><text:span text:style-name="T1">LinkChainToScan(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38" draw:id="id138" draw:layer="layout" svg:width="4.169cm" svg:height="0.869cm" svg:x="14.452cm" svg:y="19.778cm">
            <text:p text:style-name="P12"><text:span text:style-name="T1">MapperGraph::</text:span></text:p>
            <text:p text:style-name="P12"><text:span text:style-name="T1">LinkNearChai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42" draw:id="id142" draw:layer="layout" svg:width="4.169cm" svg:height="0.869cm" svg:x="14.452cm" svg:y="21.178cm">
            <text:p text:style-name="P3"><text:span text:style-name="T2">If (!means.empty()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xml:id="id143" draw:id="id143" draw:layer="layout" svg:width="4.169cm" svg:height="0.869cm" svg:x="14.452cm" svg:y="22.478cm">
            <text:p text:style-name="P12"><text:span text:style-name="T1">MapperGraph::</text:span></text:p>
            <text:p text:style-name="P12"><text:span text:style-name="T1">ComputeWeightedMean()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20" xml:id="id144" draw:id="id144" draw:layer="layout" svg:width="4.169cm" svg:height="0.869cm" svg:x="14.452cm" svg:y="23.678cm">
            <text:p text:style-name="P12"><text:span text:style-name="T1">LocalizedRangeScan::</text:span></text:p>
            <text:p text:style-name="P12"><text:span text:style-name="T1">SetSensorPo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21.736cm" svg:y1="19.047cm" svg:x2="21.736cm" svg:y2="19.478cm" draw:start-shape="id135" draw:start-glue-point="2" draw:end-shape="id136" draw:end-glue-point="0" svg:d="M21736 19047v431" svg:viewBox="0 0 1 432">
            <text:p/>
          </draw:connector>
          <draw:connector draw:style-name="gr4" draw:text-style-name="P6" draw:layer="layout" draw:type="line" svg:x1="21.736cm" svg:y1="20.347cm" svg:x2="21.736cm" svg:y2="20.778cm" draw:start-shape="id136" draw:start-glue-point="2" draw:end-shape="id137" draw:end-glue-point="0" svg:d="M21736 20347v431" svg:viewBox="0 0 1 432">
            <text:p/>
          </draw:connector>
          <draw:connector draw:style-name="gr4" draw:text-style-name="P6" draw:layer="layout" svg:x1="23.821cm" svg:y1="19.912cm" svg:x2="23.821cm" svg:y2="15.842cm" draw:start-shape="id136" draw:start-glue-point="1" draw:end-shape="id133" draw:end-glue-point="1" svg:d="M23821 19912h500v-4070h-500" svg:viewBox="0 0 501 4071">
            <text:p/>
          </draw:connector>
          <draw:connector draw:style-name="gr4" draw:text-style-name="P6" draw:layer="layout" svg:x1="23.821cm" svg:y1="21.212cm" svg:x2="23.821cm" svg:y2="15.842cm" draw:start-shape="id137" draw:start-glue-point="1" draw:end-shape="id133" draw:end-glue-point="1" svg:d="M23821 21212h500v-5370h-500" svg:viewBox="0 0 501 5371">
            <text:p/>
          </draw:connector>
          <draw:connector draw:style-name="gr4" draw:text-style-name="P6" draw:layer="layout" svg:x1="19.652cm" svg:y1="15.842cm" svg:x2="18.621cm" svg:y2="20.212cm" draw:start-shape="id133" draw:start-glue-point="3" draw:end-shape="id138" svg:d="M19652 15842h-516v4370h-515" svg:viewBox="0 0 1032 4371">
            <text:p/>
          </draw:connector>
          <draw:connector draw:style-name="gr4" draw:text-style-name="P6" draw:layer="layout" draw:type="line" svg:x1="16.536cm" svg:y1="16.647cm" svg:x2="16.536cm" svg:y2="17.078cm" draw:start-shape="id130" draw:start-glue-point="2" draw:end-shape="id139" draw:end-glue-point="0" svg:d="M16536 16647v431" svg:viewBox="0 0 1 432">
            <text:p/>
          </draw:connector>
          <draw:connector draw:style-name="gr4" draw:text-style-name="P6" xml:id="id141" draw:id="id141" draw:layer="layout" draw:type="line" svg:x1="16.536cm" svg:y1="18.378cm" svg:x2="16.536cm" svg:y2="18.378cm" draw:start-shape="id140" draw:start-glue-point="0" draw:end-shape="id140" draw:end-glue-point="0" svg:d="M16536 18378z" svg:viewBox="0 0 1 1">
            <text:p/>
          </draw:connector>
          <draw:connector draw:style-name="gr4" draw:text-style-name="P6" draw:layer="layout" draw:type="line" svg:x1="16.536cm" svg:y1="17.947cm" svg:x2="16.536cm" svg:y2="18.378cm" draw:start-shape="id139" draw:start-glue-point="2" draw:end-shape="id141" draw:end-glue-point="0" svg:d="M16536 17947v431" svg:viewBox="0 0 1 432">
            <text:p/>
          </draw:connector>
          <draw:connector draw:style-name="gr4" draw:text-style-name="P6" draw:layer="layout" draw:type="line" svg:x1="16.536cm" svg:y1="19.247cm" svg:x2="16.536cm" svg:y2="19.778cm" draw:start-shape="id140" draw:start-glue-point="2" draw:end-shape="id138" draw:end-glue-point="0" svg:d="M16536 19247v531" svg:viewBox="0 0 1 532">
            <text:p/>
          </draw:connector>
          <draw:connector draw:style-name="gr4" draw:text-style-name="P6" draw:layer="layout" draw:type="line" svg:x1="16.536cm" svg:y1="20.647cm" svg:x2="16.536cm" svg:y2="21.178cm" draw:start-shape="id138" draw:start-glue-point="2" draw:end-shape="id142" draw:end-glue-point="0" svg:d="M16536 20647v531" svg:viewBox="0 0 1 532">
            <text:p/>
          </draw:connector>
          <draw:connector draw:style-name="gr4" draw:text-style-name="P6" draw:layer="layout" draw:type="line" svg:x1="16.536cm" svg:y1="22.047cm" svg:x2="16.536cm" svg:y2="22.478cm" draw:start-shape="id142" draw:start-glue-point="2" draw:end-shape="id143" draw:end-glue-point="0" svg:d="M16536 22047v431" svg:viewBox="0 0 1 432">
            <text:p/>
          </draw:connector>
          <draw:connector draw:style-name="gr4" draw:text-style-name="P6" draw:layer="layout" draw:type="line" svg:x1="16.536cm" svg:y1="23.347cm" svg:x2="16.536cm" svg:y2="23.678cm" draw:start-shape="id143" draw:start-glue-point="2" draw:end-shape="id144" draw:end-glue-point="0" svg:d="M16536 23347v331" svg:viewBox="0 0 1 332">
            <text:p/>
          </draw:connector>
          <draw:connector draw:style-name="gr4" draw:text-style-name="P6" draw:layer="layout" svg:x1="18.621cm" svg:y1="21.612cm" svg:x2="18.621cm" svg:y2="25.412cm" draw:start-shape="id142" draw:start-glue-point="1" draw:end-shape="id145" draw:end-glue-point="1" svg:d="M18621 21612h500v3800h-500" svg:viewBox="0 0 501 3801">
            <text:p/>
          </draw:connector>
          <draw:custom-shape draw:style-name="gr6" draw:text-style-name="P4" xml:id="id145" draw:id="id145" draw:layer="layout" svg:width="4.169cm" svg:height="0.869cm" svg:x="14.452cm" svg:y="24.9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536cm" svg:y1="24.547cm" svg:x2="16.536cm" svg:y2="24.978cm" draw:start-shape="id144" draw:start-glue-point="2" draw:end-shape="id145" draw:end-glue-point="0" svg:d="M16536 24547v431" svg:viewBox="0 0 1 432">
            <text:p/>
          </draw:connector>
        </draw:g>
        <draw:g>
          <draw:custom-shape draw:style-name="gr34" draw:text-style-name="P7" draw:layer="layout" svg:width="5.896cm" svg:height="9.501cm" svg:x="4.375cm" svg:y="18.804cm">
            <text:p text:style-name="P1"><text:span text:style-name="T3">MapperGraph::LinkScans(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50" draw:id="id150" draw:layer="layout" svg:width="4.169cm" svg:height="0.869cm" svg:x="5.052cm" svg:y="19.461cm">
            <text:p text:style-name="P3"><text:span text:style-name="T2">isNewEdge = true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0" xml:id="id148" draw:id="id148" draw:layer="layout" svg:width="4.169cm" svg:height="1.143cm" svg:x="5.052cm" svg:y="20.685cm">
            <text:p text:style-name="P3"><text:span text:style-name="T2">pEdge = </text:span></text:p>
            <text:p text:style-name="P3"><text:span text:style-name="T2">MapperGraph::</text:span></text:p>
            <text:p text:style-name="P3"><text:span text:style-name="T2">AddEdge(isNewEdge)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17" xml:id="id151" draw:id="id151" draw:layer="layout" svg:width="4.169cm" svg:height="0.865cm" svg:x="5.052cm" svg:y="23.41cm">
            <text:p text:style-name="P12"><text:span text:style-name="T1">Edge::</text:span></text:p>
            <text:p text:style-name="P12"><text:span text:style-name="T1">SetLabel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5.112cm" svg:x2="9.221cm" svg:y2="27.612cm" draw:start-shape="id146" draw:start-glue-point="1" draw:end-shape="id147" draw:end-glue-point="1" svg:d="M9221 25112h500v2500h-500" svg:viewBox="0 0 501 2501">
            <text:p/>
          </draw:connector>
          <draw:connector draw:style-name="gr4" draw:text-style-name="P6" draw:layer="layout" draw:type="line" svg:x1="7.136cm" svg:y1="21.828cm" svg:x2="7.136cm" svg:y2="22.21cm" draw:start-shape="id148" draw:start-glue-point="2" draw:end-shape="id149" svg:d="M7136 21828v382" svg:viewBox="0 0 1 383">
            <text:p/>
          </draw:connector>
          <draw:connector draw:style-name="gr4" draw:text-style-name="P6" draw:layer="layout" draw:type="line" svg:x1="7.136cm" svg:y1="20.33cm" svg:x2="7.136cm" svg:y2="20.685cm" draw:start-shape="id150" draw:start-glue-point="2" draw:end-shape="id148" draw:end-glue-point="0" svg:d="M7136 20330v355" svg:viewBox="0 0 1 356">
            <text:p/>
          </draw:connector>
          <draw:custom-shape draw:style-name="gr6" draw:text-style-name="P4" xml:id="id146" draw:id="id146" draw:layer="layout" svg:width="4.169cm" svg:height="0.869cm" svg:x="5.052cm" svg:y="24.678cm">
            <text:p text:style-name="P3"><text:span text:style-name="T2">if (m_optimizer != NULL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4.275cm" svg:x2="7.136cm" svg:y2="24.678cm" draw:start-shape="id151" draw:start-glue-point="2" draw:end-shape="id146" draw:end-glue-point="0" svg:d="M7136 24275v403" svg:viewBox="0 0 1 404">
            <text:p/>
          </draw:connector>
          <draw:custom-shape draw:style-name="gr81" draw:text-style-name="P17" xml:id="id149" draw:id="id149" draw:layer="layout" svg:width="4.169cm" svg:height="0.865cm" svg:x="5.052cm" svg:y="22.21cm">
            <text:p text:style-name="P12"><text:span text:style-name="T1">if (isNewEdg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3.075cm" svg:x2="7.136cm" svg:y2="23.41cm" draw:start-shape="id149" draw:start-glue-point="2" draw:end-shape="id151" draw:end-glue-point="0" svg:d="M7136 23075v335" svg:viewBox="0 0 1 336">
            <text:p/>
          </draw:connector>
          <draw:custom-shape draw:style-name="gr6" draw:text-style-name="P4" xml:id="id152" draw:id="id152" draw:layer="layout" svg:width="4.169cm" svg:height="0.869cm" svg:x="5.052cm" svg:y="25.878cm">
            <text:p text:style-name="P3"><text:span text:style-name="T2">SpaSolver::</text:span></text:p>
            <text:p text:style-name="P3"><text:span text:style-name="T2">AddConstrain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9.221cm" svg:y1="22.642cm" svg:x2="9.221cm" svg:y2="27.612cm" draw:start-shape="id149" draw:start-glue-point="1" draw:end-shape="id147" draw:end-glue-point="1" svg:d="M9221 22642h500v4970h-500" svg:viewBox="0 0 501 4971">
            <text:p/>
          </draw:connector>
          <draw:connector draw:style-name="gr4" draw:text-style-name="P6" draw:layer="layout" draw:type="line" svg:x1="7.136cm" svg:y1="25.547cm" svg:x2="7.136cm" svg:y2="25.878cm" draw:start-shape="id146" draw:start-glue-point="2" draw:end-shape="id152" draw:end-glue-point="0" svg:d="M7136 25547v331" svg:viewBox="0 0 1 332">
            <text:p/>
          </draw:connector>
          <draw:custom-shape draw:style-name="gr6" draw:text-style-name="P4" xml:id="id147" draw:id="id147" draw:layer="layout" svg:width="4.169cm" svg:height="0.869cm" svg:x="5.052cm" svg:y="27.178cm">
            <text:p text:style-name="P3"><text:span text:style-name="T2">retur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7.136cm" svg:y1="26.747cm" svg:x2="7.136cm" svg:y2="27.178cm" draw:start-shape="id152" draw:start-glue-point="2" draw:end-shape="id147" draw:end-glue-point="0" svg:d="M7136 26747v431" svg:viewBox="0 0 1 432">
            <text:p/>
          </draw:connector>
        </draw:g>
      </draw:page>
      <draw:page draw:name="page5" draw:style-name="dp1" draw:master-page-name="Default">
        <draw:g>
          <draw:custom-shape draw:style-name="gr82" draw:text-style-name="P28" draw:layer="layout" svg:width="4.318cm" svg:height="4.145cm" svg:x="1.713cm" svg:y="1.697cm">
            <text:p text:style-name="P1"><text:span text:style-name="T3">SlamKarto::SlamKarto()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29" xml:id="id153" draw:id="id153" draw:layer="layout" svg:width="3.81cm" svg:height="0.762cm" svg:x="1.913cm" svg:y="2.411cm">
            <text:p text:style-name="P3"><text:span text:style-name="T3">SlamKarto::</text:span></text:p>
            <text:p text:style-name="P3"><text:span text:style-name="T3">laserCallback()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29" xml:id="id154" draw:id="id154" draw:layer="layout" svg:width="3.81cm" svg:height="0.762cm" svg:x="1.913cm" svg:y="3.625cm">
            <text:p text:style-name="P3"><text:span text:style-name="T3">mapper_ = </text:span></text:p>
            <text:p text:style-name="P3"><text:span text:style-name="T3">new karto::Mapper()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29" xml:id="id155" draw:id="id155" draw:layer="layout" svg:width="3.81cm" svg:height="0.762cm" svg:x="1.913cm" svg:y="4.839cm">
            <text:p text:style-name="P3"><text:span text:style-name="T3">solver_ = </text:span></text:p>
            <text:p text:style-name="P3"><text:span text:style-name="T3">new SpaSolver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818cm" svg:y1="3.173cm" svg:x2="3.818cm" svg:y2="3.625cm" draw:start-shape="id153" draw:start-glue-point="2" draw:end-shape="id154" draw:end-glue-point="0" svg:d="M3818 3173v452" svg:viewBox="0 0 1 453">
            <text:p/>
          </draw:connector>
          <draw:connector draw:style-name="gr4" draw:text-style-name="P6" draw:layer="layout" draw:type="line" svg:x1="3.818cm" svg:y1="4.387cm" svg:x2="3.818cm" svg:y2="4.839cm" draw:start-shape="id154" draw:start-glue-point="2" draw:end-shape="id155" draw:end-glue-point="0" svg:d="M3818 4387v452" svg:viewBox="0 0 1 453">
            <text:p/>
          </draw:connector>
        </draw:g>
        <draw:g>
          <draw:custom-shape draw:style-name="gr84" draw:text-style-name="P30" draw:layer="layout" svg:width="4.699cm" svg:height="7.62cm" svg:x="1.485cm" svg:y="6.354cm">
            <text:p text:style-name="P1"><text:span text:style-name="T3">SlamKarto::laserCallback()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29" xml:id="id156" draw:id="id156" draw:layer="layout" svg:width="3.429cm" svg:height="1.27cm" svg:x="1.866cm" svg:y="6.989cm">
            <text:p text:style-name="P3"><text:span text:style-name="T3">laser = </text:span></text:p>
            <text:p text:style-name="P3"><text:span text:style-name="T3">SlamKarto::</text:span></text:p>
            <text:p text:style-name="P3"><text:span text:style-name="T3">getLaser(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9" xml:id="id158" draw:id="id158" draw:layer="layout" svg:width="3.429cm" svg:height="0.762cm" svg:x="1.866cm" svg:y="9.711cm">
            <text:p text:style-name="P3"><text:span text:style-name="T3">SlamKarto::</text:span></text:p>
            <text:p text:style-name="P3"><text:span text:style-name="T3">addScan(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9" xml:id="id160" draw:id="id160" draw:layer="layout" svg:width="3.429cm" svg:height="0.762cm" svg:x="1.866cm" svg:y="11.925cm">
            <text:p text:style-name="P3"><text:span text:style-name="T3">SlamKarto::</text:span></text:p>
            <text:p text:style-name="P3"><text:span text:style-name="T3">updateMap(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9" xml:id="id157" draw:id="id157" draw:layer="layout" svg:width="3.429cm" svg:height="0.762cm" svg:x="1.866cm" svg:y="8.611cm">
            <text:p text:style-name="P3"><text:span text:style-name="T3">if (!laser)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9" xml:id="id161" draw:id="id161" draw:layer="layout" svg:width="3.429cm" svg:height="0.762cm" svg:x="1.866cm" svg:y="13.039cm">
            <text:p text:style-name="P3"><text:span text:style-name="T3">return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29" xml:id="id159" draw:id="id159" draw:layer="layout" svg:width="3.429cm" svg:height="0.762cm" svg:x="1.866cm" svg:y="10.825cm">
            <text:p text:style-name="P3"><text:span text:style-name="T3">if (update map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3.58cm" svg:y1="8.259cm" svg:x2="3.58cm" svg:y2="8.611cm" draw:start-shape="id156" draw:start-glue-point="2" draw:end-shape="id157" draw:end-glue-point="0" svg:d="M3580 8259v352" svg:viewBox="0 0 1 353">
            <text:p/>
          </draw:connector>
          <draw:connector draw:style-name="gr4" draw:text-style-name="P6" draw:layer="layout" draw:type="line" svg:x1="3.58cm" svg:y1="9.373cm" svg:x2="3.58cm" svg:y2="9.711cm" draw:start-shape="id157" draw:start-glue-point="2" draw:end-shape="id158" draw:end-glue-point="0" svg:d="M3580 9373v338" svg:viewBox="0 0 1 339">
            <text:p/>
          </draw:connector>
          <draw:connector draw:style-name="gr4" draw:text-style-name="P6" draw:layer="layout" draw:type="line" svg:x1="3.58cm" svg:y1="10.473cm" svg:x2="3.58cm" svg:y2="10.825cm" draw:start-shape="id158" draw:start-glue-point="2" draw:end-shape="id159" draw:end-glue-point="0" svg:d="M3580 10473v352" svg:viewBox="0 0 1 353">
            <text:p/>
          </draw:connector>
          <draw:connector draw:style-name="gr4" draw:text-style-name="P6" draw:layer="layout" draw:type="line" svg:x1="3.58cm" svg:y1="11.587cm" svg:x2="3.58cm" svg:y2="11.925cm" draw:start-shape="id159" draw:start-glue-point="2" draw:end-shape="id160" draw:end-glue-point="0" svg:d="M3580 11587v338" svg:viewBox="0 0 1 339">
            <text:p/>
          </draw:connector>
          <draw:connector draw:style-name="gr4" draw:text-style-name="P6" draw:layer="layout" draw:type="line" svg:x1="3.58cm" svg:y1="12.687cm" svg:x2="3.58cm" svg:y2="13.039cm" draw:start-shape="id160" draw:start-glue-point="2" draw:end-shape="id161" draw:end-glue-point="0" svg:d="M3580 12687v352" svg:viewBox="0 0 1 353">
            <text:p/>
          </draw:connector>
          <draw:connector draw:style-name="gr4" draw:text-style-name="P6" draw:layer="layout" svg:x1="5.295cm" svg:y1="8.992cm" svg:x2="5.295cm" svg:y2="13.42cm" draw:start-shape="id157" draw:start-glue-point="1" draw:end-shape="id161" svg:d="M5295 8992h500v4428h-500" svg:viewBox="0 0 501 4429">
            <text:p/>
          </draw:connector>
          <draw:connector draw:style-name="gr4" draw:text-style-name="P6" draw:layer="layout" svg:x1="5.295cm" svg:y1="11.206cm" svg:x2="5.295cm" svg:y2="13.42cm" draw:start-shape="id159" draw:start-glue-point="1" draw:end-shape="id161" draw:end-glue-point="1" svg:d="M5295 11206h500v2214h-500" svg:viewBox="0 0 501 2215">
            <text:p/>
          </draw:connector>
        </draw:g>
        <draw:g>
          <draw:custom-shape draw:style-name="gr87" draw:text-style-name="P28" draw:layer="layout" svg:width="5.334cm" svg:height="11.176cm" svg:x="1.235cm" svg:y="15.1cm">
            <text:p text:style-name="P1"><text:span text:style-name="T3">SlamKarto::getLaser()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31" xml:id="id162" draw:id="id162" draw:layer="layout" svg:width="4.548cm" svg:height="1.143cm" svg:x="1.616cm" svg:y="15.862cm">
            <text:p text:style-name="P12"><text:span text:style-name="T4">laser = </text:span></text:p>
            <text:p text:style-name="P12"><text:span text:style-name="T4">LaserRangeFinder::</text:span></text:p>
            <text:p text:style-name="P12"><text:span text:style-name="T4">CreateLaserRangeFinder()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29" xml:id="id163" draw:id="id163" draw:layer="layout" svg:width="4.548cm" svg:height="0.889cm" svg:x="1.638cm" svg:y="17.416cm">
            <text:p text:style-name="P3"><text:span text:style-name="T3">Sensor::</text:span></text:p>
            <text:p text:style-name="P3"><text:span text:style-name="T3">SetOffset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32" xml:id="id164" draw:id="id164" draw:layer="layout" svg:width="4.548cm" svg:height="0.889cm" svg:x="1.638cm" svg:y="18.716cm">
            <text:p text:style-name="P3"><text:span text:style-name="T3">LaserRangeFinder::</text:span></text:p>
            <text:p text:style-name="P3"><text:span text:style-name="T3">SetMin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31" xml:id="id165" draw:id="id165" draw:layer="layout" svg:width="4.548cm" svg:height="0.889cm" svg:x="1.638cm" svg:y="20.016cm">
            <text:p text:style-name="P12"><text:span text:style-name="T4">LaserRangeFinder::</text:span></text:p>
            <text:p text:style-name="P12"><text:span text:style-name="T4">SetMaximumRang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1" xml:id="id166" draw:id="id166" draw:layer="layout" svg:width="4.548cm" svg:height="0.889cm" svg:x="1.638cm" svg:y="21.316cm">
            <text:p text:style-name="P12"><text:span text:style-name="T4">LaserRangeFinder::</text:span></text:p>
            <text:p text:style-name="P12"><text:span text:style-name="T4">SetMin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31" xml:id="id167" draw:id="id167" draw:layer="layout" svg:width="4.548cm" svg:height="0.889cm" svg:x="1.638cm" svg:y="22.616cm">
            <text:p text:style-name="P12"><text:span text:style-name="T4">LaserRangeFinder::</text:span></text:p>
            <text:p text:style-name="P12"><text:span text:style-name="T4">SetMaximumAngl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31" xml:id="id168" draw:id="id168" draw:layer="layout" svg:width="4.548cm" svg:height="0.889cm" svg:x="1.638cm" svg:y="23.916cm">
            <text:p text:style-name="P12"><text:span text:style-name="T4">LaserRangeFinder::</text:span></text:p>
            <text:p text:style-name="P12"><text:span text:style-name="T4">SetAngularResolutio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29" xml:id="id169" draw:id="id169" draw:layer="layout" svg:width="4.548cm" svg:height="0.889cm" svg:x="1.64cm" svg:y="25.216cm">
            <text:p text:style-name="P3"><text:span text:style-name="T3">return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9cm" svg:y1="17.005cm" svg:x2="3.912cm" svg:y2="17.416cm" draw:start-shape="id162" draw:start-glue-point="2" draw:end-shape="id163" draw:end-glue-point="0" svg:d="M3890 17005l22 411" svg:viewBox="0 0 23 412">
            <text:p/>
          </draw:connector>
          <draw:connector draw:style-name="gr4" draw:text-style-name="P6" draw:layer="layout" draw:type="line" svg:x1="3.912cm" svg:y1="18.305cm" svg:x2="3.912cm" svg:y2="18.716cm" draw:start-shape="id163" draw:start-glue-point="2" draw:end-shape="id164" draw:end-glue-point="0" svg:d="M3912 18305v411" svg:viewBox="0 0 1 412">
            <text:p/>
          </draw:connector>
          <draw:connector draw:style-name="gr4" draw:text-style-name="P6" draw:layer="layout" draw:type="line" svg:x1="3.912cm" svg:y1="19.605cm" svg:x2="3.912cm" svg:y2="20.016cm" draw:start-shape="id164" draw:start-glue-point="2" draw:end-shape="id165" draw:end-glue-point="0" svg:d="M3912 19605v411" svg:viewBox="0 0 1 412">
            <text:p/>
          </draw:connector>
          <draw:connector draw:style-name="gr4" draw:text-style-name="P6" draw:layer="layout" draw:type="line" svg:x1="3.912cm" svg:y1="20.905cm" svg:x2="3.912cm" svg:y2="21.316cm" draw:start-shape="id165" draw:start-glue-point="2" draw:end-shape="id166" draw:end-glue-point="0" svg:d="M3912 20905v411" svg:viewBox="0 0 1 412">
            <text:p/>
          </draw:connector>
          <draw:connector draw:style-name="gr4" draw:text-style-name="P6" draw:layer="layout" draw:type="line" svg:x1="3.912cm" svg:y1="22.205cm" svg:x2="3.912cm" svg:y2="22.616cm" draw:start-shape="id166" draw:start-glue-point="2" draw:end-shape="id167" draw:end-glue-point="0" svg:d="M3912 22205v411" svg:viewBox="0 0 1 412">
            <text:p/>
          </draw:connector>
          <draw:connector draw:style-name="gr4" draw:text-style-name="P6" draw:layer="layout" draw:type="line" svg:x1="3.912cm" svg:y1="23.505cm" svg:x2="3.912cm" svg:y2="23.916cm" draw:start-shape="id167" draw:start-glue-point="2" draw:end-shape="id168" draw:end-glue-point="0" svg:d="M3912 23505v411" svg:viewBox="0 0 1 412">
            <text:p/>
          </draw:connector>
          <draw:connector draw:style-name="gr4" draw:text-style-name="P6" draw:layer="layout" draw:type="line" svg:x1="3.912cm" svg:y1="24.805cm" svg:x2="3.914cm" svg:y2="25.216cm" draw:start-shape="id168" draw:start-glue-point="2" draw:end-shape="id169" draw:end-glue-point="0" svg:d="M3912 24805l2 411" svg:viewBox="0 0 3 412">
            <text:p/>
          </draw:connector>
        </draw:g>
        <draw:g>
          <draw:custom-shape draw:style-name="gr95" draw:text-style-name="P30" draw:layer="layout" svg:width="6.35cm" svg:height="9.906cm" svg:x="6.9cm" svg:y="1.685cm">
            <text:p text:style-name="P1"><text:span text:style-name="T3">SlamKarto::addScan()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29" xml:id="id170" draw:id="id170" draw:layer="layout" svg:width="4.67cm" svg:height="0.889cm" svg:x="7.662cm" svg:y="2.32cm">
            <text:p text:style-name="P3"><text:span text:style-name="T3">if (SlamKarto::</text:span></text:p>
            <text:p text:style-name="P3"><text:span text:style-name="T3">getOdomPose(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71" draw:id="id171" draw:layer="layout" svg:width="4.67cm" svg:height="0.889cm" svg:x="7.662cm" svg:y="3.62cm">
            <text:p text:style-name="P3"><text:span text:style-name="T3">range_scan = </text:span></text:p>
            <text:p text:style-name="P3"><text:span text:style-name="T3">new karto::LocalizedRangeScan()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33" xml:id="id172" draw:id="id172" draw:layer="layout" svg:width="4.67cm" svg:height="0.889cm" svg:x="7.691cm" svg:y="4.92cm">
            <text:p text:style-name="P3"><text:span text:style-name="T3">LocalizedRangeScan::</text:span></text:p>
            <text:p text:style-name="P3"><text:span text:style-name="T3">SetOdometric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34" xml:id="id174" draw:id="id174" draw:layer="layout" svg:width="4.67cm" svg:height="0.889cm" svg:x="7.691cm" svg:y="6.22cm">
            <text:p text:style-name="P12"><text:span text:style-name="T4">LocalizedRangeScan::</text:span></text:p>
            <text:p text:style-name="P12"><text:span text:style-name="T4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35" xml:id="id175" draw:id="id175" draw:layer="layout" svg:width="4.67cm" svg:height="1.204cm" svg:x="7.691cm" svg:y="7.52cm">
            <text:p text:style-name="P3"><text:span text:style-name="T3">processed = </text:span></text:p>
            <text:p text:style-name="P3"><text:span text:style-name="T3">Mapper::</text:span></text:p>
            <text:p text:style-name="P3"><text:span text:style-name="T3">Proces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34" xml:id="id176" draw:id="id176" draw:layer="layout" svg:width="4.67cm" svg:height="0.889cm" svg:x="7.691cm" svg:y="9.152cm">
            <text:p text:style-name="P12"><text:span text:style-name="T4">LocalizedRangeScan::</text:span></text:p>
            <text:p text:style-name="P12"><text:span text:style-name="T4">G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73" draw:id="id173" draw:layer="layout" svg:width="4.67cm" svg:height="0.889cm" svg:x="7.691cm" svg:y="10.452cm">
            <text:p text:style-name="P3"><text:span text:style-name="T3">return process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9.997cm" svg:y1="3.209cm" svg:x2="9.997cm" svg:y2="3.62cm" draw:start-shape="id170" draw:start-glue-point="2" draw:end-shape="id171" draw:end-glue-point="0" svg:d="M9997 3209v411" svg:viewBox="0 0 1 412">
            <text:p/>
          </draw:connector>
          <draw:connector draw:style-name="gr4" draw:text-style-name="P6" draw:layer="layout" draw:type="line" svg:x1="9.997cm" svg:y1="4.509cm" svg:x2="10.026cm" svg:y2="4.92cm" draw:start-shape="id171" draw:start-glue-point="2" draw:end-shape="id172" draw:end-glue-point="0" svg:d="M9997 4509l29 411" svg:viewBox="0 0 30 412">
            <text:p/>
          </draw:connector>
          <draw:connector draw:style-name="gr4" draw:text-style-name="P6" draw:layer="layout" svg:x1="12.332cm" svg:y1="2.764cm" svg:x2="12.361cm" svg:y2="10.896cm" draw:start-shape="id170" draw:start-glue-point="1" draw:end-shape="id173" draw:end-glue-point="1" svg:d="M12332 2764h530v8132h-501" svg:viewBox="0 0 531 8133">
            <text:p/>
          </draw:connector>
          <draw:connector draw:style-name="gr4" draw:text-style-name="P6" draw:layer="layout" draw:type="line" svg:x1="10.026cm" svg:y1="5.809cm" svg:x2="10.026cm" svg:y2="6.22cm" draw:start-shape="id172" draw:start-glue-point="2" draw:end-shape="id174" draw:end-glue-point="0" svg:d="M10026 5809v411" svg:viewBox="0 0 1 412">
            <text:p/>
          </draw:connector>
          <draw:connector draw:style-name="gr4" draw:text-style-name="P6" draw:layer="layout" draw:type="line" svg:x1="10.026cm" svg:y1="7.109cm" svg:x2="10.026cm" svg:y2="7.52cm" draw:start-shape="id174" draw:start-glue-point="2" draw:end-shape="id175" draw:end-glue-point="0" svg:d="M10026 7109v411" svg:viewBox="0 0 1 412">
            <text:p/>
          </draw:connector>
          <draw:connector draw:style-name="gr4" draw:text-style-name="P6" draw:layer="layout" svg:x1="12.361cm" svg:y1="8.122cm" svg:x2="12.361cm" svg:y2="10.896cm" draw:start-shape="id175" draw:start-glue-point="1" draw:end-shape="id173" draw:end-glue-point="1" svg:d="M12361 8122h501v2774h-501" svg:viewBox="0 0 502 2775">
            <text:p/>
          </draw:connector>
          <draw:connector draw:style-name="gr4" draw:text-style-name="P6" draw:layer="layout" draw:type="line" svg:x1="10.026cm" svg:y1="8.724cm" svg:x2="10.026cm" svg:y2="9.152cm" draw:start-shape="id175" draw:start-glue-point="2" draw:end-shape="id176" draw:end-glue-point="0" svg:d="M10026 8724v428" svg:viewBox="0 0 1 429">
            <text:p/>
          </draw:connector>
          <draw:connector draw:style-name="gr4" draw:text-style-name="P6" draw:layer="layout" draw:type="line" svg:x1="10.026cm" svg:y1="10.041cm" svg:x2="10.026cm" svg:y2="10.452cm" draw:start-shape="id176" draw:start-glue-point="2" draw:end-shape="id173" draw:end-glue-point="0" svg:d="M10026 10041v411" svg:viewBox="0 0 1 412">
            <text:p/>
          </draw:connector>
        </draw:g>
      </draw:page>
      <draw:page draw:name="page6" draw:style-name="dp1" draw:master-page-name="Default">
        <draw:g>
          <draw:custom-shape draw:style-name="gr101" draw:text-style-name="P36" draw:layer="layout" svg:width="16.891cm" svg:height="29.083cm" svg:x="2.016cm" svg:y="1.381cm">
            <text:p text:style-name="P1"><text:span text:style-name="T3">Mapper::Process()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29" xml:id="id177" draw:id="id177" draw:layer="layout" svg:width="4.67cm" svg:height="0.889cm" svg:x="2.462cm" svg:y="2.02cm">
            <text:p text:style-name="P3"><text:span text:style-name="T3">if (p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0" draw:id="id180" draw:layer="layout" svg:width="4.67cm" svg:height="0.889cm" svg:x="13.962cm" svg:y="14.42cm">
            <text:p text:style-name="P3"><text:span text:style-name="T3">return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37" xml:id="id178" draw:id="id178" draw:layer="layout" svg:width="4.67cm" svg:height="1.263cm" svg:x="2.462cm" svg:y="3.22cm">
            <text:p text:style-name="P3"><text:span text:style-name="T3">pLaserRangeFinder = </text:span></text:p>
            <text:p text:style-name="P3"><text:span text:style-name="T3">LaserRangeFinder::</text:span></text:p>
            <text:p text:style-name="P3"><text:span text:style-name="T3">GetLaserRangeFind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79" draw:id="id179" draw:layer="layout" svg:width="4.67cm" svg:height="0.889cm" svg:x="2.462cm" svg:y="4.82cm">
            <text:p text:style-name="P3"><text:span text:style-name="T3">if (scan is invali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1" draw:id="id181" draw:layer="layout" svg:width="4.67cm" svg:height="0.889cm" svg:x="2.462cm" svg:y="6.02cm">
            <text:p text:style-name="P3"><text:span text:style-name="T3">if (m_Initialize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38" xml:id="id182" draw:id="id182" draw:layer="layout" svg:width="4.67cm" svg:height="0.889cm" svg:x="8.362cm" svg:y="7.02cm">
            <text:p text:style-name="P12"><text:span text:style-name="T4">Mapper::</text:span></text:p>
            <text:p text:style-name="P12"><text:span text:style-name="T4">Initializ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9" xml:id="id183" draw:id="id183" draw:layer="layout" svg:width="4.67cm" svg:height="1.178cm" svg:x="2.462cm" svg:y="7.82cm">
            <text:p text:style-name="P3"><text:span text:style-name="T3">pLastScan = </text:span></text:p>
            <text:p text:style-name="P3"><text:span text:style-name="T2">MapperSensorManager::</text:span></text:p>
            <text:p text:style-name="P3"><text:span text:style-name="T2">G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4" draw:id="id184" draw:layer="layout" svg:width="4.67cm" svg:height="0.889cm" svg:x="2.462cm" svg:y="9.32cm">
            <text:p text:style-name="P3"><text:span text:style-name="T3">if (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5" draw:id="id185" draw:layer="layout" svg:width="4.67cm" svg:height="0.889cm" svg:x="8.362cm" svg:y="10.32cm">
            <text:p text:style-name="P3"><text:span text:style-name="T3">get lastTransform p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34" xml:id="id187" draw:id="id187" draw:layer="layout" svg:width="4.67cm" svg:height="0.889cm" svg:x="8.391cm" svg:y="11.52cm">
            <text:p text:style-name="P12"><text:span text:style-name="T4">LocalizedRangeScan::</text:span></text:p>
            <text:p text:style-name="P12"><text:span text:style-name="T4">SetCorrected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40" xml:id="id186" draw:id="id186" draw:layer="layout" svg:width="4.67cm" svg:height="0.889cm" svg:x="2.462cm" svg:y="13.42cm">
            <text:p text:style-name="P12"><text:span text:style-name="T4">If (! Mapper::</text:span></text:p>
            <text:p text:style-name="P12"><text:span text:style-name="T4">HasMovedEnough() 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8" draw:id="id188" draw:layer="layout" svg:width="4.67cm" svg:height="0.889cm" svg:x="2.462cm" svg:y="14.62cm">
            <text:p text:style-name="P3"><text:span text:style-name="T3">covariance3x3.SetToIdentity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89" draw:id="id189" draw:layer="layout" svg:width="4.67cm" svg:height="0.889cm" svg:x="2.48cm" svg:y="15.82cm">
            <text:p text:style-name="P3"><text:span text:style-name="T3">if (useScanMatching </text:span></text:p>
            <text:p text:style-name="P3"><text:span text:style-name="T3">&amp;&amp; ! pLastScan != NULL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41" xml:id="id191" draw:id="id191" draw:layer="layout" svg:width="4.67cm" svg:height="0.889cm" svg:x="8.38cm" svg:y="16.82cm">
            <text:p text:style-name="P12"><text:span text:style-name="T1">ScanMatcher::</text:span></text:p>
            <text:p text:style-name="P3"><text:span text:style-name="T3">Match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34" xml:id="id192" draw:id="id192" draw:layer="layout" svg:width="4.67cm" svg:height="0.889cm" svg:x="8.391cm" svg:y="18.02cm">
            <text:p text:style-name="P12"><text:span text:style-name="T4">LocalizedRangeScan::</text:span></text:p>
            <text:p text:style-name="P12"><text:span text:style-name="T4">SetSensor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39" xml:id="id190" draw:id="id190" draw:layer="layout" svg:width="4.67cm" svg:height="0.856cm" svg:x="2.462cm" svg:y="19.023cm">
            <text:p text:style-name="P3"><text:span text:style-name="T2">MapperSensorManager::</text:span></text:p>
            <text:p text:style-name="P3"><text:span text:style-name="T2">Add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93" draw:id="id193" draw:layer="layout" svg:width="4.67cm" svg:height="0.889cm" svg:x="2.48cm" svg:y="20.22cm">
            <text:p text:style-name="P3"><text:span text:style-name="T3">if (useScanMatch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2" xml:id="id196" draw:id="id196" draw:layer="layout" svg:width="4.67cm" svg:height="0.889cm" svg:x="8.38cm" svg:y="21.22cm">
            <text:p text:style-name="P3"><text:span text:style-name="T3">MapperGraph::</text:span></text:p>
            <text:p text:style-name="P3"><text:span text:style-name="T3">AddVertex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2" xml:id="id198" draw:id="id198" draw:layer="layout" svg:width="4.67cm" svg:height="0.889cm" svg:x="8.38cm" svg:y="22.42cm">
            <text:p text:style-name="P3"><text:span text:style-name="T3">MapperGraph::</text:span></text:p>
            <text:p text:style-name="P3"><text:span text:style-name="T3">AddEdge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39" xml:id="id199" draw:id="id199" draw:layer="layout" svg:width="4.67cm" svg:height="0.856cm" svg:x="8.362cm" svg:y="23.623cm">
            <text:p text:style-name="P3"><text:span text:style-name="T2">MapperSensorManager::</text:span></text:p>
            <text:p text:style-name="P3"><text:span text:style-name="T2">AddRunning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200" draw:id="id200" draw:layer="layout" svg:width="4.67cm" svg:height="0.889cm" svg:x="8.38cm" svg:y="24.82cm">
            <text:p text:style-name="P3"><text:span text:style-name="T3">if (doLoopClos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2" xml:id="id197" draw:id="id197" draw:layer="layout" svg:width="4.67cm" svg:height="0.889cm" svg:x="13.98cm" svg:y="27.12cm">
            <text:p text:style-name="P3"><text:span text:style-name="T3">MapperGraph::</text:span></text:p>
            <text:p text:style-name="P3"><text:span text:style-name="T3">TryCloseLoop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201" draw:id="id201" draw:layer="layout" svg:width="4.67cm" svg:height="0.889cm" svg:x="13.98cm" svg:y="25.92cm">
            <text:p text:style-name="P3"><text:span text:style-name="T3">for each 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39" xml:id="id194" draw:id="id194" draw:layer="layout" svg:width="4.67cm" svg:height="0.856cm" svg:x="2.462cm" svg:y="28.123cm">
            <text:p text:style-name="P3"><text:span text:style-name="T2">MapperSensorManager::</text:span></text:p>
            <text:p text:style-name="P3"><text:span text:style-name="T2">SetLastSca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9" xml:id="id195" draw:id="id195" draw:layer="layout" svg:width="4.67cm" svg:height="0.889cm" svg:x="2.48cm" svg:y="29.32cm">
            <text:p text:style-name="P3"><text:span text:style-name="T3">return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4.797cm" svg:y1="2.909cm" svg:x2="4.797cm" svg:y2="3.22cm" draw:start-shape="id177" draw:start-glue-point="2" draw:end-shape="id178" draw:end-glue-point="0" svg:d="M4797 2909v311" svg:viewBox="0 0 1 312">
            <text:p/>
          </draw:connector>
          <draw:connector draw:style-name="gr4" draw:text-style-name="P6" draw:layer="layout" draw:type="line" svg:x1="4.797cm" svg:y1="4.483cm" svg:x2="4.797cm" svg:y2="4.82cm" draw:start-shape="id178" draw:start-glue-point="2" draw:end-shape="id179" draw:end-glue-point="0" svg:d="M4797 4483v337" svg:viewBox="0 0 1 338">
            <text:p/>
          </draw:connector>
          <draw:connector draw:style-name="gr4" draw:text-style-name="P6" draw:layer="layout" svg:x1="7.132cm" svg:y1="2.464cm" svg:x2="16.297cm" svg:y2="14.42cm" draw:start-shape="id177" draw:start-glue-point="1" draw:end-shape="id180" draw:end-glue-point="0" svg:d="M7132 2464h9165v11956" svg:viewBox="0 0 9166 11957">
            <text:p/>
          </draw:connector>
          <draw:connector draw:style-name="gr4" draw:text-style-name="P6" draw:layer="layout" svg:x1="7.132cm" svg:y1="5.264cm" svg:x2="16.297cm" svg:y2="14.42cm" draw:start-shape="id179" draw:start-glue-point="1" draw:end-shape="id180" draw:end-glue-point="0" svg:d="M7132 5264h9165v9156" svg:viewBox="0 0 9166 9157">
            <text:p/>
          </draw:connector>
          <draw:connector draw:style-name="gr4" draw:text-style-name="P6" draw:layer="layout" draw:type="line" svg:x1="4.797cm" svg:y1="5.709cm" svg:x2="4.797cm" svg:y2="6.02cm" draw:start-shape="id179" draw:start-glue-point="2" draw:end-shape="id181" draw:end-glue-point="0" svg:d="M4797 5709v311" svg:viewBox="0 0 1 312">
            <text:p/>
          </draw:connector>
          <draw:connector draw:style-name="gr4" draw:text-style-name="P6" draw:layer="layout" svg:x1="7.132cm" svg:y1="6.464cm" svg:x2="10.697cm" svg:y2="7.02cm" draw:start-shape="id181" draw:start-glue-point="1" draw:end-shape="id182" draw:end-glue-point="0" svg:d="M7132 6464h3565v556" svg:viewBox="0 0 3566 557">
            <text:p/>
          </draw:connector>
          <draw:connector draw:style-name="gr4" draw:text-style-name="P6" draw:layer="layout" draw:type="line" svg:x1="4.797cm" svg:y1="6.909cm" svg:x2="4.797cm" svg:y2="7.82cm" draw:start-shape="id181" draw:start-glue-point="2" draw:end-shape="id183" draw:end-glue-point="0" svg:d="M4797 6909v911" svg:viewBox="0 0 1 912">
            <text:p/>
          </draw:connector>
          <draw:connector draw:style-name="gr4" draw:text-style-name="P6" draw:layer="layout" svg:x1="10.697cm" svg:y1="7.909cm" svg:x2="7.132cm" svg:y2="8.409cm" draw:start-shape="id182" draw:start-glue-point="2" draw:end-shape="id183" draw:end-glue-point="1" svg:d="M10697 7909v500h-3565" svg:viewBox="0 0 3566 501">
            <text:p/>
          </draw:connector>
          <draw:connector draw:style-name="gr4" draw:text-style-name="P6" draw:layer="layout" draw:type="line" svg:x1="4.797cm" svg:y1="8.998cm" svg:x2="4.797cm" svg:y2="9.32cm" draw:start-shape="id183" draw:start-glue-point="2" draw:end-shape="id184" draw:end-glue-point="0" svg:d="M4797 8998v322" svg:viewBox="0 0 1 323">
            <text:p/>
          </draw:connector>
          <draw:connector draw:style-name="gr4" draw:text-style-name="P6" draw:layer="layout" svg:x1="7.132cm" svg:y1="9.764cm" svg:x2="10.697cm" svg:y2="10.32cm" draw:start-shape="id184" draw:start-glue-point="1" draw:end-shape="id185" draw:end-glue-point="0" svg:d="M7132 9764h3565v556" svg:viewBox="0 0 3566 557">
            <text:p/>
          </draw:connector>
          <draw:connector draw:style-name="gr4" draw:text-style-name="P6" draw:layer="layout" draw:type="line" svg:x1="4.797cm" svg:y1="10.209cm" svg:x2="4.797cm" svg:y2="13.42cm" draw:start-shape="id184" draw:start-glue-point="2" draw:end-shape="id186" draw:end-glue-point="0" svg:d="M4797 10209v3211" svg:viewBox="0 0 1 3212">
            <text:p/>
          </draw:connector>
          <draw:connector draw:style-name="gr4" draw:text-style-name="P6" draw:layer="layout" svg:x1="10.726cm" svg:y1="12.409cm" svg:x2="4.797cm" svg:y2="13.42cm" draw:start-shape="id187" draw:start-glue-point="2" draw:end-shape="id186" svg:d="M10726 12409v505h-5929v506" svg:viewBox="0 0 5930 1012">
            <text:p/>
          </draw:connector>
          <draw:connector draw:style-name="gr4" draw:text-style-name="P6" draw:layer="layout" svg:x1="7.132cm" svg:y1="13.864cm" svg:x2="16.297cm" svg:y2="14.42cm" draw:start-shape="id186" draw:start-glue-point="1" draw:end-shape="id180" draw:end-glue-point="0" svg:d="M7132 13864h9165v556" svg:viewBox="0 0 9166 557">
            <text:p/>
          </draw:connector>
          <draw:connector draw:style-name="gr4" draw:text-style-name="P6" draw:layer="layout" draw:type="line" svg:x1="10.697cm" svg:y1="11.209cm" svg:x2="10.726cm" svg:y2="11.52cm" draw:start-shape="id185" draw:start-glue-point="2" draw:end-shape="id187" draw:end-glue-point="0" svg:d="M10697 11209l29 311" svg:viewBox="0 0 30 312">
            <text:p/>
          </draw:connector>
          <draw:connector draw:style-name="gr4" draw:text-style-name="P6" draw:layer="layout" draw:type="line" svg:x1="4.797cm" svg:y1="14.309cm" svg:x2="4.797cm" svg:y2="14.62cm" draw:start-shape="id186" draw:start-glue-point="2" draw:end-shape="id188" draw:end-glue-point="0" svg:d="M4797 14309v311" svg:viewBox="0 0 1 312">
            <text:p/>
          </draw:connector>
          <draw:connector draw:style-name="gr4" draw:text-style-name="P6" draw:layer="layout" draw:type="line" svg:x1="4.797cm" svg:y1="15.509cm" svg:x2="4.815cm" svg:y2="15.82cm" draw:start-shape="id188" draw:start-glue-point="2" draw:end-shape="id189" draw:end-glue-point="0" svg:d="M4797 15509l18 311" svg:viewBox="0 0 19 312">
            <text:p/>
          </draw:connector>
          <draw:connector draw:style-name="gr4" draw:text-style-name="P6" draw:layer="layout" draw:type="line" svg:x1="4.815cm" svg:y1="16.709cm" svg:x2="4.797cm" svg:y2="19.023cm" draw:start-shape="id189" draw:start-glue-point="2" draw:end-shape="id190" draw:end-glue-point="0" svg:d="M4815 16709l-18 2314" svg:viewBox="0 0 19 2315">
            <text:p/>
          </draw:connector>
          <draw:connector draw:style-name="gr4" draw:text-style-name="P6" draw:layer="layout" svg:x1="7.15cm" svg:y1="16.264cm" svg:x2="10.715cm" svg:y2="16.82cm" draw:start-shape="id189" draw:start-glue-point="1" draw:end-shape="id191" draw:end-glue-point="0" svg:d="M7150 16264h3565v556" svg:viewBox="0 0 3566 557">
            <text:p/>
          </draw:connector>
          <draw:connector draw:style-name="gr4" draw:text-style-name="P6" draw:layer="layout" svg:x1="10.726cm" svg:y1="18.909cm" svg:x2="7.132cm" svg:y2="19.451cm" draw:start-shape="id192" draw:start-glue-point="2" draw:end-shape="id190" draw:end-glue-point="1" svg:d="M10726 18909v542h-3594" svg:viewBox="0 0 3595 543">
            <text:p/>
          </draw:connector>
          <draw:connector draw:style-name="gr4" draw:text-style-name="P6" draw:layer="layout" draw:type="line" svg:x1="10.715cm" svg:y1="17.709cm" svg:x2="10.726cm" svg:y2="18.02cm" draw:start-shape="id191" draw:start-glue-point="2" draw:end-shape="id192" draw:end-glue-point="0" svg:d="M10715 17709l11 311" svg:viewBox="0 0 12 312">
            <text:p/>
          </draw:connector>
          <draw:connector draw:style-name="gr4" draw:text-style-name="P6" draw:layer="layout" draw:type="line" svg:x1="4.797cm" svg:y1="19.879cm" svg:x2="4.815cm" svg:y2="20.22cm" draw:start-shape="id190" draw:start-glue-point="2" draw:end-shape="id193" draw:end-glue-point="0" svg:d="M4797 19879l18 341" svg:viewBox="0 0 19 342">
            <text:p/>
          </draw:connector>
          <draw:frame draw:style-name="gr111" draw:text-style-name="P43" draw:layer="layout" svg:width="1.016cm" svg:height="0.762cm" svg:x="8.085cm" svg:y="15.578cm">
            <draw:text-box>
              <text:p><text:span text:style-name="T5">y</text:span><text:span text:style-name="T5">e</text:span><text:span text:style-name="T5">s</text:span></text:p>
            </draw:text-box>
          </draw:frame>
          <draw:frame draw:style-name="gr111" draw:text-style-name="P43" draw:layer="layout" svg:width="1.016cm" svg:height="0.762cm" svg:x="4.885cm" svg:y="17.078cm">
            <draw:text-box>
              <text:p><text:span text:style-name="T5">n</text:span><text:span text:style-name="T5">o</text:span></text:p>
            </draw:text-box>
          </draw:frame>
          <draw:frame draw:style-name="gr111" draw:text-style-name="P43" draw:layer="layout" svg:width="1.016cm" svg:height="0.762cm" svg:x="8.085cm" svg:y="9.078cm">
            <draw:text-box>
              <text:p><text:span text:style-name="T5">y</text:span><text:span text:style-name="T5">e</text:span><text:span text:style-name="T5">s</text:span></text:p>
            </draw:text-box>
          </draw:frame>
          <draw:frame draw:style-name="gr111" draw:text-style-name="P43" draw:layer="layout" svg:width="1.016cm" svg:height="0.762cm" svg:x="8.085cm" svg:y="4.578cm">
            <draw:text-box>
              <text:p><text:span text:style-name="T5">y</text:span><text:span text:style-name="T5">e</text:span><text:span text:style-name="T5">s</text:span></text:p>
            </draw:text-box>
          </draw:frame>
          <draw:connector draw:style-name="gr4" draw:text-style-name="P6" draw:layer="layout" draw:type="line" svg:x1="4.815cm" svg:y1="21.109cm" svg:x2="4.797cm" svg:y2="28.123cm" draw:start-shape="id193" draw:start-glue-point="2" draw:end-shape="id194" draw:end-glue-point="0" svg:d="M4815 21109l-18 7014" svg:viewBox="0 0 19 7015">
            <text:p/>
          </draw:connector>
          <draw:connector draw:style-name="gr4" draw:text-style-name="P6" draw:layer="layout" draw:type="line" svg:x1="4.797cm" svg:y1="28.979cm" svg:x2="4.815cm" svg:y2="29.32cm" draw:start-shape="id194" draw:start-glue-point="2" draw:end-shape="id195" draw:end-glue-point="0" svg:d="M4797 28979l18 341" svg:viewBox="0 0 19 342">
            <text:p/>
          </draw:connector>
          <draw:connector draw:style-name="gr4" draw:text-style-name="P6" draw:layer="layout" svg:x1="7.15cm" svg:y1="20.664cm" svg:x2="10.715cm" svg:y2="21.22cm" draw:start-shape="id193" draw:start-glue-point="1" draw:end-shape="id196" draw:end-glue-point="0" svg:d="M7150 20664h3565v556" svg:viewBox="0 0 3566 557">
            <text:p/>
          </draw:connector>
          <draw:connector draw:style-name="gr4" draw:text-style-name="P6" draw:layer="layout" svg:x1="16.315cm" svg:y1="28.009cm" svg:x2="7.132cm" svg:y2="28.551cm" draw:start-shape="id197" draw:start-glue-point="2" draw:end-shape="id194" draw:end-glue-point="1" svg:d="M16315 28009v542h-9183" svg:viewBox="0 0 9184 543">
            <text:p/>
          </draw:connector>
          <draw:connector draw:style-name="gr4" draw:text-style-name="P6" draw:layer="layout" draw:type="line" svg:x1="10.715cm" svg:y1="22.109cm" svg:x2="10.715cm" svg:y2="22.42cm" draw:start-shape="id196" draw:start-glue-point="2" draw:end-shape="id198" draw:end-glue-point="0" svg:d="M10715 22109v311" svg:viewBox="0 0 1 312">
            <text:p/>
          </draw:connector>
          <draw:connector draw:style-name="gr4" draw:text-style-name="P6" draw:layer="layout" draw:type="line" svg:x1="10.715cm" svg:y1="23.309cm" svg:x2="10.697cm" svg:y2="23.623cm" draw:start-shape="id198" draw:start-glue-point="2" draw:end-shape="id199" draw:end-glue-point="0" svg:d="M10715 23309l-18 314" svg:viewBox="0 0 19 315">
            <text:p/>
          </draw:connector>
          <draw:connector draw:style-name="gr4" draw:text-style-name="P6" draw:layer="layout" draw:type="line" svg:x1="10.697cm" svg:y1="24.479cm" svg:x2="10.715cm" svg:y2="24.82cm" draw:start-shape="id199" draw:start-glue-point="2" draw:end-shape="id200" draw:end-glue-point="0" svg:d="M10697 24479l18 341" svg:viewBox="0 0 19 342">
            <text:p/>
          </draw:connector>
          <draw:connector draw:style-name="gr4" draw:text-style-name="P6" draw:layer="layout" draw:type="line" svg:x1="16.315cm" svg:y1="26.809cm" svg:x2="16.315cm" svg:y2="27.12cm" draw:start-shape="id201" draw:start-glue-point="2" draw:end-shape="id197" draw:end-glue-point="0" svg:d="M16315 26809v311" svg:viewBox="0 0 1 312">
            <text:p/>
          </draw:connector>
          <draw:connector draw:style-name="gr4" draw:text-style-name="P6" draw:layer="layout" svg:x1="13.05cm" svg:y1="25.264cm" svg:x2="16.315cm" svg:y2="25.92cm" draw:start-shape="id200" draw:start-glue-point="1" draw:end-shape="id201" draw:end-glue-point="0" svg:d="M13050 25264h3265v656" svg:viewBox="0 0 3266 657">
            <text:p/>
          </draw:connector>
          <draw:connector draw:style-name="gr4" draw:text-style-name="P6" draw:layer="layout" svg:x1="10.715cm" svg:y1="25.709cm" svg:x2="7.132cm" svg:y2="28.551cm" draw:start-shape="id200" draw:start-glue-point="2" draw:end-shape="id194" draw:end-glue-point="1" svg:d="M10715 25709v2842h-3583" svg:viewBox="0 0 3584 2843">
            <text:p/>
          </draw:connector>
          <draw:frame draw:style-name="gr111" draw:text-style-name="P43" draw:layer="layout" svg:width="1.016cm" svg:height="0.762cm" svg:x="4.885cm" svg:y="5.578cm">
            <draw:text-box>
              <text:p><text:span text:style-name="T5">n</text:span><text:span text:style-name="T5">o</text:span></text:p>
            </draw:text-box>
          </draw:frame>
          <draw:frame draw:style-name="gr111" draw:text-style-name="P43" draw:layer="layout" svg:width="1.016cm" svg:height="0.762cm" svg:x="4.885cm" svg:y="10.478cm">
            <draw:text-box>
              <text:p><text:span text:style-name="T5">n</text:span><text:span text:style-name="T5">o</text:span></text:p>
            </draw:text-box>
          </draw:frame>
          <draw:frame draw:style-name="gr111" draw:text-style-name="P43" draw:layer="layout" svg:width="1.016cm" svg:height="0.762cm" svg:x="8.085cm" svg:y="13.178cm">
            <draw:text-box>
              <text:p><text:span text:style-name="T5">y</text:span><text:span text:style-name="T5">e</text:span><text:span text:style-name="T5">s</text:span></text:p>
            </draw:text-box>
          </draw:frame>
          <draw:frame draw:style-name="gr111" draw:text-style-name="P43" draw:layer="layout" svg:width="1.016cm" svg:height="0.762cm" svg:x="4.885cm" svg:y="14.178cm">
            <draw:text-box>
              <text:p><text:span text:style-name="T5">n</text:span><text:span text:style-name="T5">o</text:span></text:p>
            </draw:text-box>
          </draw:frame>
          <draw:frame draw:style-name="gr111" draw:text-style-name="P43" draw:layer="layout" svg:width="1.016cm" svg:height="0.762cm" svg:x="8.085cm" svg:y="19.978cm">
            <draw:text-box>
              <text:p><text:span text:style-name="T5">y</text:span><text:span text:style-name="T5">e</text:span><text:span text:style-name="T5">s</text:span></text:p>
            </draw:text-box>
          </draw:frame>
          <draw:frame draw:style-name="gr111" draw:text-style-name="P43" draw:layer="layout" svg:width="1.016cm" svg:height="0.762cm" svg:x="4.885cm" svg:y="21.478cm">
            <draw:text-box>
              <text:p><text:span text:style-name="T5">n</text:span><text:span text:style-name="T5">o</text:span></text:p>
            </draw:text-box>
          </draw:frame>
          <draw:frame draw:style-name="gr111" draw:text-style-name="P43" draw:layer="layout" svg:width="1.016cm" svg:height="0.762cm" svg:x="13.785cm" svg:y="24.578cm">
            <draw:text-box>
              <text:p><text:span text:style-name="T5">y</text:span><text:span text:style-name="T5">e</text:span><text:span text:style-name="T5">s</text:span></text:p>
            </draw:text-box>
          </draw:frame>
          <draw:frame draw:style-name="gr111" draw:text-style-name="P43" draw:layer="layout" svg:width="1.016cm" svg:height="0.762cm" svg:x="10.685cm" svg:y="26.078cm">
            <draw:text-box>
              <text:p><text:span text:style-name="T5">n</text:span><text:span text:style-name="T5">o</text:span></text:p>
            </draw:text-box>
          </draw:frame>
          <draw:connector draw:style-name="gr4" draw:text-style-name="P6" draw:layer="layout" svg:x1="13.98cm" svg:y1="27.564cm" svg:x2="13.98cm" svg:y2="26.364cm" draw:start-shape="id197" draw:start-glue-point="3" draw:end-shape="id201" draw:end-glue-point="3" svg:d="M13980 27564h-501v-1200h501" svg:viewBox="0 0 502 1201">
            <text:p/>
          </draw:connector>
        </draw:g>
      </draw:page>
      <draw:page draw:name="page7" draw:style-name="dp1" draw:master-page-name="Default">
        <draw:g>
          <draw:custom-shape draw:style-name="gr112" draw:text-style-name="P21" draw:layer="layout" svg:width="23.695cm" svg:height="17.451cm" svg:x="1.581cm" svg:y="1.475cm">
            <text:p text:style-name="P1"><text:span text:style-name="T2">ScanMatcher::CorrelateScan()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44" xml:id="id202" draw:id="id202" draw:layer="layout" svg:width="4.63cm" svg:height="0.869cm" svg:x="2.261cm" svg:y="2.195cm">
            <text:p text:style-name="P3"><text:span text:style-name="T2">GridIndexLookup::</text:span></text:p>
            <text:p text:style-name="P3"><text:span text:style-name="T2">ComputeOffsets()</text:span></text:p>
            <draw:enhanced-geometry svg:viewBox="0 0 21600 21600" draw:type="rectangle" draw:enhanced-path="M 0 0 L 21600 0 21600 21600 0 21600 0 0 Z N"/>
          </draw:custom-shape>
          <draw:custom-shape draw:style-name="gr114" draw:text-style-name="P17" xml:id="id203" draw:id="id203" draw:layer="layout" svg:width="4.63cm" svg:height="0.869cm" svg:x="2.261cm" svg:y="3.3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15" draw:text-style-name="P45" xml:id="id204" draw:id="id204" draw:layer="layout" svg:width="4.63cm" svg:height="0.869cm" svg:x="2.261cm" svg:y="4.595cm">
            <text:p text:style-name="P12"><text:span text:style-name="T1">Grid&lt;kt_double&gt;::</text:span></text:p>
            <text:p text:style-name="P12"><text:span text:style-name="T1">Clear()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24" xml:id="id205" draw:id="id205" draw:layer="layout" svg:width="4.63cm" svg:height="0.869cm" svg:x="2.261cm" svg:y="5.824cm">
            <text:p text:style-name="P12"><text:span text:style-name="T1">CoordinateConverter::</text:span></text:p>
            <text:p text:style-name="P12"><text:span text:style-name="T1">SetOffset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3.064cm" svg:x2="4.576cm" svg:y2="3.395cm" draw:start-shape="id202" draw:start-glue-point="2" draw:end-shape="id203" draw:end-glue-point="0" svg:d="M4576 3064v331" svg:viewBox="0 0 1 332">
            <text:p/>
          </draw:connector>
          <draw:connector draw:style-name="gr4" draw:text-style-name="P6" draw:layer="layout" draw:type="line" svg:x1="4.576cm" svg:y1="4.264cm" svg:x2="4.576cm" svg:y2="4.595cm" draw:start-shape="id203" draw:start-glue-point="2" draw:end-shape="id204" draw:end-glue-point="0" svg:d="M4576 4264v331" svg:viewBox="0 0 1 332">
            <text:p/>
          </draw:connector>
          <draw:connector draw:style-name="gr4" draw:text-style-name="P6" draw:layer="layout" draw:type="line" svg:x1="4.576cm" svg:y1="5.464cm" svg:x2="4.576cm" svg:y2="5.824cm" draw:start-shape="id204" draw:start-glue-point="2" draw:end-shape="id205" draw:end-glue-point="0" svg:d="M4576 5464v360" svg:viewBox="0 0 1 361">
            <text:p/>
          </draw:connector>
          <draw:custom-shape draw:style-name="gr117" draw:text-style-name="P17" xml:id="id206" draw:id="id206" draw:layer="layout" svg:width="4.63cm" svg:height="0.869cm" svg:x="2.261cm" svg:y="6.995cm">
            <text:p text:style-name="P12"><text:span text:style-name="T1">get nX/nY/nAngles</text:span></text:p>
            <text:p text:style-name="P12"><text:span text:style-name="T1">/poseResponseSize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24" xml:id="id207" draw:id="id207" draw:layer="layout" svg:width="4.63cm" svg:height="1.231cm" svg:x="2.261cm" svg:y="8.224cm">
            <text:p text:style-name="P12"><text:span text:style-name="T1">startGridPoint = </text:span></text:p>
            <text:p text:style-name="P12"><text:span text:style-name="T1">CoordinateConverter::</text:span></text:p>
            <text:p text:style-name="P12"><text:span text:style-name="T1">WorldToGrid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6.693cm" svg:x2="4.576cm" svg:y2="6.995cm" draw:start-shape="id205" draw:start-glue-point="2" draw:end-shape="id206" draw:end-glue-point="0" svg:d="M4576 6693v302" svg:viewBox="0 0 1 303">
            <text:p/>
          </draw:connector>
          <draw:connector draw:style-name="gr4" draw:text-style-name="P6" draw:layer="layout" draw:type="line" svg:x1="4.576cm" svg:y1="7.864cm" svg:x2="4.576cm" svg:y2="8.224cm" draw:start-shape="id206" draw:start-glue-point="2" draw:end-shape="id207" draw:end-glue-point="0" svg:d="M4576 7864v360" svg:viewBox="0 0 1 361">
            <text:p/>
          </draw:connector>
          <draw:custom-shape draw:style-name="gr119" draw:text-style-name="P17" xml:id="id208" draw:id="id208" draw:layer="layout" svg:width="4.63cm" svg:height="0.869cm" svg:x="2.261cm" svg:y="9.795cm">
            <text:p text:style-name="P12"><text:span text:style-name="T1">for yPos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17" xml:id="id209" draw:id="id209" draw:layer="layout" svg:width="4.63cm" svg:height="0.869cm" svg:x="2.261cm" svg:y="11.095cm">
            <text:p text:style-name="P12"><text:span text:style-name="T1">for xPoses</text:span></text:p>
            <draw:enhanced-geometry svg:viewBox="0 0 21600 21600" draw:type="rectangle" draw:enhanced-path="M 0 0 L 21600 0 21600 21600 0 21600 0 0 Z N"/>
          </draw:custom-shape>
          <draw:custom-shape draw:style-name="gr121" draw:text-style-name="P17" xml:id="id210" draw:id="id210" draw:layer="layout" svg:width="4.63cm" svg:height="0.869cm" svg:x="2.261cm" svg:y="12.295cm">
            <text:p text:style-name="P12"><text:span text:style-name="T1">for angles</text:span></text:p>
            <draw:enhanced-geometry svg:viewBox="0 0 21600 21600" draw:type="rectangle" draw:enhanced-path="M 0 0 L 21600 0 21600 21600 0 21600 0 0 Z N"/>
          </draw:custom-shape>
          <draw:custom-shape draw:style-name="gr122" draw:text-style-name="P25" xml:id="id211" draw:id="id211" draw:layer="layout" svg:width="4.63cm" svg:height="1.165cm" svg:x="2.261cm" svg:y="13.524cm">
            <text:p text:style-name="P12"><text:span text:style-name="T1">response = </text:span></text:p>
            <text:p text:style-name="P12"><text:span text:style-name="T1">ScanMatcher::</text:span></text:p>
            <text:p text:style-name="P12"><text:span text:style-name="T1">GetRespons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9.455cm" svg:x2="4.576cm" svg:y2="9.795cm" draw:start-shape="id207" draw:start-glue-point="2" draw:end-shape="id208" draw:end-glue-point="0" svg:d="M4576 9455v340" svg:viewBox="0 0 1 341">
            <text:p/>
          </draw:connector>
          <draw:connector draw:style-name="gr4" draw:text-style-name="P6" draw:layer="layout" draw:type="line" svg:x1="4.576cm" svg:y1="10.664cm" svg:x2="4.576cm" svg:y2="11.095cm" draw:start-shape="id208" draw:start-glue-point="2" draw:end-shape="id209" draw:end-glue-point="0" svg:d="M4576 10664v431" svg:viewBox="0 0 1 432">
            <text:p/>
          </draw:connector>
          <draw:connector draw:style-name="gr4" draw:text-style-name="P6" draw:layer="layout" draw:type="line" svg:x1="4.576cm" svg:y1="11.964cm" svg:x2="4.576cm" svg:y2="12.295cm" draw:start-shape="id209" draw:start-glue-point="2" draw:end-shape="id210" draw:end-glue-point="0" svg:d="M4576 11964v331" svg:viewBox="0 0 1 332">
            <text:p/>
          </draw:connector>
          <draw:connector draw:style-name="gr4" draw:text-style-name="P6" draw:layer="layout" draw:type="line" svg:x1="4.576cm" svg:y1="13.164cm" svg:x2="4.576cm" svg:y2="13.524cm" draw:start-shape="id210" draw:start-glue-point="2" draw:end-shape="id211" draw:end-glue-point="0" svg:d="M4576 13164v360" svg:viewBox="0 0 1 361">
            <text:p/>
          </draw:connector>
          <draw:custom-shape draw:style-name="gr123" draw:text-style-name="P17" xml:id="id212" draw:id="id212" draw:layer="layout" svg:width="4.63cm" svg:height="0.869cm" svg:x="2.261cm" svg:y="15.095cm">
            <text:p text:style-name="P12"><text:span text:style-name="T1">if (doPenalize &amp;&amp; response != 0.0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4.689cm" svg:x2="4.576cm" svg:y2="15.095cm" draw:start-shape="id211" draw:start-glue-point="2" draw:end-shape="id212" draw:end-glue-point="0" svg:d="M4576 14689v406" svg:viewBox="0 0 1 407">
            <text:p/>
          </draw:connector>
          <draw:custom-shape draw:style-name="gr124" draw:text-style-name="P17" xml:id="id213" draw:id="id213" draw:layer="layout" svg:width="4.63cm" svg:height="0.869cm" svg:x="2.277cm" svg:y="16.295cm">
            <text:p text:style-name="P12"><text:span text:style-name="T1">response *= </text:span></text:p>
            <text:p text:style-name="P12"><text:span text:style-name="T1">distancePenalty * anglePenalt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4.576cm" svg:y1="15.964cm" svg:x2="4.592cm" svg:y2="16.295cm" draw:start-shape="id212" draw:start-glue-point="2" draw:end-shape="id213" draw:end-glue-point="0" svg:d="M4576 15964l16 331" svg:viewBox="0 0 17 332">
            <text:p/>
          </draw:connector>
          <draw:connector draw:style-name="gr4" draw:text-style-name="P6" draw:layer="layout" draw:type="line" svg:x1="4.592cm" svg:y1="17.164cm" svg:x2="4.592cm" svg:y2="17.495cm" draw:start-shape="id213" draw:start-glue-point="2" draw:end-shape="id214" draw:end-glue-point="0" svg:d="M4592 17164v331" svg:viewBox="0 0 1 332">
            <text:p/>
          </draw:connector>
          <draw:custom-shape draw:style-name="gr125" draw:text-style-name="P17" xml:id="id214" draw:id="id214" draw:layer="layout" svg:width="4.63cm" svg:height="0.869cm" svg:x="2.277cm" svg:y="17.495cm">
            <text:p text:style-name="P12"><text:span text:style-name="T1">store pose response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17" xml:id="id215" draw:id="id215" draw:layer="layout" svg:width="4.63cm" svg:height="0.869cm" svg:x="8.577cm" svg:y="3.3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6.891cm" svg:y1="15.529cm" svg:x2="6.907cm" svg:y2="17.929cm" draw:start-shape="id212" draw:start-glue-point="1" draw:end-shape="id214" draw:end-glue-point="1" svg:d="M6891 15529h860v2400h-844" svg:viewBox="0 0 861 2401">
            <text:p/>
          </draw:connector>
          <draw:connector draw:style-name="gr4" draw:text-style-name="P6" draw:layer="layout" svg:x1="2.277cm" svg:y1="17.929cm" svg:x2="2.261cm" svg:y2="12.729cm" draw:start-shape="id214" draw:start-glue-point="3" draw:end-shape="id210" draw:end-glue-point="3" svg:d="M2277 17929h-517v-5200h501" svg:viewBox="0 0 518 5201">
            <text:p/>
          </draw:connector>
          <draw:connector draw:style-name="gr4" draw:text-style-name="P6" draw:layer="layout" svg:x1="6.891cm" svg:y1="12.729cm" svg:x2="6.891cm" svg:y2="11.529cm" draw:start-shape="id210" draw:start-glue-point="1" draw:end-shape="id209" draw:end-glue-point="1" svg:d="M6891 12729h501v-1200h-501" svg:viewBox="0 0 502 1201">
            <text:p/>
          </draw:connector>
          <draw:connector draw:style-name="gr4" draw:text-style-name="P6" draw:layer="layout" svg:x1="2.261cm" svg:y1="11.529cm" svg:x2="2.261cm" svg:y2="10.229cm" draw:start-shape="id209" draw:start-glue-point="3" draw:end-shape="id208" draw:end-glue-point="3" svg:d="M2261 11529h-501v-1300h501" svg:viewBox="0 0 502 1301">
            <text:p/>
          </draw:connector>
          <draw:custom-shape draw:style-name="gr127" draw:text-style-name="P17" xml:id="id216" draw:id="id216" draw:layer="layout" svg:width="4.63cm" svg:height="0.869cm" svg:x="8.577cm" svg:y="4.595cm">
            <text:p text:style-name="P12"><text:span text:style-name="T1">cal bestResponse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17" xml:id="id217" draw:id="id217" draw:layer="layout" svg:width="4.63cm" svg:height="0.869cm" svg:x="8.577cm" svg:y="5.7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29" draw:text-style-name="P17" xml:id="id218" draw:id="id218" draw:layer="layout" svg:width="4.63cm" svg:height="0.869cm" svg:x="8.577cm" svg:y="6.995cm">
            <text:p text:style-name="P12"><text:span text:style-name="T1">save best 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0.892cm" svg:y1="4.264cm" svg:x2="10.892cm" svg:y2="4.595cm" draw:start-shape="id215" draw:start-glue-point="2" draw:end-shape="id216" draw:end-glue-point="0" svg:d="M10892 4264v331" svg:viewBox="0 0 1 332">
            <text:p/>
          </draw:connector>
          <draw:connector draw:style-name="gr4" draw:text-style-name="P6" draw:layer="layout" draw:type="line" svg:x1="10.892cm" svg:y1="5.464cm" svg:x2="10.892cm" svg:y2="5.795cm" draw:start-shape="id216" draw:start-glue-point="2" draw:end-shape="id217" draw:end-glue-point="0" svg:d="M10892 5464v331" svg:viewBox="0 0 1 332">
            <text:p/>
          </draw:connector>
          <draw:connector draw:style-name="gr4" draw:text-style-name="P6" draw:layer="layout" draw:type="line" svg:x1="10.892cm" svg:y1="6.664cm" svg:x2="10.892cm" svg:y2="6.995cm" draw:start-shape="id217" draw:start-glue-point="2" draw:end-shape="id218" draw:end-glue-point="0" svg:d="M10892 6664v331" svg:viewBox="0 0 1 332">
            <text:p/>
          </draw:connector>
          <draw:custom-shape draw:style-name="gr130" draw:text-style-name="P17" xml:id="id219" draw:id="id219" draw:layer="layout" svg:width="4.63cm" svg:height="0.869cm" svg:x="11.477cm" svg:y="8.595cm">
            <text:p text:style-name="P12"><text:span text:style-name="T1">for (poseResponseSize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8.577cm" svg:y1="6.229cm" svg:x2="8.577cm" svg:y2="3.829cm" draw:start-shape="id217" draw:start-glue-point="3" draw:end-shape="id215" svg:d="M8577 6229h-501v-2400h501" svg:viewBox="0 0 502 2401">
            <text:p/>
          </draw:connector>
          <draw:connector draw:style-name="gr4" draw:text-style-name="P6" draw:layer="layout" svg:x1="13.207cm" svg:y1="3.829cm" svg:x2="13.792cm" svg:y2="8.595cm" draw:start-shape="id215" draw:start-glue-point="1" draw:end-shape="id219" draw:end-glue-point="0" svg:d="M13207 3829h585v4766" svg:viewBox="0 0 586 4767">
            <text:p/>
          </draw:connector>
          <draw:custom-shape draw:style-name="gr131" draw:text-style-name="P17" xml:id="id220" draw:id="id220" draw:layer="layout" svg:width="4.63cm" svg:height="0.869cm" svg:x="11.477cm" svg:y="9.795cm">
            <text:p text:style-name="P12"><text:span text:style-name="T1">if (poseResponse[i] == bestRespons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7" xml:id="id221" draw:id="id221" draw:layer="layout" svg:width="4.63cm" svg:height="0.869cm" svg:x="11.492cm" svg:y="10.995cm">
            <text:p text:style-name="P12"><text:span text:style-name="T1">Add positions/thetaX/thetaY</text:span></text:p>
            <draw:enhanced-geometry svg:viewBox="0 0 21600 21600" draw:type="rectangle" draw:enhanced-path="M 0 0 L 21600 0 21600 21600 0 21600 0 0 Z N"/>
          </draw:custom-shape>
          <draw:custom-shape draw:style-name="gr133" draw:text-style-name="P17" xml:id="id222" draw:id="id222" draw:layer="layout" svg:width="4.63cm" svg:height="0.869cm" svg:x="14.492cm" svg:y="12.695cm">
            <text:p text:style-name="P12"><text:span text:style-name="T1">if (PoseCount &gt; 0)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17" xml:id="id223" draw:id="id223" draw:layer="layout" svg:width="4.63cm" svg:height="0.869cm" svg:x="14.492cm" svg:y="13.895cm">
            <text:p text:style-name="P12"><text:span text:style-name="T1">cal average position/thetaX/thetaY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3.792cm" svg:y1="9.464cm" svg:x2="13.792cm" svg:y2="9.795cm" draw:start-shape="id219" draw:start-glue-point="2" draw:end-shape="id220" draw:end-glue-point="0" svg:d="M13792 9464v331" svg:viewBox="0 0 1 332">
            <text:p/>
          </draw:connector>
          <draw:connector draw:style-name="gr4" draw:text-style-name="P6" draw:layer="layout" draw:type="line" svg:x1="13.792cm" svg:y1="10.664cm" svg:x2="13.807cm" svg:y2="10.995cm" draw:start-shape="id220" draw:start-glue-point="2" draw:end-shape="id221" draw:end-glue-point="0" svg:d="M13792 10664l15 331" svg:viewBox="0 0 16 332">
            <text:p/>
          </draw:connector>
          <draw:connector draw:style-name="gr4" draw:text-style-name="P6" draw:layer="layout" draw:type="line" svg:x1="16.807cm" svg:y1="13.564cm" svg:x2="16.807cm" svg:y2="13.895cm" draw:start-shape="id222" draw:start-glue-point="2" draw:end-shape="id223" draw:end-glue-point="0" svg:d="M16807 13564v331" svg:viewBox="0 0 1 332">
            <text:p/>
          </draw:connector>
          <draw:connector draw:style-name="gr4" draw:text-style-name="P6" draw:layer="layout" draw:line-skew="0.542cm" svg:x1="11.477cm" svg:y1="10.229cm" svg:x2="11.477cm" svg:y2="9.029cm" draw:start-shape="id220" draw:start-glue-point="3" draw:end-shape="id219" draw:end-glue-point="3" svg:d="M11477 10229h-607v-1200h607" svg:viewBox="0 0 608 1201">
            <text:p/>
          </draw:connector>
          <draw:connector draw:style-name="gr135" draw:text-style-name="P6" draw:layer="layout" svg:x1="16.107cm" svg:y1="9.029cm" svg:x2="16.807cm" svg:y2="12.695cm" draw:start-shape="id219" draw:start-glue-point="1" draw:end-shape="id222" draw:end-glue-point="0" svg:d="M16107 9029h700v3666" svg:viewBox="0 0 701 3667">
            <text:p/>
          </draw:connector>
          <draw:custom-shape draw:style-name="gr136" draw:text-style-name="P17" xml:id="id224" draw:id="id224" draw:layer="layout" svg:width="4.63cm" svg:height="0.869cm" svg:x="14.512cm" svg:y="15.095cm">
            <text:p text:style-name="P12"><text:span text:style-name="T1">If (!doingFineMatch)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25" xml:id="id225" draw:id="id225" draw:layer="layout" svg:width="4.63cm" svg:height="0.869cm" svg:x="14.512cm" svg:y="16.295cm">
            <text:p text:style-name="P12"><text:span text:style-name="T1">ScanMatcher::</text:span></text:p>
            <text:p text:style-name="P12"><text:span text:style-name="T1">ComputePositional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07cm" svg:y1="14.764cm" svg:x2="16.827cm" svg:y2="15.095cm" draw:start-shape="id223" draw:start-glue-point="2" draw:end-shape="id224" draw:end-glue-point="0" svg:d="M16807 14764l20 331" svg:viewBox="0 0 21 332">
            <text:p/>
          </draw:connector>
          <draw:connector draw:style-name="gr4" draw:text-style-name="P6" draw:layer="layout" draw:type="line" svg:x1="16.827cm" svg:y1="15.964cm" svg:x2="16.827cm" svg:y2="16.295cm" draw:start-shape="id224" draw:start-glue-point="2" draw:end-shape="id225" draw:end-glue-point="0" svg:d="M16827 15964v331" svg:viewBox="0 0 1 332">
            <text:p/>
          </draw:connector>
          <draw:connector draw:style-name="gr4" draw:text-style-name="P6" draw:layer="layout" svg:x1="14.492cm" svg:y1="13.129cm" svg:x2="14.512cm" svg:y2="15.529cm" draw:start-shape="id222" draw:start-glue-point="3" draw:end-shape="id224" draw:end-glue-point="3" svg:d="M14492 13129h-501v2400h521" svg:viewBox="0 0 522 2401">
            <text:p/>
          </draw:connector>
          <draw:custom-shape draw:style-name="gr138" draw:text-style-name="P25" xml:id="id226" draw:id="id226" draw:layer="layout" svg:width="4.63cm" svg:height="0.869cm" svg:x="20.323cm" svg:y="16.295cm">
            <text:p text:style-name="P12"><text:span text:style-name="T1">ScanMatcher::</text:span></text:p>
            <text:p text:style-name="P12"><text:span text:style-name="T1">ComputeAngularCovariance(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svg:x1="19.142cm" svg:y1="15.529cm" svg:x2="22.638cm" svg:y2="16.295cm" draw:start-shape="id224" draw:start-glue-point="1" draw:end-shape="id226" draw:end-glue-point="0" svg:d="M19142 15529h3496v766" svg:viewBox="0 0 3497 767">
            <text:p/>
          </draw:connector>
          <draw:custom-shape draw:style-name="gr139" draw:text-style-name="P17" xml:id="id227" draw:id="id227" draw:layer="layout" svg:width="4.63cm" svg:height="0.869cm" svg:x="14.512cm" svg:y="17.495cm">
            <text:p text:style-name="P12"><text:span text:style-name="T1">return rMean/bestResponse</text:span></text:p>
            <draw:enhanced-geometry svg:viewBox="0 0 21600 21600" draw:type="rectangle" draw:enhanced-path="M 0 0 L 21600 0 21600 21600 0 21600 0 0 Z N"/>
          </draw:custom-shape>
          <draw:connector draw:style-name="gr4" draw:text-style-name="P6" draw:layer="layout" draw:type="line" svg:x1="16.827cm" svg:y1="17.164cm" svg:x2="16.827cm" svg:y2="17.495cm" draw:start-shape="id225" draw:start-glue-point="2" draw:end-shape="id227" draw:end-glue-point="0" svg:d="M16827 17164v331" svg:viewBox="0 0 1 332">
            <text:p/>
          </draw:connector>
          <draw:connector draw:style-name="gr4" draw:text-style-name="P6" draw:layer="layout" svg:x1="22.638cm" svg:y1="17.164cm" svg:x2="19.142cm" svg:y2="17.929cm" draw:start-shape="id226" draw:start-glue-point="2" draw:end-shape="id227" draw:end-glue-point="1" svg:d="M22638 17164v765h-3496" svg:viewBox="0 0 3497 766">
            <text:p/>
          </draw:connector>
          <draw:connector draw:style-name="gr4" draw:text-style-name="P6" draw:layer="layout" svg:x1="6.891cm" svg:y1="10.229cm" svg:x2="10.892cm" svg:y2="3.395cm" draw:start-shape="id208" draw:start-glue-point="1" draw:end-shape="id215" draw:end-glue-point="0" svg:d="M6891 10229h843v-7336h3158v502" svg:viewBox="0 0 4002 7337">
            <text:p/>
          </draw:connector>
          <draw:connector draw:style-name="gr4" draw:text-style-name="P6" draw:layer="layout" svg:x1="6.891cm" svg:y1="3.829cm" svg:x2="6.891cm" svg:y2="7.429cm" draw:start-shape="id203" draw:start-glue-point="1" draw:end-shape="id206" draw:end-glue-point="1" svg:d="M6891 3829h501v3600h-501" svg:viewBox="0 0 502 3601">
            <text:p/>
          </draw:connector>
          <draw:connector draw:style-name="gr4" draw:text-style-name="P6" draw:layer="layout" svg:x1="8.577cm" svg:y1="7.429cm" svg:x2="8.577cm" svg:y2="3.829cm" draw:start-shape="id218" draw:start-glue-point="3" draw:end-shape="id215" draw:end-glue-point="3" svg:d="M8577 7429h-501v-3600h501" svg:viewBox="0 0 502 3601">
            <text:p/>
          </draw:connector>
          <draw:connector draw:style-name="gr4" draw:text-style-name="P6" draw:layer="layout" svg:x1="11.492cm" svg:y1="11.429cm" svg:x2="11.477cm" svg:y2="9.029cm" draw:start-shape="id221" draw:start-glue-point="3" draw:end-shape="id219" draw:end-glue-point="3" svg:d="M11492 11429h-516v-2400h501" svg:viewBox="0 0 517 2401">
            <text:p/>
          </draw:connector>
        </draw:g>
      </draw:page>
      <draw:page draw:name="page8" draw:style-name="dp1" draw:master-page-name="Default">
        <draw:g>
          <draw:custom-shape draw:style-name="gr140" draw:text-style-name="P7" draw:layer="layout" svg:width="16.637cm" svg:height="26.924cm" svg:x="0.683cm" svg:y="0.335cm">
            <text:p text:style-name="P1"><text:span text:style-name="T3">MapperGraph::FindNearChai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8" xml:id="id230" draw:id="id230" draw:layer="layout" svg:width="4.169cm" svg:height="1.122cm" svg:x="1.752cm" svg:y="1.208cm">
            <text:p text:style-name="P3"><text:span text:style-name="T2">pose = </text:span></text:p>
            <text:p text:style-name="P3"><text:span text:style-name="T2">LocalizedRangeScan::</text:span></text:p>
            <text:p text:style-name="P3"><text:span text:style-name="T2">GetReferencePos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26" xml:id="id228" draw:id="id228" draw:layer="layout" svg:width="4.169cm" svg:height="1.206cm" svg:x="1.752cm" svg:y="2.685cm">
            <text:p text:style-name="P12"><text:span text:style-name="T1">nearLinkedScans = </text:span></text:p>
            <text:p text:style-name="P12"><text:span text:style-name="T1">MapperGraph::</text:span></text:p>
            <text:p text:style-name="P12"><text:span text:style-name="T1">FindNearLinkedScan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7" xml:id="id231" draw:id="id231" draw:layer="layout" svg:width="4.169cm" svg:height="0.865cm" svg:x="1.752cm" svg:y="5.51cm">
            <text:p text:style-name="P12"><text:span text:style-name="T1">skip </text:span><text:span text:style-name="T6">current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3.891cm" svg:x2="3.836cm" svg:y2="4.245cm" draw:start-shape="id228" draw:start-glue-point="2" draw:end-shape="id229" svg:d="M3836 3891v354" svg:viewBox="0 0 1 355">
            <text:p/>
          </draw:connector>
          <draw:connector draw:style-name="gr4" draw:text-style-name="P6" draw:layer="layout" draw:type="line" svg:x1="3.836cm" svg:y1="2.33cm" svg:x2="3.836cm" svg:y2="2.685cm" draw:start-shape="id230" draw:start-glue-point="2" draw:end-shape="id228" draw:end-glue-point="0" svg:d="M3836 2330v355" svg:viewBox="0 0 1 356">
            <text:p/>
          </draw:connector>
          <draw:custom-shape draw:style-name="gr6" draw:text-style-name="P4" xml:id="id232" draw:id="id232" draw:layer="layout" svg:width="4.169cm" svg:height="0.869cm" svg:x="1.752cm" svg:y="6.778cm">
            <text:p text:style-name="P3"><text:span text:style-name="T2">skip </text:span><text:span text:style-name="T7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6.375cm" svg:x2="3.836cm" svg:y2="6.778cm" draw:start-shape="id231" draw:start-glue-point="2" draw:end-shape="id232" draw:end-glue-point="0" svg:d="M3836 6375v403" svg:viewBox="0 0 1 404">
            <text:p/>
          </draw:connector>
          <draw:custom-shape draw:style-name="gr143" draw:text-style-name="P17" xml:id="id229" draw:id="id229" draw:layer="layout" svg:width="4.169cm" svg:height="0.889cm" svg:x="1.752cm" svg:y="4.245cm">
            <text:p text:style-name="P12"><text:span text:style-name="T1">for (nearLinkedScan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5.134cm" svg:x2="3.836cm" svg:y2="5.51cm" draw:start-shape="id229" draw:start-glue-point="2" draw:end-shape="id231" draw:end-glue-point="0" svg:d="M3836 5134v376" svg:viewBox="0 0 1 377">
            <text:p/>
          </draw:connector>
          <draw:connector draw:style-name="gr4" draw:text-style-name="P6" draw:layer="layout" svg:x1="5.921cm" svg:y1="4.689cm" svg:x2="16.321cm" svg:y2="26.512cm" draw:start-shape="id229" draw:start-glue-point="1" draw:end-shape="id233" draw:end-glue-point="1" svg:d="M5921 4689h10900v21823h-500" svg:viewBox="0 0 10901 21824">
            <text:p/>
          </draw:connector>
          <draw:custom-shape draw:style-name="gr144" draw:text-style-name="P46" xml:id="id234" draw:id="id234" draw:layer="layout" svg:width="4.169cm" svg:height="0.869cm" svg:x="1.752cm" svg:y="7.978cm">
            <text:p text:style-name="P12"><text:span text:style-name="T1">add </text:span><text:span text:style-name="T8">nearScan</text:span><text:span text:style-name="T1"> to </text:span></text:p>
            <text:p text:style-name="P3"><text:span text:style-name="T9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33" draw:id="id233" draw:layer="layout" svg:width="4.169cm" svg:height="0.869cm" svg:x="12.152cm" svg:y="26.078cm">
            <text:p text:style-name="P3"><text:span text:style-name="T2">return nearChai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7.647cm" svg:x2="3.836cm" svg:y2="7.978cm" draw:start-shape="id232" draw:start-glue-point="2" draw:end-shape="id234" draw:end-glue-point="0" svg:d="M3836 7647v331" svg:viewBox="0 0 1 332">
            <text:p/>
          </draw:connector>
          <draw:connector draw:style-name="gr4" draw:text-style-name="P6" draw:layer="layout" draw:type="line" svg:x1="3.836cm" svg:y1="8.847cm" svg:x2="3.836cm" svg:y2="9.178cm" draw:start-shape="id234" draw:start-glue-point="2" draw:end-shape="id235" svg:d="M3836 8847v331" svg:viewBox="0 0 1 332">
            <text:p/>
          </draw:connector>
          <draw:custom-shape draw:style-name="gr145" draw:text-style-name="P46" xml:id="id235" draw:id="id235" draw:layer="layout" svg:width="4.169cm" svg:height="0.869cm" svg:x="1.752cm" svg:y="9.178cm">
            <text:p text:style-name="P12"><text:span text:style-name="T1">reset isValidChain = tr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46" xml:id="id236" draw:id="id236" draw:layer="layout" svg:width="4.169cm" svg:height="0.869cm" svg:x="1.752cm" svg:y="10.378cm">
            <text:p text:style-name="P12"><text:span text:style-name="T1">for (before </text:span><text:span text:style-name="T8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47" xml:id="id237" draw:id="id237" draw:layer="layout" svg:width="4.169cm" svg:height="0.869cm" svg:x="1.752cm" svg:y="11.578cm">
            <text:p text:style-name="P12"><text:span text:style-name="T1">if (</text:span><text:span text:style-name="T10">candidateScan</text:span><text:span text:style-name="T1"> </text:span></text:p>
            <text:p text:style-name="P3"><text:span text:style-name="T1">== </text:span><text:span text:style-name="T6">c</text:span><text:span text:style-name="T11">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46" xml:id="id238" draw:id="id238" draw:layer="layout" svg:width="4.169cm" svg:height="0.869cm" svg:x="1.766cm" svg:y="12.7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46" xml:id="id239" draw:id="id239" draw:layer="layout" svg:width="4.169cm" svg:height="0.869cm" svg:x="1.766cm" svg:y="13.9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46" xml:id="id240" draw:id="id240" draw:layer="layout" svg:width="4.169cm" svg:height="0.869cm" svg:x="1.766cm" svg:y="15.1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46" xml:id="id241" draw:id="id241" draw:layer="layout" svg:width="4.169cm" svg:height="0.869cm" svg:x="1.766cm" svg:y="16.378cm">
            <text:p text:style-name="P12"><text:span text:style-name="T1">add </text:span><text:span text:style-name="T10">candidateScan</text:span><text:span text:style-name="T1"> </text:span></text:p>
            <text:p text:style-name="P12"><text:span text:style-name="T1">to chain/</text:span><text:span text:style-name="T9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46" xml:id="id242" draw:id="id242" draw:layer="layout" svg:width="4.169cm" svg:height="0.869cm" svg:x="7.275cm" svg:y="16.478cm">
            <text:p text:style-name="P12"><text:span text:style-name="T1">add </text:span><text:span text:style-name="T8">nearScan</text:span><text:span text:style-name="T1"> to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46" xml:id="id243" draw:id="id243" draw:layer="layout" svg:width="4.169cm" svg:height="0.869cm" svg:x="7.252cm" svg:y="17.678cm">
            <text:p text:style-name="P12"><text:span text:style-name="T1">for (after </text:span><text:span text:style-name="T8">near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46" xml:id="id244" draw:id="id244" draw:layer="layout" svg:width="4.169cm" svg:height="0.869cm" svg:x="7.252cm" svg:y="18.878cm">
            <text:p text:style-name="P12"><text:span text:style-name="T1">if (</text:span><text:span text:style-name="T10">candidateScan</text:span><text:span text:style-name="T1"> </text:span></text:p>
            <text:p text:style-name="P12"><text:span text:style-name="T1">== </text:span><text:span text:style-name="T6">currentSca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46" xml:id="id245" draw:id="id245" draw:layer="layout" svg:width="4.169cm" svg:height="0.869cm" svg:x="7.266cm" svg:y="20.078cm">
            <text:p text:style-name="P12"><text:span text:style-name="T1">IsValidChain = fal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46" xml:id="id246" draw:id="id246" draw:layer="layout" svg:width="4.169cm" svg:height="0.869cm" svg:x="7.266cm" svg:y="21.278cm">
            <text:p text:style-name="P12"><text:span text:style-name="T1">cal squareDi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46" xml:id="id247" draw:id="id247" draw:layer="layout" svg:width="4.169cm" svg:height="0.869cm" svg:x="7.266cm" svg:y="22.478cm">
            <text:p text:style-name="P12"><text:span text:style-name="T1">if (squareDist &lt; thres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46" xml:id="id249" draw:id="id249" draw:layer="layout" svg:width="4.169cm" svg:height="0.869cm" svg:x="12.166cm" svg:y="23.678cm">
            <text:p text:style-name="P12"><text:span text:style-name="T1">if (isValidCha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46" xml:id="id250" draw:id="id250" draw:layer="layout" svg:width="4.169cm" svg:height="0.869cm" svg:x="12.166cm" svg:y="24.878cm">
            <text:p text:style-name="P12"><text:span text:style-name="T1">add chain to nearChains/</text:span></text:p>
            <text:p text:style-name="P12"><text:span text:style-name="T1">clear 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36cm" svg:y1="10.047cm" svg:x2="3.836cm" svg:y2="10.378cm" draw:start-shape="id235" draw:start-glue-point="2" draw:end-shape="id236" draw:end-glue-point="0" svg:d="M3836 10047v331" svg:viewBox="0 0 1 332">
            <text:p/>
          </draw:connector>
          <draw:connector draw:style-name="gr4" draw:text-style-name="P6" draw:layer="layout" draw:type="line" svg:x1="3.836cm" svg:y1="11.247cm" svg:x2="3.836cm" svg:y2="11.578cm" draw:start-shape="id236" draw:start-glue-point="2" draw:end-shape="id237" draw:end-glue-point="0" svg:d="M3836 11247v331" svg:viewBox="0 0 1 332">
            <text:p/>
          </draw:connector>
          <draw:connector draw:style-name="gr4" draw:text-style-name="P6" draw:layer="layout" draw:type="line" svg:x1="3.836cm" svg:y1="12.447cm" svg:x2="3.85cm" svg:y2="12.778cm" draw:start-shape="id237" draw:start-glue-point="2" draw:end-shape="id238" draw:end-glue-point="0" svg:d="M3836 12447l14 331" svg:viewBox="0 0 15 332">
            <text:p/>
          </draw:connector>
          <draw:connector draw:style-name="gr4" draw:text-style-name="P6" draw:layer="layout" svg:x1="1.752cm" svg:y1="5.942cm" svg:x2="1.752cm" svg:y2="4.689cm" draw:start-shape="id231" draw:start-glue-point="3" draw:end-shape="id229" draw:end-glue-point="3" svg:d="M1752 5942h-502v-1253h502" svg:viewBox="0 0 503 1254">
            <text:p/>
          </draw:connector>
          <draw:connector draw:style-name="gr4" draw:text-style-name="P6" draw:layer="layout" svg:x1="1.752cm" svg:y1="7.212cm" svg:x2="1.752cm" svg:y2="4.689cm" draw:start-shape="id232" draw:start-glue-point="3" draw:end-shape="id229" draw:end-glue-point="3" svg:d="M1752 7212h-502v-2523h502" svg:viewBox="0 0 503 2524">
            <text:p/>
          </draw:connector>
          <draw:custom-shape draw:style-name="gr160" draw:text-style-name="P46" xml:id="id248" draw:id="id248" draw:layer="layout" svg:width="4.169cm" svg:height="0.869cm" svg:x="7.266cm" svg:y="23.678cm">
            <text:p text:style-name="P12"><text:span text:style-name="T1">add </text:span><text:span text:style-name="T10">candidateScan</text:span><text:span text:style-name="T1"> </text:span></text:p>
            <text:p text:style-name="P12"><text:span text:style-name="T1">to chain/</text:span><text:span text:style-name="T9">processedSc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6" draw:layer="layout" draw:type="line" svg:x1="3.85cm" svg:y1="13.647cm" svg:x2="3.85cm" svg:y2="13.978cm" draw:start-shape="id238" draw:start-glue-point="2" draw:end-shape="id239" draw:end-glue-point="0" svg:d="M3850 13647v331" svg:viewBox="0 0 1 332">
            <text:p/>
          </draw:connector>
          <draw:connector draw:style-name="gr4" draw:text-style-name="P6" draw:layer="layout" draw:type="line" svg:x1="3.85cm" svg:y1="14.847cm" svg:x2="3.85cm" svg:y2="15.178cm" draw:start-shape="id239" draw:start-glue-point="2" draw:end-shape="id240" draw:end-glue-point="0" svg:d="M3850 14847v331" svg:viewBox="0 0 1 332">
            <text:p/>
          </draw:connector>
          <draw:connector draw:style-name="gr4" draw:text-style-name="P6" draw:layer="layout" draw:type="line" svg:x1="3.85cm" svg:y1="16.047cm" svg:x2="3.85cm" svg:y2="16.378cm" draw:start-shape="id240" draw:start-glue-point="2" draw:end-shape="id241" draw:end-glue-point="0" svg:d="M3850 16047v331" svg:viewBox="0 0 1 332">
            <text:p/>
          </draw:connector>
          <draw:connector draw:style-name="gr4" draw:text-style-name="P6" draw:layer="layout" svg:x1="5.935cm" svg:y1="15.612cm" svg:x2="9.359cm" svg:y2="16.478cm" draw:start-shape="id240" draw:start-glue-point="1" draw:end-shape="id242" draw:end-glue-point="0" svg:d="M5935 15612h3424v866" svg:viewBox="0 0 3425 867">
            <text:p/>
          </draw:connector>
          <draw:connector draw:style-name="gr4" draw:text-style-name="P6" draw:layer="layout" svg:x1="5.921cm" svg:y1="12.012cm" svg:x2="5.935cm" svg:y2="14.412cm" draw:start-shape="id237" draw:start-glue-point="1" draw:end-shape="id239" draw:end-glue-point="1" svg:d="M5921 12012h514v2400h-500" svg:viewBox="0 0 515 2401">
            <text:p/>
          </draw:connector>
          <draw:connector draw:style-name="gr4" draw:text-style-name="P6" draw:layer="layout" svg:x1="1.766cm" svg:y1="16.812cm" svg:x2="1.752cm" svg:y2="10.812cm" draw:start-shape="id241" draw:start-glue-point="3" draw:end-shape="id236" draw:end-glue-point="3" svg:d="M1766 16812h-516v-6000h502" svg:viewBox="0 0 517 6001">
            <text:p/>
          </draw:connector>
          <draw:connector draw:style-name="gr4" draw:text-style-name="P6" draw:layer="layout" svg:x1="5.921cm" svg:y1="10.812cm" svg:x2="9.359cm" svg:y2="16.478cm" draw:start-shape="id236" draw:start-glue-point="1" draw:end-shape="id242" draw:end-glue-point="0" svg:d="M5921 10812h3438v5666" svg:viewBox="0 0 3439 5667">
            <text:p/>
          </draw:connector>
          <draw:connector draw:style-name="gr4" draw:text-style-name="P6" draw:layer="layout" draw:type="line" svg:x1="9.359cm" svg:y1="17.347cm" svg:x2="9.336cm" svg:y2="17.678cm" draw:start-shape="id242" draw:start-glue-point="2" draw:end-shape="id243" draw:end-glue-point="0" svg:d="M9359 17347l-23 331" svg:viewBox="0 0 24 332">
            <text:p/>
          </draw:connector>
          <draw:connector draw:style-name="gr4" draw:text-style-name="P6" draw:layer="layout" draw:type="line" svg:x1="9.336cm" svg:y1="18.547cm" svg:x2="9.336cm" svg:y2="18.878cm" draw:start-shape="id243" draw:start-glue-point="2" draw:end-shape="id244" draw:end-glue-point="0" svg:d="M9336 18547v331" svg:viewBox="0 0 1 332">
            <text:p/>
          </draw:connector>
          <draw:connector draw:style-name="gr4" draw:text-style-name="P6" draw:layer="layout" draw:type="line" svg:x1="9.336cm" svg:y1="19.747cm" svg:x2="9.35cm" svg:y2="20.078cm" draw:start-shape="id244" draw:start-glue-point="2" draw:end-shape="id245" draw:end-glue-point="0" svg:d="M9336 19747l14 331" svg:viewBox="0 0 15 332">
            <text:p/>
          </draw:connector>
          <draw:connector draw:style-name="gr4" draw:text-style-name="P6" draw:layer="layout" draw:type="line" svg:x1="9.35cm" svg:y1="20.947cm" svg:x2="9.35cm" svg:y2="21.278cm" draw:start-shape="id245" draw:start-glue-point="2" draw:end-shape="id246" draw:end-glue-point="0" svg:d="M9350 20947v331" svg:viewBox="0 0 1 332">
            <text:p/>
          </draw:connector>
          <draw:connector draw:style-name="gr4" draw:text-style-name="P6" draw:layer="layout" draw:type="line" svg:x1="9.35cm" svg:y1="22.147cm" svg:x2="9.35cm" svg:y2="22.478cm" draw:start-shape="id246" draw:start-glue-point="2" draw:end-shape="id247" draw:end-glue-point="0" svg:d="M9350 22147v331" svg:viewBox="0 0 1 332">
            <text:p/>
          </draw:connector>
          <draw:connector draw:style-name="gr4" draw:text-style-name="P6" draw:layer="layout" draw:type="line" svg:x1="9.35cm" svg:y1="23.347cm" svg:x2="9.35cm" svg:y2="23.678cm" draw:start-shape="id247" draw:start-glue-point="2" draw:end-shape="id248" draw:end-glue-point="0" svg:d="M9350 23347v331" svg:viewBox="0 0 1 332">
            <text:p/>
          </draw:connector>
          <draw:connector draw:style-name="gr4" draw:text-style-name="P6" draw:layer="layout" svg:x1="11.421cm" svg:y1="19.312cm" svg:x2="11.435cm" svg:y2="21.712cm" draw:start-shape="id244" draw:start-glue-point="1" draw:end-shape="id246" draw:end-glue-point="1" svg:d="M11421 19312h514v2400h-500" svg:viewBox="0 0 515 2401">
            <text:p/>
          </draw:connector>
          <draw:connector draw:style-name="gr4" draw:text-style-name="P6" draw:layer="layout" svg:x1="7.266cm" svg:y1="24.112cm" svg:x2="7.252cm" svg:y2="18.112cm" draw:start-shape="id248" draw:start-glue-point="3" draw:end-shape="id243" draw:end-glue-point="3" svg:d="M7266 24112h-516v-6000h502" svg:viewBox="0 0 517 6001">
            <text:p/>
          </draw:connector>
          <draw:connector draw:style-name="gr4" draw:text-style-name="P6" draw:layer="layout" svg:x1="11.421cm" svg:y1="18.112cm" svg:x2="14.25cm" svg:y2="23.678cm" draw:start-shape="id243" draw:start-glue-point="1" draw:end-shape="id249" draw:end-glue-point="0" svg:d="M11421 18112h2829v5566" svg:viewBox="0 0 2830 5567">
            <text:p/>
          </draw:connector>
          <draw:connector draw:style-name="gr4" draw:text-style-name="P6" draw:layer="layout" svg:x1="11.435cm" svg:y1="22.912cm" svg:x2="14.25cm" svg:y2="23.678cm" draw:start-shape="id247" draw:start-glue-point="1" draw:end-shape="id249" draw:end-glue-point="0" svg:d="M11435 22912h2815v766" svg:viewBox="0 0 2816 767">
            <text:p/>
          </draw:connector>
          <draw:connector draw:style-name="gr4" draw:text-style-name="P6" draw:layer="layout" draw:type="line" svg:x1="14.25cm" svg:y1="24.547cm" svg:x2="14.25cm" svg:y2="24.878cm" draw:start-shape="id249" draw:start-glue-point="2" draw:end-shape="id250" draw:end-glue-point="0" svg:d="M14250 24547v331" svg:viewBox="0 0 1 332">
            <text:p/>
          </draw:connector>
          <draw:connector draw:style-name="gr4" draw:text-style-name="P6" draw:layer="layout" draw:type="line" svg:x1="14.25cm" svg:y1="25.747cm" svg:x2="14.236cm" svg:y2="26.078cm" draw:start-shape="id250" draw:start-glue-point="2" draw:end-shape="id233" draw:end-glue-point="0" svg:d="M14250 25747l-14 331" svg:viewBox="0 0 15 332">
            <text:p/>
          </draw:connector>
          <draw:connector draw:style-name="gr4" draw:text-style-name="P6" draw:layer="layout" svg:x1="16.335cm" svg:y1="24.112cm" svg:x2="16.321cm" svg:y2="26.512cm" draw:start-shape="id249" draw:start-glue-point="1" draw:end-shape="id233" draw:end-glue-point="1" svg:d="M16335 24112h500v2400h-514" svg:viewBox="0 0 515 2401">
            <text:p/>
          </draw:connector>
        </draw:g>
      </draw:page>
      <draw:page draw:name="page9" draw:style-name="dp1" draw:master-page-name="Default">
        <draw:g>
          <draw:custom-shape draw:style-name="gr161" draw:text-style-name="P6" draw:layer="layout" svg:width="14.732cm" svg:height="9.779cm" svg:x="3.54cm" svg:y="1.25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2" draw:text-style-name="P48" draw:layer="layout" svg:width="7.62cm" svg:height="7.62cm" svg:x="4.194cm" svg:y="1.8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3" draw:text-style-name="P49" draw:layer="layout" svg:width="0.254cm" svg:height="0.254cm" svg:x="7.851cm" svg:y="5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3" draw:text-style-name="P49" draw:layer="layout" svg:width="0.254cm" svg:height="0.254cm" svg:x="12.752cm" svg:y="1.8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4" draw:text-style-name="P50" draw:layer="layout" svg:width="3.429cm" svg:height="0.798cm" svg:x="13.215cm" svg:y="1.644cm">
              <draw:text-box>
                <text:p><text:span text:style-name="T3">起</text:span><text:span text:style-name="T3">始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  </draw:text-box>
            </draw:frame>
            <draw:custom-shape draw:style-name="gr165" draw:text-style-name="P51" draw:layer="layout" svg:width="0.762cm" svg:height="0.762cm" svg:x="12.453cm" svg:y="2.7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6" draw:text-style-name="P50" draw:layer="layout" svg:width="4.19cm" svg:height="1.345cm" svg:x="13.216cm" svg:y="2.444cm">
              <draw:text-box>
                <text:p><text:span text:style-name="T3">以</text:span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  </draw:text-box>
            </draw:frame>
            <draw:custom-shape draw:style-name="gr167" draw:text-style-name="P52" draw:layer="layout" svg:width="0.254cm" svg:height="0.254cm" svg:x="7.852cm" svg:y="2.7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7" draw:text-style-name="P52" draw:layer="layout" svg:width="0.254cm" svg:height="0.254cm" svg:x="6.253cm" svg:y="3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7" draw:text-style-name="P52" draw:layer="layout" svg:width="0.254cm" svg:height="0.254cm" svg:x="6.154cm" svg:y="5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7" draw:text-style-name="P52" draw:layer="layout" svg:width="0.254cm" svg:height="0.254cm" svg:x="5.755cm" svg:y="7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8" draw:text-style-name="P53" draw:layer="layout" svg:width="0.254cm" svg:height="0.254cm" svg:x="6.455cm" svg:y="10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8" draw:text-style-name="P53" draw:layer="layout" svg:width="0.254cm" svg:height="0.254cm" svg:x="8.356cm" svg:y="10.0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8" draw:text-style-name="P53" draw:layer="layout" svg:width="0.254cm" svg:height="0.254cm" svg:x="5.257cm" svg:y="9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7" draw:text-style-name="P52" draw:layer="layout" svg:width="0.254cm" svg:height="0.254cm" svg:x="12.753cm" svg:y="4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text-style-name="P50" draw:layer="layout" svg:width="4.033cm" svg:height="1.356cm" svg:x="13.216cm" svg:y="4.044cm">
              <draw:text-box>
  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  </draw:text-box>
            </draw:frame>
            <draw:custom-shape draw:style-name="gr168" draw:text-style-name="P53" draw:layer="layout" svg:width="0.254cm" svg:height="0.254cm" svg:x="12.757cm" svg:y="6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text-style-name="P50" draw:layer="layout" svg:width="4.033cm" svg:height="1.356cm" svg:x="13.217cm" svg:y="5.544cm">
              <draw:text-box>
  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  </draw:text-box>
            </draw:frame>
            <draw:custom-shape draw:style-name="gr167" draw:text-style-name="P52" draw:layer="layout" svg:width="0.254cm" svg:height="0.254cm" svg:x="12.754cm" svg:y="7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8" draw:text-style-name="P53" draw:layer="layout" svg:width="0.254cm" svg:height="0.254cm" svg:x="13.358cm" svg:y="7.5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0" draw:text-style-name="P50" draw:layer="layout" svg:width="0.569cm" svg:height="0.662cm" svg:x="12.831cm" svg:y="7.305cm">
              <draw:text-box>
                <text:p><text:span text:style-name="T3">+</text:span></text:p>
              </draw:text-box>
            </draw:frame>
            <draw:frame draw:style-name="gr171" draw:text-style-name="P50" draw:layer="layout" svg:width="4.674cm" svg:height="1.404cm" svg:x="13.718cm" svg:y="7.044cm">
              <draw:text-box>
  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text:span text:style-name="T3"> </text:span><text:span text:style-name="T3">相</text:span><text:span text:style-name="T3">邻</text:span><text:span text:style-name="T3">的</text:span><text:span text:style-name="T3">其</text:span><text:span text:style-name="T3">他</text:span><text:span text:style-name="T3">所</text:span><text:span text:style-name="T3">有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  </draw:text-box>
            </draw:frame>
          </draw:g>
        </draw:g>
        <draw:g>
          <draw:custom-shape draw:style-name="gr161" draw:text-style-name="P6" draw:layer="layout" svg:width="14.732cm" svg:height="9.779cm" svg:x="3.54cm" svg:y="12.354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48" draw:layer="layout" svg:width="7.62cm" svg:height="7.62cm" svg:x="4.194cm" svg:y="12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7.851cm" svg:y="16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12.752cm" svg:y="12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4" draw:text-style-name="P50" draw:layer="layout" svg:width="3.429cm" svg:height="0.798cm" svg:x="13.215cm" svg:y="12.744cm">
            <draw:text-box>
              <text:p><text:span text:style-name="T3">起</text:span><text:span text:style-name="T3">始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5" draw:text-style-name="P51" draw:layer="layout" svg:width="0.762cm" svg:height="0.762cm" svg:x="12.453cm" svg:y="13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6" draw:text-style-name="P50" draw:layer="layout" svg:width="4.19cm" svg:height="1.345cm" svg:x="13.216cm" svg:y="13.544cm">
            <draw:text-box>
              <text:p><text:span text:style-name="T3">以</text:span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67" draw:text-style-name="P52" draw:layer="layout" svg:width="0.254cm" svg:height="0.254cm" svg:x="7.852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6.253cm" svg:y="1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52" draw:layer="layout" svg:width="0.254cm" svg:height="0.254cm" svg:x="6.154cm" svg:y="16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5.755cm" svg:y="18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6.455cm" svg:y="2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8.356cm" svg:y="21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5.257cm" svg:y="2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12.753cm" svg:y="15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6cm" svg:y="15.144cm">
            <draw:text-box>
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8" draw:text-style-name="P53" draw:layer="layout" svg:width="0.254cm" svg:height="0.254cm" svg:x="12.757cm" svg:y="17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7cm" svg:y="16.644cm">
            <draw:text-box>
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2" draw:layer="layout" svg:width="0.254cm" svg:height="0.254cm" svg:x="12.754cm" svg:y="18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13.358cm" svg:y="18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0" draw:layer="layout" svg:width="0.569cm" svg:height="0.662cm" svg:x="12.831cm" svg:y="18.405cm">
            <draw:text-box>
              <text:p><text:span text:style-name="T3">+</text:span></text:p>
            </draw:text-box>
          </draw:frame>
          <draw:frame draw:style-name="gr171" draw:text-style-name="P50" draw:layer="layout" svg:width="4.674cm" svg:height="1.404cm" svg:x="13.718cm" svg:y="18.144cm">
            <draw:text-box>
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text:span text:style-name="T3"> </text:span><text:span text:style-name="T3">相</text:span><text:span text:style-name="T3">邻</text:span><text:span text:style-name="T3">的</text:span><text:span text:style-name="T3">其</text:span><text:span text:style-name="T3">他</text:span><text:span text:style-name="T3">所</text:span><text:span text:style-name="T3">有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72" draw:text-style-name="P52" draw:layer="layout" svg:width="0.254cm" svg:height="0.254cm" svg:x="12.753cm" svg:y="19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6cm" svg:y="19.544cm">
            <draw:text-box>
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  <draw:g>
          <draw:custom-shape draw:style-name="gr173" draw:text-style-name="P54" draw:layer="layout" svg:width="3.048cm" svg:height="2.667cm" svg:x="3.54cm" svg:y="24.914cm">
            <text:p/>
            <draw:enhanced-geometry svg:viewBox="0 0 21600 21600" draw:type="rectangle" draw:enhanced-path="M 0 0 L 21600 0 21600 21600 0 21600 0 0 Z N"/>
          </draw:custom-shape>
          <draw:line draw:style-name="gr174" draw:text-style-name="P6" draw:layer="layout" svg:x1="3.54cm" svg:y1="27.581cm" svg:x2="7.604cm" svg:y2="27.581cm">
            <text:p/>
          </draw:line>
          <draw:line draw:style-name="gr174" draw:text-style-name="P6" draw:layer="layout" svg:x1="3.54cm" svg:y1="27.581cm" svg:x2="3.54cm" svg:y2="24.152cm">
            <text:p/>
          </draw:line>
          <draw:frame draw:style-name="gr170" draw:text-style-name="P50" draw:layer="layout" svg:width="0.635cm" svg:height="0.662cm" svg:x="7.658cm" svg:y="27.227cm">
            <draw:text-box>
              <text:p><text:span text:style-name="T3">x</text:span></text:p>
            </draw:text-box>
          </draw:frame>
          <draw:frame draw:style-name="gr170" draw:text-style-name="P50" draw:layer="layout" svg:width="0.635cm" svg:height="0.662cm" svg:x="3.159cm" svg:y="23.527cm">
            <draw:text-box>
              <text:p><text:span text:style-name="T3">y</text:span></text:p>
            </draw:text-box>
          </draw:frame>
          <draw:frame draw:style-name="gr170" draw:text-style-name="P50" draw:layer="layout" svg:width="1.342cm" svg:height="0.662cm" svg:x="2.86cm" svg:y="27.527cm">
            <draw:text-box>
              <text:p><text:span text:style-name="T3">(</text:span><text:span text:style-name="T3">0</text:span><text:span text:style-name="T3">,</text:span><text:span text:style-name="T3">0</text:span><text:span text:style-name="T3">)</text:span></text:p>
            </draw:text-box>
          </draw:frame>
          <draw:frame draw:style-name="gr175" draw:text-style-name="P50" draw:layer="layout" svg:width="1.984cm" svg:height="0.689cm" svg:x="5.318cm" svg:y="27.527cm">
            <draw:text-box>
              <text:p><text:span text:style-name="T3">(</text:span><text:span text:style-name="T3">w</text:span><text:span text:style-name="T3">i</text:span><text:span text:style-name="T3">d</text:span><text:span text:style-name="T3">t</text:span><text:span text:style-name="T3">h</text:span><text:span text:style-name="T3">,</text:span><text:span text:style-name="T3">0</text:span><text:span text:style-name="T3">)</text:span></text:p>
            </draw:text-box>
          </draw:frame>
          <draw:frame draw:style-name="gr170" draw:text-style-name="P50" draw:layer="layout" svg:width="2.794cm" svg:height="0.662cm" svg:x="5.318cm" svg:y="24.328cm">
            <draw:text-box>
              <text:p><text:span text:style-name="T3">(</text:span><text:span text:style-name="T3">w</text:span><text:span text:style-name="T3">i</text:span><text:span text:style-name="T3">d</text:span><text:span text:style-name="T3">t</text:span><text:span text:style-name="T3">h</text:span><text:span text:style-name="T3">,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)</text:span></text:p>
            </draw:text-box>
          </draw:frame>
          <draw:frame draw:style-name="gr176" draw:text-style-name="P50" draw:layer="layout" svg:width="2.077cm" svg:height="0.713cm" svg:x="1.635cm" svg:y="24.328cm">
            <draw:text-box>
              <text:p><text:span text:style-name="T3">(</text:span><text:span text:style-name="T3">0</text:span><text:span text:style-name="T3">,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)</text:span></text:p>
            </draw:text-box>
          </draw:frame>
        </draw:g>
        <draw:g>
          <draw:custom-shape draw:style-name="gr177" draw:text-style-name="P3" draw:layer="layout" svg:width="3.302cm" svg:height="2.972cm" svg:x="11.922cm" svg:y="24.622cm">
            <text:p/>
            <draw:enhanced-geometry svg:viewBox="0 0 21600 21600" draw:type="rectangle" draw:enhanced-path="M 0 0 L 21600 0 21600 21600 0 21600 0 0 Z N"/>
          </draw:custom-shape>
          <draw:custom-shape draw:style-name="gr173" draw:text-style-name="P54" draw:layer="layout" svg:width="3.048cm" svg:height="2.667cm" svg:x="12.074cm" svg:y="24.774cm">
            <text:p/>
            <draw:enhanced-geometry svg:viewBox="0 0 21600 21600" draw:type="rectangle" draw:enhanced-path="M 0 0 L 21600 0 21600 21600 0 21600 0 0 Z N"/>
          </draw:custom-shape>
          <draw:line draw:style-name="gr174" draw:text-style-name="P6" draw:layer="layout" svg:x1="11.94cm" svg:y1="27.582cm" svg:x2="16.004cm" svg:y2="27.582cm">
            <text:p/>
          </draw:line>
          <draw:line draw:style-name="gr174" draw:text-style-name="P6" draw:layer="layout" svg:x1="11.94cm" svg:y1="27.582cm" svg:x2="11.922cm" svg:y2="23.606cm">
            <text:p/>
          </draw:line>
          <draw:frame draw:style-name="gr170" draw:text-style-name="P50" draw:layer="layout" svg:width="0.635cm" svg:height="0.662cm" svg:x="16.058cm" svg:y="27.228cm">
            <draw:text-box>
              <text:p><text:span text:style-name="T3">x</text:span></text:p>
            </draw:text-box>
          </draw:frame>
          <draw:frame draw:style-name="gr170" draw:text-style-name="P50" draw:layer="layout" svg:width="0.635cm" svg:height="0.662cm" svg:x="11.559cm" svg:y="23.028cm">
            <draw:text-box>
              <text:p><text:span text:style-name="T3">y</text:span></text:p>
            </draw:text-box>
          </draw:frame>
          <draw:frame draw:style-name="gr170" draw:text-style-name="P50" draw:layer="layout" svg:width="1.342cm" svg:height="0.662cm" svg:x="11.26cm" svg:y="27.528cm">
            <draw:text-box>
              <text:p><text:span text:style-name="T3">(</text:span><text:span text:style-name="T3">0</text:span><text:span text:style-name="T3">,</text:span><text:span text:style-name="T3">0</text:span><text:span text:style-name="T3">)</text:span></text:p>
            </draw:text-box>
          </draw:frame>
          <draw:frame draw:style-name="gr170" draw:text-style-name="P50" draw:layer="layout" svg:width="2.649cm" svg:height="0.662cm" svg:x="14.018cm" svg:y="27.528cm">
            <draw:text-box>
              <text:p><text:span text:style-name="T3">(</text:span><text:span text:style-name="T3">2</text:span><text:span text:style-name="T3">b</text:span><text:span text:style-name="T3">+</text:span><text:span text:style-name="T3">w</text:span><text:span text:style-name="T3">i</text:span><text:span text:style-name="T3">d</text:span><text:span text:style-name="T3">t</text:span><text:span text:style-name="T3">h</text:span><text:span text:style-name="T3">,</text:span><text:span text:style-name="T3">0</text:span><text:span text:style-name="T3">)</text:span></text:p>
            </draw:text-box>
          </draw:frame>
          <draw:frame draw:style-name="gr170" draw:text-style-name="P50" draw:layer="layout" svg:width="4.028cm" svg:height="0.662cm" svg:x="13.284cm" svg:y="24.029cm">
            <draw:text-box>
              <text:p><text:span text:style-name="T3">(</text:span><text:span text:style-name="T3">2</text:span><text:span text:style-name="T3">b</text:span><text:span text:style-name="T3">+</text:span><text:span text:style-name="T3">w</text:span><text:span text:style-name="T3">i</text:span><text:span text:style-name="T3">d</text:span><text:span text:style-name="T3">t</text:span><text:span text:style-name="T3">h</text:span><text:span text:style-name="T3">,</text:span><text:span text:style-name="T3">2</text:span><text:span text:style-name="T3">b</text:span><text:span text:style-name="T3">+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)</text:span></text:p>
            </draw:text-box>
          </draw:frame>
          <draw:frame draw:style-name="gr170" draw:text-style-name="P50" draw:layer="layout" svg:width="2.903cm" svg:height="0.662cm" svg:x="9.435cm" svg:y="24.029cm">
            <draw:text-box>
              <text:p><text:span text:style-name="T3">(</text:span><text:span text:style-name="T3">0</text:span><text:span text:style-name="T3">,</text:span><text:span text:style-name="T3">2</text:span><text:span text:style-name="T3">b</text:span><text:span text:style-name="T3">+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)</text:span></text:p>
            </draw:text-box>
          </draw:frame>
          <draw:frame draw:style-name="gr178" draw:text-style-name="P55" draw:layer="layout" svg:width="2.856cm" svg:height="0.607cm" svg:x="10.66cm" svg:y="26.927cm">
            <draw:text-box>
              <text:p><text:span text:style-name="T12">(</text:span><text:span text:style-name="T12">b</text:span><text:span text:style-name="T12">o</text:span><text:span text:style-name="T12">r</text:span><text:span text:style-name="T12">d</text:span><text:span text:style-name="T12">e</text:span><text:span text:style-name="T12">r</text:span><text:span text:style-name="T12">,</text:span><text:span text:style-name="T12">b</text:span><text:span text:style-name="T12">o</text:span><text:span text:style-name="T12">r</text:span><text:span text:style-name="T12">d</text:span><text:span text:style-name="T12">e</text:span><text:span text:style-name="T12">r</text:span><text:span text:style-name="T12">)</text:span></text:p>
            </draw:text-box>
          </draw:frame>
          <draw:frame draw:style-name="gr178" draw:text-style-name="P55" draw:layer="layout" svg:width="3.156cm" svg:height="0.607cm" svg:x="13.638cm" svg:y="24.629cm">
            <draw:text-box>
              <text:p><text:span text:style-name="T12">(</text:span><text:span text:style-name="T12">b</text:span><text:span text:style-name="T12">+</text:span><text:span text:style-name="T12">w</text:span><text:span text:style-name="T12">i</text:span><text:span text:style-name="T12">d</text:span><text:span text:style-name="T12">t</text:span><text:span text:style-name="T12">h</text:span><text:span text:style-name="T12">,</text:span><text:span text:style-name="T12">b</text:span><text:span text:style-name="T12">+</text:span><text:span text:style-name="T12">h</text:span><text:span text:style-name="T12">e</text:span><text:span text:style-name="T12">i</text:span><text:span text:style-name="T12">g</text:span><text:span text:style-name="T12">h</text:span><text:span text:style-name="T12">t</text:span><text:span text:style-name="T12">)</text:span></text:p>
            </draw:text-box>
          </draw:frame>
          <draw:frame draw:style-name="gr170" draw:text-style-name="P55" draw:layer="layout" svg:width="2.5cm" svg:height="0.662cm" svg:x="11.138cm" svg:y="24.629cm">
            <draw:text-box>
              <text:p><text:span text:style-name="T12">(</text:span><text:span text:style-name="T12">b</text:span><text:span text:style-name="T12">,</text:span><text:span text:style-name="T12">b</text:span><text:span text:style-name="T12">+</text:span><text:span text:style-name="T12">h</text:span><text:span text:style-name="T12">e</text:span><text:span text:style-name="T12">i</text:span><text:span text:style-name="T12">g</text:span><text:span text:style-name="T12">h</text:span><text:span text:style-name="T12">t</text:span><text:span text:style-name="T12">)</text:span></text:p>
            </draw:text-box>
          </draw:frame>
          <draw:frame draw:style-name="gr178" draw:text-style-name="P55" draw:layer="layout" svg:width="2.199cm" svg:height="0.607cm" svg:x="14.06cm" svg:y="26.928cm">
            <draw:text-box>
              <text:p><text:span text:style-name="T12">(</text:span><text:span text:style-name="T12">b</text:span><text:span text:style-name="T12">+</text:span><text:span text:style-name="T12">w</text:span><text:span text:style-name="T12">i</text:span><text:span text:style-name="T12">d</text:span><text:span text:style-name="T12">t</text:span><text:span text:style-name="T12">h</text:span><text:span text:style-name="T12">,</text:span><text:span text:style-name="T12">b</text:span><text:span text:style-name="T12">)</text:span></text:p>
            </draw:text-box>
          </draw:frame>
          <draw:frame draw:style-name="gr179" draw:text-style-name="P56" draw:layer="layout" svg:width="1.524cm" svg:height="0.889cm" svg:x="12.938cm" svg:y="25.511cm">
            <draw:text-box>
              <text:p text:style-name="P3"><text:span text:style-name="T13">R</text:span><text:span text:style-name="T13">O</text:span><text:span text:style-name="T13">I</text:span></text:p>
            </draw:text-box>
          </draw:frame>
        </draw:g>
      </draw:page>
      <draw:page draw:name="page10" draw:style-name="dp1" draw:master-page-name="Default">
        <draw:g>
          <draw:custom-shape draw:style-name="gr161" draw:text-style-name="P6" draw:layer="layout" svg:width="14.732cm" svg:height="9.779cm" svg:x="3.54cm" svg:y="1.654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48" draw:layer="layout" svg:width="7.62cm" svg:height="7.62cm" svg:x="4.194cm" svg:y="2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7.851cm" svg:y="5.9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12.752cm" svg:y="2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4" draw:text-style-name="P50" draw:layer="layout" svg:width="3.429cm" svg:height="0.798cm" svg:x="13.215cm" svg:y="2.044cm">
            <draw:text-box>
              <text:p><text:span text:style-name="T3">起</text:span><text:span text:style-name="T3">始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5" draw:text-style-name="P51" draw:layer="layout" svg:width="0.762cm" svg:height="0.762cm" svg:x="12.453cm" svg:y="3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6" draw:text-style-name="P50" draw:layer="layout" svg:width="4.19cm" svg:height="1.345cm" svg:x="13.216cm" svg:y="2.844cm">
            <draw:text-box>
              <text:p><text:span text:style-name="T3">以</text:span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67" draw:text-style-name="P52" draw:layer="layout" svg:width="0.254cm" svg:height="0.254cm" svg:x="7.852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6.253cm" svg:y="4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57" draw:layer="layout" svg:width="0.254cm" svg:height="0.254cm" svg:x="6.154cm" svg:y="6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5.755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6.455cm" svg:y="10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1" draw:text-style-name="P53" draw:layer="layout" svg:width="0.254cm" svg:height="0.254cm" svg:x="8.356cm" svg:y="10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5.257cm" svg:y="9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52" draw:layer="layout" svg:width="0.254cm" svg:height="0.254cm" svg:x="12.753cm" svg:y="4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6cm" svg:y="4.444cm">
            <draw:text-box>
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内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8" draw:text-style-name="P53" draw:layer="layout" svg:width="0.254cm" svg:height="0.254cm" svg:x="12.75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7cm" svg:y="5.944cm">
            <draw:text-box>
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2" draw:layer="layout" svg:width="0.254cm" svg:height="0.254cm" svg:x="12.754cm" svg:y="7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13.358cm" svg:y="7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0" draw:layer="layout" svg:width="0.569cm" svg:height="0.662cm" svg:x="12.831cm" svg:y="7.705cm">
            <draw:text-box>
              <text:p><text:span text:style-name="T3">+</text:span></text:p>
            </draw:text-box>
          </draw:frame>
          <draw:frame draw:style-name="gr171" draw:text-style-name="P50" draw:layer="layout" svg:width="4.674cm" svg:height="1.404cm" svg:x="13.718cm" svg:y="7.444cm">
            <draw:text-box>
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text:span text:style-name="T3"> </text:span><text:span text:style-name="T3">相</text:span><text:span text:style-name="T3">邻</text:span><text:span text:style-name="T3">的</text:span><text:span text:style-name="T3">其</text:span><text:span text:style-name="T3">他</text:span><text:span text:style-name="T3">所</text:span><text:span text:style-name="T3">有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80" draw:text-style-name="P57" draw:layer="layout" svg:width="0.254cm" svg:height="0.254cm" svg:x="12.753cm" svg:y="9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6" draw:text-style-name="P50" draw:layer="layout" svg:width="4.033cm" svg:height="1.345cm" svg:x="13.216cm" svg:y="8.801cm">
            <draw:text-box>
              <text:p><text:span text:style-name="T3">已</text:span><text:span text:style-name="T3">经</text:span><text:span text:style-name="T3">添</text:span><text:span text:style-name="T3">加</text:span><text:span text:style-name="T3">的</text:span><text:span text:style-name="T3">有</text:span><text:span text:style-name="T3">效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81" draw:text-style-name="P53" draw:layer="layout" svg:width="0.254cm" svg:height="0.254cm" svg:x="12.753cm" svg:y="10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2" draw:text-style-name="P50" draw:layer="layout" svg:width="4.033cm" svg:height="1.156cm" svg:x="13.216cm" svg:y="10.144cm">
            <draw:text-box>
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  <draw:g>
          <draw:custom-shape draw:style-name="gr161" draw:text-style-name="P6" draw:layer="layout" svg:width="14.732cm" svg:height="9.779cm" svg:x="3.54cm" svg:y="13.254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48" draw:layer="layout" svg:width="7.62cm" svg:height="7.62cm" svg:x="4.194cm" svg:y="13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7.851cm" svg:y="17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draw:layer="layout" svg:width="0.254cm" svg:height="0.254cm" svg:x="12.752cm" svg:y="13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4" draw:text-style-name="P50" draw:layer="layout" svg:width="3.429cm" svg:height="0.798cm" svg:x="13.215cm" svg:y="13.644cm">
            <draw:text-box>
              <text:p><text:span text:style-name="T3">起</text:span><text:span text:style-name="T3">始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5" draw:text-style-name="P51" draw:layer="layout" svg:width="0.762cm" svg:height="0.762cm" svg:x="12.453cm" svg:y="14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6" draw:text-style-name="P50" draw:layer="layout" svg:width="4.19cm" svg:height="1.345cm" svg:x="13.216cm" svg:y="14.444cm">
            <draw:text-box>
              <text:p><text:span text:style-name="T3">以</text:span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的</text:span><text:span text:style-name="T3">位</text:span><text:span text:style-name="T3">姿</text:span><text:span text:style-name="T3">为</text:span><text:span text:style-name="T3">中</text:span><text:span text:style-name="T3">心</text:span><text:span text:style-name="T3">的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/text:p>
            </draw:text-box>
          </draw:frame>
          <draw:custom-shape draw:style-name="gr180" draw:text-style-name="P57" draw:layer="layout" svg:width="0.254cm" svg:height="0.254cm" svg:x="7.852cm" svg:y="14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57" draw:layer="layout" svg:width="0.254cm" svg:height="0.254cm" svg:x="6.253cm" svg:y="15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57" draw:layer="layout" svg:width="0.254cm" svg:height="0.254cm" svg:x="6.154cm" svg:y="1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57" draw:layer="layout" svg:width="0.254cm" svg:height="0.254cm" svg:x="5.755cm" svg:y="1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6.455cm" svg:y="22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8.356cm" svg:y="22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5.257cm" svg:y="21.3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12.757cm" svg:y="1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9" draw:text-style-name="P50" draw:layer="layout" svg:width="4.033cm" svg:height="1.356cm" svg:x="13.217cm" svg:y="17.544cm">
            <draw:text-box>
              <text:p><text:span text:style-name="T3">当</text:span><text:span text:style-name="T3">前</text:span><text:span text:style-name="T3">最</text:span><text:span text:style-name="T3">大</text:span><text:span text:style-name="T3">搜</text:span><text:span text:style-name="T3">索</text:span><text:span text:style-name="T3">范</text:span><text:span text:style-name="T3">围</text:span><text:span text:style-name="T3">外</text:span><text:span text:style-name="T3">的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67" draw:text-style-name="P52" draw:layer="layout" svg:width="0.254cm" svg:height="0.254cm" svg:x="12.754cm" svg:y="1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53" draw:layer="layout" svg:width="0.254cm" svg:height="0.254cm" svg:x="13.358cm" svg:y="19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50" draw:layer="layout" svg:width="0.569cm" svg:height="0.662cm" svg:x="12.831cm" svg:y="19.305cm">
            <draw:text-box>
              <text:p><text:span text:style-name="T3">+</text:span></text:p>
            </draw:text-box>
          </draw:frame>
          <draw:frame draw:style-name="gr171" draw:text-style-name="P50" draw:layer="layout" svg:width="4.674cm" svg:height="1.404cm" svg:x="13.718cm" svg:y="19.044cm">
            <draw:text-box>
              <text:p><text:span text:style-name="T3">当</text:span><text:span text:style-name="T3">前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text:span text:style-name="T3"> </text:span><text:span text:style-name="T3">相</text:span><text:span text:style-name="T3">邻</text:span><text:span text:style-name="T3">的</text:span><text:span text:style-name="T3">其</text:span><text:span text:style-name="T3">他</text:span><text:span text:style-name="T3">所</text:span><text:span text:style-name="T3">有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  <draw:custom-shape draw:style-name="gr180" draw:text-style-name="P57" draw:layer="layout" svg:width="0.254cm" svg:height="0.254cm" svg:x="12.753cm" svg:y="20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6" draw:text-style-name="P50" draw:layer="layout" svg:width="4.033cm" svg:height="1.345cm" svg:x="13.216cm" svg:y="20.401cm">
            <draw:text-box>
              <text:p><text:span text:style-name="T3">已</text:span><text:span text:style-name="T3">经</text:span><text:span text:style-name="T3">添</text:span><text:span text:style-name="T3">加</text:span><text:span text:style-name="T3">的</text:span><text:span text:style-name="T3">有</text:span><text:span text:style-name="T3">效</text:span><text:span text:style-name="T3">s</text:span><text:span text:style-name="T3">c</text:span><text:span text:style-name="T3">a</text:span><text:span text:style-name="T3">n</text:span><text:span text:style-name="T3"> </text:span><text:span text:style-name="T3">(</text:span><text:span text:style-name="T3">顶</text:span><text:span text:style-name="T3">点</text:span><text:span text:style-name="T3">)</text:span></text:p>
            </draw:text-box>
          </draw:frame>
        </draw:g>
        <draw:g>
          <draw:custom-shape draw:style-name="gr183" draw:text-style-name="P58" draw:layer="layout" svg:width="1.27cm" svg:height="1.27cm" svg:x="2.905cm" svg:y="24.114cm">
            <text:p text:style-name="P3"><text:span text:style-name="T14">(1,-1)</text:span></text:p>
            <text:p text:style-name="P3"><text:span text:style-name="T14">Value = 6</text:span></text:p>
            <text:p text:style-name="P3"><text:span text:style-name="T14">Index = 2</text:span></text:p>
            <draw:enhanced-geometry svg:viewBox="0 0 21600 21600" draw:type="rectangle" draw:enhanced-path="M 0 0 L 21600 0 21600 21600 0 21600 0 0 Z N"/>
          </draw:custom-shape>
          <draw:custom-shape draw:style-name="gr184" draw:text-style-name="P59" draw:layer="layout" svg:width="1.27cm" svg:height="1.27cm" svg:x="4.175cm" svg:y="24.114cm">
            <text:p text:style-name="P3"><text:span text:style-name="T14">(1,0)</text:span></text:p>
            <text:p text:style-name="P3"><text:span text:style-name="T14">Value = 25</text:span></text:p>
            <text:p text:style-name="P3"><text:span text:style-name="T14">Index = 5</text:span></text:p>
            <draw:enhanced-geometry svg:viewBox="0 0 21600 21600" draw:type="rectangle" draw:enhanced-path="M 0 0 L 21600 0 21600 21600 0 21600 0 0 Z N"/>
          </draw:custom-shape>
          <draw:custom-shape draw:style-name="gr184" draw:text-style-name="P59" draw:layer="layout" svg:width="1.27cm" svg:height="1.27cm" svg:x="2.905cm" svg:y="25.384cm">
            <text:p text:style-name="P3"><text:span text:style-name="T14">(0,-1)</text:span></text:p>
            <text:p text:style-name="P3"><text:span text:style-name="T14">Value = 25</text:span></text:p>
            <text:p text:style-name="P3"><text:span text:style-name="T14">Index = 1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60" draw:layer="layout" svg:width="1.27cm" svg:height="1.27cm" svg:x="4.175cm" svg:y="25.384cm">
            <text:p text:style-name="P3"><text:span text:style-name="T14">(0,0)</text:span></text:p>
            <text:p text:style-name="P3"><text:span text:style-name="T14">Value = 100</text:span></text:p>
            <text:p text:style-name="P3"><text:span text:style-name="T14">Index = 4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1.27cm" svg:height="1.27cm" svg:x="5.445cm" svg:y="24.114cm">
            <text:p text:style-name="P3"><text:span text:style-name="T14">(1,1)</text:span></text:p>
            <text:p text:style-name="P3"><text:span text:style-name="T14">Value = 6</text:span></text:p>
            <text:p text:style-name="P3"><text:span text:style-name="T14">Index = 8</text:span></text:p>
            <draw:enhanced-geometry svg:viewBox="0 0 21600 21600" draw:type="rectangle" draw:enhanced-path="M 0 0 L 21600 0 21600 21600 0 21600 0 0 Z N"/>
          </draw:custom-shape>
          <draw:custom-shape draw:style-name="gr184" draw:text-style-name="P59" draw:layer="layout" svg:width="1.27cm" svg:height="1.27cm" svg:x="5.445cm" svg:y="25.384cm">
            <text:p text:style-name="P3"><text:span text:style-name="T14">(0,1)</text:span></text:p>
            <text:p text:style-name="P3"><text:span text:style-name="T14">Value = 25</text:span></text:p>
            <text:p text:style-name="P3"><text:span text:style-name="T14">Index = 7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1.27cm" svg:height="1.27cm" svg:x="2.905cm" svg:y="26.654cm">
            <text:p text:style-name="P3"><text:span text:style-name="T14">(-1,-1)</text:span></text:p>
            <text:p text:style-name="P3"><text:span text:style-name="T14">Value = 6</text:span></text:p>
            <text:p text:style-name="P3"><text:span text:style-name="T14">Index = 0</text:span></text:p>
            <draw:enhanced-geometry svg:viewBox="0 0 21600 21600" draw:type="rectangle" draw:enhanced-path="M 0 0 L 21600 0 21600 21600 0 21600 0 0 Z N"/>
          </draw:custom-shape>
          <draw:custom-shape draw:style-name="gr184" draw:text-style-name="P61" draw:layer="layout" svg:width="1.27cm" svg:height="1.27cm" svg:x="4.175cm" svg:y="26.654cm">
            <text:p text:style-name="P3"><text:span text:style-name="T14">(-1,0)</text:span></text:p>
            <text:p text:style-name="P3"><text:span text:style-name="T14">Value = 25</text:span></text:p>
            <text:p text:style-name="P3"><text:span text:style-name="T14">Index = 3</text:span></text:p>
            <draw:enhanced-geometry svg:viewBox="0 0 21600 21600" draw:type="rectangle" draw:enhanced-path="M 0 0 L 21600 0 21600 21600 0 21600 0 0 Z N"/>
          </draw:custom-shape>
          <draw:custom-shape draw:style-name="gr183" draw:text-style-name="P58" draw:layer="layout" svg:width="1.27cm" svg:height="1.27cm" svg:x="5.445cm" svg:y="26.654cm">
            <text:p text:style-name="P3"><text:span text:style-name="T14">(-1,1)</text:span></text:p>
            <text:p text:style-name="P3"><text:span text:style-name="T14">Value = 6</text:span></text:p>
            <text:p text:style-name="P3"><text:span text:style-name="T14">Index = 6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draw:g>
          <draw:custom-shape draw:style-name="gr186" draw:text-style-name="P62" draw:layer="layout" svg:width="2.794cm" svg:height="2.032cm" svg:x="6.314cm" svg:y="2.638cm">
            <text:p/>
            <draw:enhanced-geometry svg:viewBox="0 0 21600 21600" draw:type="rectangle" draw:enhanced-path="M 0 0 L 21600 0 21600 21600 0 21600 0 0 Z N"/>
          </draw:custom-shape>
          <draw:line draw:style-name="gr174" draw:text-style-name="P6" draw:layer="layout" svg:x1="6.314cm" svg:y1="4.669cm" svg:x2="6.314cm" svg:y2="1.875cm">
            <text:p/>
          </draw:line>
          <draw:line draw:style-name="gr174" draw:text-style-name="P6" draw:layer="layout" svg:x1="6.314cm" svg:y1="4.669cm" svg:x2="9.87cm" svg:y2="4.669cm">
            <text:p/>
          </draw:line>
          <draw:g>
            <draw:custom-shape draw:style-name="gr187" draw:text-style-name="P6" draw:layer="layout" svg:width="0.254cm" svg:height="0.254cm" svg:x="6.30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4.4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4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07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32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57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833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3.9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57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63" draw:layer="layout" svg:width="0.254cm" svg:height="0.254cm" svg:x="7.833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3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3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3.1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2.8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30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56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6.81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07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32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57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7.833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087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341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595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8.849cm" svg:y="2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6" draw:text-style-name="P62" draw:layer="layout" svg:width="2.794cm" svg:height="2.032cm" svg:x="1.942cm" svg:y="2.613cm">
            <text:p/>
            <draw:enhanced-geometry svg:viewBox="0 0 21600 21600" draw:type="rectangle" draw:enhanced-path="M 0 0 L 21600 0 21600 21600 0 21600 0 0 Z N"/>
          </draw:custom-shape>
          <draw:line draw:style-name="gr189" draw:text-style-name="P6" draw:layer="layout" svg:x1="2.804cm" svg:y1="4.109cm" svg:x2="3.82cm" svg:y2="3.728cm">
            <text:p/>
          </draw:line>
          <draw:line draw:style-name="gr174" draw:text-style-name="P6" draw:layer="layout" svg:x1="1.942cm" svg:y1="4.644cm" svg:x2="1.942cm" svg:y2="1.85cm">
            <text:p/>
          </draw:line>
          <draw:line draw:style-name="gr174" draw:text-style-name="P6" draw:layer="layout" svg:x1="1.942cm" svg:y1="4.644cm" svg:x2="5.498cm" svg:y2="4.644cm">
            <text:p/>
          </draw:line>
          <draw:g>
            <draw:custom-shape draw:style-name="gr187" draw:text-style-name="P6" draw:layer="layout" svg:width="0.254cm" svg:height="0.254cm" svg:x="1.9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.9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1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4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6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2.9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2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4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7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3.9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2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4.4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6" draw:text-style-name="P62" draw:layer="layout" svg:width="2.794cm" svg:height="2.032cm" svg:x="10.842cm" svg:y="2.613cm">
            <text:p/>
            <draw:enhanced-geometry svg:viewBox="0 0 21600 21600" draw:type="rectangle" draw:enhanced-path="M 0 0 L 21600 0 21600 21600 0 21600 0 0 Z N"/>
          </draw:custom-shape>
          <draw:line draw:style-name="gr174" draw:text-style-name="P6" draw:layer="layout" svg:x1="10.842cm" svg:y1="4.644cm" svg:x2="10.842cm" svg:y2="1.85cm">
            <text:p/>
          </draw:line>
          <draw:line draw:style-name="gr174" draw:text-style-name="P6" draw:layer="layout" svg:x1="10.842cm" svg:y1="4.644cm" svg:x2="14.398cm" svg:y2="4.644cm">
            <text:p/>
          </draw:line>
          <draw:g>
            <draw:custom-shape draw:style-name="gr187" draw:text-style-name="P6" draw:layer="layout" svg:width="0.254cm" svg:height="0.254cm" svg:x="10.83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4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4.1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3.8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0" draw:text-style-name="P64" draw:layer="layout" svg:width="0.254cm" svg:height="0.254cm" svg:x="12.361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3.6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3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3.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2.8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0.83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09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34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59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1.85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10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361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615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2.869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123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6" draw:layer="layout" svg:width="0.254cm" svg:height="0.254cm" svg:x="13.377cm" svg:y="2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70" draw:text-style-name="P50" draw:layer="layout" svg:width="0.508cm" svg:height="0.662cm" svg:x="5.372cm" svg:y="4.34cm">
            <draw:text-box>
              <text:p><text:span text:style-name="T3">x</text:span></text:p>
            </draw:text-box>
          </draw:frame>
          <draw:frame draw:style-name="gr170" draw:text-style-name="P50" draw:layer="layout" svg:width="0.508cm" svg:height="0.662cm" svg:x="9.772cm" svg:y="4.34cm">
            <draw:text-box>
              <text:p><text:span text:style-name="T3">x</text:span></text:p>
            </draw:text-box>
          </draw:frame>
          <draw:frame draw:style-name="gr170" draw:text-style-name="P50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0" draw:text-style-name="P50" draw:layer="layout" svg:width="0.508cm" svg:height="0.662cm" svg:x="10.472cm" svg:y="1.24cm">
            <draw:text-box>
              <text:p><text:span text:style-name="T3">y</text:span></text:p>
            </draw:text-box>
          </draw:frame>
          <draw:frame draw:style-name="gr170" draw:text-style-name="P50" draw:layer="layout" svg:width="0.508cm" svg:height="0.662cm" svg:x="14.272cm" svg:y="4.34cm">
            <draw:text-box>
              <text:p><text:span text:style-name="T3">x</text:span></text:p>
            </draw:text-box>
          </draw:frame>
          <draw:frame draw:style-name="gr170" draw:text-style-name="P50" draw:layer="layout" svg:width="0.508cm" svg:height="0.662cm" svg:x="5.972cm" svg:y="1.24cm">
            <draw:text-box>
              <text:p><text:span text:style-name="T3">y</text:span></text:p>
            </draw:text-box>
          </draw:frame>
          <draw:frame draw:style-name="gr170" draw:text-style-name="P50" draw:layer="layout" svg:width="0.508cm" svg:height="0.662cm" svg:x="1.672cm" svg:y="1.24cm">
            <draw:text-box>
              <text:p><text:span text:style-name="T3">y</text:span></text:p>
            </draw:text-box>
          </draw:frame>
          <draw:line draw:style-name="gr189" draw:text-style-name="P6" draw:layer="layout" svg:x1="7.176cm" svg:y1="4.134cm" svg:x2="8.192cm" svg:y2="3.753cm">
            <text:p/>
          </draw:line>
          <draw:line draw:style-name="gr189" draw:text-style-name="P6" draw:layer="layout" svg:x1="11.704cm" svg:y1="4.109cm" svg:x2="12.72cm" svg:y2="3.728cm">
            <text:p/>
          </draw:line>
          <draw:frame draw:style-name="gr191" draw:text-style-name="P65" draw:layer="layout" svg:width="1.016cm" svg:height="0.569cm" svg:x="2.778cm" svg:y="4.71cm">
            <draw:text-box>
              <text:p><text:span text:style-name="T15">r</text:span><text:span text:style-name="T15">a</text:span><text:span text:style-name="T15">y</text:span></text:p>
            </draw:text-box>
          </draw:frame>
          <draw:frame draw:style-name="gr191" draw:text-style-name="P65" draw:layer="layout" svg:width="2.159cm" svg:height="0.569cm" svg:x="6.588cm" svg:y="4.683cm">
            <draw:text-box>
              <text:p><text:span text:style-name="T15">c</text:span><text:span text:style-name="T15">e</text:span><text:span text:style-name="T15">l</text:span><text:span text:style-name="T15">l</text:span><text:span text:style-name="T15">P</text:span><text:span text:style-name="T15">a</text:span><text:span text:style-name="T15">s</text:span><text:span text:style-name="T15">s</text:span><text:span text:style-name="T15">G</text:span><text:span text:style-name="T15">r</text:span><text:span text:style-name="T15">i</text:span><text:span text:style-name="T15">d</text:span></text:p>
            </draw:text-box>
          </draw:frame>
          <draw:frame draw:style-name="gr191" draw:text-style-name="P65" draw:layer="layout" svg:width="2.159cm" svg:height="0.569cm" svg:x="11.189cm" svg:y="4.684cm">
            <draw:text-box>
              <text:p><text:span text:style-name="T15">c</text:span><text:span text:style-name="T15">e</text:span><text:span text:style-name="T15">l</text:span><text:span text:style-name="T15">l</text:span><text:span text:style-name="T15">H</text:span><text:span text:style-name="T15">i</text:span><text:span text:style-name="T15">t</text:span><text:span text:style-name="T15">G</text:span><text:span text:style-name="T15">r</text:span><text:span text:style-name="T15">i</text:span><text:span text:style-name="T15">d</text:span></text:p>
            </draw:text-box>
          </draw:frame>
        </draw:g>
        <draw:g>
          <draw:custom-shape draw:style-name="gr192" draw:text-style-name="P62" draw:layer="layout" svg:width="5.034cm" svg:height="3.662cm" svg:x="2.159cm" svg:y="8.515cm">
            <text:p/>
            <draw:enhanced-geometry svg:viewBox="0 0 21600 21600" draw:type="rectangle" draw:enhanced-path="M 0 0 L 21600 0 21600 21600 0 21600 0 0 Z N"/>
          </draw:custom-shape>
          <draw:line draw:style-name="gr193" draw:text-style-name="P6" draw:layer="layout" svg:x1="4.809cm" svg:y1="10.459cm" svg:x2="6.577cm" svg:y2="9.967cm">
            <text:p/>
          </draw:line>
          <draw:line draw:style-name="gr174" draw:text-style-name="P6" draw:layer="layout" svg:x1="2.159cm" svg:y1="12.175cm" svg:x2="2.159cm" svg:y2="7.14cm">
            <text:p/>
          </draw:line>
          <draw:line draw:style-name="gr174" draw:text-style-name="P6" draw:layer="layout" svg:x1="2.159cm" svg:y1="12.175cm" svg:x2="8.567cm" svg:y2="12.175cm">
            <text:p/>
          </draw:line>
          <draw:g>
            <draw:custom-shape draw:style-name="gr194" draw:text-style-name="P6" draw:layer="layout" svg:width="0.457cm" svg:height="0.458cm" svg:x="2.1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2.1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2.1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2.6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3.0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3.5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3.9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4.4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4.8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5.3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5.8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6.2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6.7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2.1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2.1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2.1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2.6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3.0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3.5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3.9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4.4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4.8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5.3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5.8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6.2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6.7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2.1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2.1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2.6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0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3.5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3.9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4.4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4.8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3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5.8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6.2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6.7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1" draw:text-style-name="P50" draw:layer="layout" svg:width="0.635cm" svg:height="0.762cm" svg:x="8.62cm" svg:y="11.795cm">
            <draw:text-box>
              <text:p><text:span text:style-name="T3">x</text:span></text:p>
            </draw:text-box>
          </draw:frame>
          <draw:frame draw:style-name="gr170" draw:text-style-name="P50" draw:layer="layout" svg:width="0.698cm" svg:height="0.662cm" svg:x="1.889cm" svg:y="6.588cm">
            <draw:text-box>
              <text:p><text:span text:style-name="T3">y</text:span></text:p>
            </draw:text-box>
          </draw:frame>
          <draw:frame draw:style-name="gr196" draw:text-style-name="P65" draw:layer="layout" svg:width="2.415cm" svg:height="0.674cm" svg:x="3.665cm" svg:y="12.294cm">
            <draw:text-box>
              <text:p><text:span text:style-name="T15">原</text:span><text:span text:style-name="T15">始</text:span><text:span text:style-name="T15">激</text:span><text:span text:style-name="T15">光</text:span><text:span text:style-name="T15">点</text:span><text:span text:style-name="T15">云</text:span></text:p>
            </draw:text-box>
          </draw:frame>
          <draw:line draw:style-name="gr193" draw:text-style-name="P6" draw:layer="layout" svg:x1="4.809cm" svg:y1="10.459cm" svg:x2="5.038cm" svg:y2="9.315cm">
            <text:p/>
          </draw:line>
          <draw:line draw:style-name="gr193" draw:text-style-name="P6" draw:layer="layout" svg:x1="4.809cm" svg:y1="10.459cm" svg:x2="3.436cm" svg:y2="11.146cm">
            <text:p/>
          </draw:line>
          <draw:line draw:style-name="gr197" draw:text-style-name="P6" draw:layer="layout" svg:x1="4.809cm" svg:y1="10.459cm" svg:x2="6.62cm" svg:y2="11.635cm">
            <text:p/>
          </draw:line>
          <draw:line draw:style-name="gr198" draw:text-style-name="P6" draw:layer="layout" svg:x1="4.809cm" svg:y1="10.461cm" svg:x2="6.679cm" svg:y2="11.54cm">
            <text:p/>
          </draw:line>
          <draw:line draw:style-name="gr198" draw:text-style-name="P6" draw:layer="layout" svg:x1="4.811cm" svg:y1="10.459cm" svg:x2="6.558cm" svg:y2="11.728cm">
            <text:p/>
          </draw:line>
          <draw:line draw:style-name="gr199" draw:text-style-name="P6" draw:layer="layout" svg:x1="4.813cm" svg:y1="10.46cm" svg:x2="6.491cm" svg:y2="11.819cm">
            <text:p/>
          </draw:line>
          <draw:line draw:style-name="gr198" draw:text-style-name="P6" draw:layer="layout" svg:x1="4.809cm" svg:y1="10.463cm" svg:x2="6.733cm" svg:y2="11.443cm">
            <text:p/>
          </draw:line>
          <draw:frame draw:style-name="gr200" draw:text-style-name="P66" draw:layer="layout" svg:width="1.524cm" svg:height="0.489cm" svg:x="5.699cm" svg:y="11.795cm">
            <draw:text-box>
              <text:p><text:span text:style-name="T16">s</text:span><text:span text:style-name="T16">t</text:span><text:span text:style-name="T16">a</text:span><text:span text:style-name="T16">r</text:span><text:span text:style-name="T16">t</text:span><text:span text:style-name="T16">A</text:span><text:span text:style-name="T16">n</text:span><text:span text:style-name="T16">g</text:span><text:span text:style-name="T16">l</text:span><text:span text:style-name="T16">e</text:span></text:p>
            </draw:text-box>
          </draw:frame>
          <draw:frame draw:style-name="gr200" draw:text-style-name="P67" draw:layer="layout" svg:width="1.74cm" svg:height="0.489cm" svg:x="6.499cm" svg:y="11.496cm">
            <draw:text-box>
              <text:p><text:span text:style-name="T17">a</text:span><text:span text:style-name="T17">n</text:span><text:span text:style-name="T17">g</text:span><text:span text:style-name="T17">l</text:span><text:span text:style-name="T17">e</text:span><text:span text:style-name="T17">C</text:span><text:span text:style-name="T17">e</text:span><text:span text:style-name="T17">n</text:span><text:span text:style-name="T17">t</text:span><text:span text:style-name="T17">e</text:span><text:span text:style-name="T17">r</text:span></text:p>
            </draw:text-box>
          </draw:frame>
          <draw:custom-shape draw:style-name="gr201" draw:text-style-name="P68" draw:layer="layout" svg:width="0.113cm" svg:height="0.225cm" draw:transform="rotate (-0.476823951644851) translate (6.7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0" draw:text-style-name="P69" draw:layer="layout" svg:width="1.74cm" svg:height="0.489cm" svg:x="6.599cm" svg:y="11.297cm">
            <draw:text-box>
              <text:p><text:span text:style-name="T18">a</text:span><text:span text:style-name="T18">n</text:span><text:span text:style-name="T18">g</text:span><text:span text:style-name="T18">l</text:span><text:span text:style-name="T18">e</text:span><text:span text:style-name="T18">O</text:span><text:span text:style-name="T18">f</text:span><text:span text:style-name="T18">f</text:span><text:span text:style-name="T18">s</text:span><text:span text:style-name="T18">e</text:span><text:span text:style-name="T18">t</text:span></text:p>
            </draw:text-box>
          </draw:frame>
          <draw:custom-shape draw:style-name="gr192" draw:text-style-name="P62" draw:layer="layout" svg:width="5.034cm" svg:height="3.662cm" svg:x="10.559cm" svg:y="8.515cm">
            <text:p/>
            <draw:enhanced-geometry svg:viewBox="0 0 21600 21600" draw:type="rectangle" draw:enhanced-path="M 0 0 L 21600 0 21600 21600 0 21600 0 0 Z N"/>
          </draw:custom-shape>
          <draw:line draw:style-name="gr202" draw:text-style-name="P6" draw:layer="layout" svg:x1="13.216cm" svg:y1="10.461cm" svg:x2="15.025cm" svg:y2="10.157cm">
            <text:p/>
          </draw:line>
          <draw:line draw:style-name="gr174" draw:text-style-name="P6" draw:layer="layout" svg:x1="10.559cm" svg:y1="12.175cm" svg:x2="10.559cm" svg:y2="7.14cm">
            <text:p/>
          </draw:line>
          <draw:line draw:style-name="gr174" draw:text-style-name="P6" draw:layer="layout" svg:x1="10.559cm" svg:y1="12.175cm" svg:x2="16.967cm" svg:y2="12.175cm">
            <text:p/>
          </draw:line>
          <draw:g>
            <draw:custom-shape draw:style-name="gr194" draw:text-style-name="P6" draw:layer="layout" svg:width="0.457cm" svg:height="0.458cm" svg:x="10.5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4.669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11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0.5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4.669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11.2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0.5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1.0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1.46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70" draw:layer="layout" svg:width="0.457cm" svg:height="0.457cm" svg:x="11.92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2.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2.838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3.29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3.75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4.211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4.669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5.126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0.5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4.669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10.3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0.5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70" draw:layer="layout" svg:width="0.457cm" svg:height="0.458cm" svg:x="14.669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9.8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0.5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1.007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1.465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1.92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2.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2.838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3" draw:text-style-name="P70" draw:layer="layout" svg:width="0.457cm" svg:height="0.457cm" svg:x="13.29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3.753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4.211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7cm" svg:height="0.457cm" svg:x="14.669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5" draw:text-style-name="P6" draw:layer="layout" svg:width="0.458cm" svg:height="0.457cm" svg:x="15.126cm" svg:y="9.4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0.5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4.669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8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0.5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007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1.465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1.92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2.838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3.29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3.753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4.211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7cm" svg:height="0.458cm" svg:x="14.669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4" draw:text-style-name="P6" draw:layer="layout" svg:width="0.458cm" svg:height="0.458cm" svg:x="15.126cm" svg:y="8.5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1" draw:text-style-name="P50" draw:layer="layout" svg:width="0.635cm" svg:height="0.762cm" svg:x="17.02cm" svg:y="11.795cm">
            <draw:text-box>
              <text:p><text:span text:style-name="T3">x</text:span></text:p>
            </draw:text-box>
          </draw:frame>
          <draw:frame draw:style-name="gr170" draw:text-style-name="P50" draw:layer="layout" svg:width="0.698cm" svg:height="0.662cm" svg:x="10.289cm" svg:y="6.588cm">
            <draw:text-box>
              <text:p><text:span text:style-name="T3">y</text:span></text:p>
            </draw:text-box>
          </draw:frame>
          <draw:frame draw:style-name="gr196" draw:text-style-name="P65" draw:layer="layout" svg:width="4.81cm" svg:height="0.674cm" svg:x="10.965cm" svg:y="12.294cm">
            <draw:text-box>
              <text:p><text:span text:style-name="T15">按</text:span><text:span text:style-name="T15">照</text:span><text:span text:style-name="T15">起</text:span><text:span text:style-name="T15">始</text:span><text:span text:style-name="T15">角</text:span><text:span text:style-name="T15">度</text:span><text:span text:style-name="T15">旋</text:span><text:span text:style-name="T15">转</text:span><text:span text:style-name="T15">后</text:span><text:span text:style-name="T15">的</text:span><text:span text:style-name="T15">激</text:span><text:span text:style-name="T15">光</text:span><text:span text:style-name="T15">点</text:span><text:span text:style-name="T15">云</text:span></text:p>
            </draw:text-box>
          </draw:frame>
          <draw:line draw:style-name="gr202" draw:text-style-name="P6" draw:layer="layout" svg:x1="13.216cm" svg:y1="10.461cm" svg:x2="13.563cm" svg:y2="9.347cm">
            <text:p/>
          </draw:line>
          <draw:line draw:style-name="gr202" draw:text-style-name="P6" draw:layer="layout" svg:x1="13.216cm" svg:y1="10.461cm" svg:x2="11.779cm" svg:y2="11cm">
            <text:p/>
          </draw:line>
          <draw:line draw:style-name="gr197" draw:text-style-name="P6" draw:layer="layout" svg:x1="13.209cm" svg:y1="10.459cm" svg:x2="15.02cm" svg:y2="11.635cm">
            <text:p/>
          </draw:line>
          <draw:line draw:style-name="gr198" draw:text-style-name="P6" draw:layer="layout" svg:x1="13.209cm" svg:y1="10.461cm" svg:x2="15.079cm" svg:y2="11.54cm">
            <text:p/>
          </draw:line>
          <draw:line draw:style-name="gr198" draw:text-style-name="P6" draw:layer="layout" svg:x1="13.211cm" svg:y1="10.459cm" svg:x2="14.958cm" svg:y2="11.728cm">
            <text:p/>
          </draw:line>
          <draw:line draw:style-name="gr199" draw:text-style-name="P6" draw:layer="layout" svg:x1="13.213cm" svg:y1="10.46cm" svg:x2="14.891cm" svg:y2="11.819cm">
            <text:p/>
          </draw:line>
          <draw:line draw:style-name="gr198" draw:text-style-name="P6" draw:layer="layout" svg:x1="13.209cm" svg:y1="10.463cm" svg:x2="15.133cm" svg:y2="11.443cm">
            <text:p/>
          </draw:line>
          <draw:frame draw:style-name="gr200" draw:text-style-name="P66" draw:layer="layout" svg:width="1.524cm" svg:height="0.489cm" svg:x="14.099cm" svg:y="11.795cm">
            <draw:text-box>
              <text:p><text:span text:style-name="T16">s</text:span><text:span text:style-name="T16">t</text:span><text:span text:style-name="T16">a</text:span><text:span text:style-name="T16">r</text:span><text:span text:style-name="T16">t</text:span><text:span text:style-name="T16">A</text:span><text:span text:style-name="T16">n</text:span><text:span text:style-name="T16">g</text:span><text:span text:style-name="T16">l</text:span><text:span text:style-name="T16">e</text:span></text:p>
            </draw:text-box>
          </draw:frame>
          <draw:frame draw:style-name="gr200" draw:text-style-name="P67" draw:layer="layout" svg:width="1.74cm" svg:height="0.489cm" svg:x="14.899cm" svg:y="11.496cm">
            <draw:text-box>
              <text:p><text:span text:style-name="T17">a</text:span><text:span text:style-name="T17">n</text:span><text:span text:style-name="T17">g</text:span><text:span text:style-name="T17">l</text:span><text:span text:style-name="T17">e</text:span><text:span text:style-name="T17">C</text:span><text:span text:style-name="T17">e</text:span><text:span text:style-name="T17">n</text:span><text:span text:style-name="T17">t</text:span><text:span text:style-name="T17">e</text:span><text:span text:style-name="T17">r</text:span></text:p>
            </draw:text-box>
          </draw:frame>
          <draw:custom-shape draw:style-name="gr201" draw:text-style-name="P68" draw:layer="layout" svg:width="0.113cm" svg:height="0.225cm" draw:transform="rotate (-0.476823951644851) translate (15.142cm 11.439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00" draw:text-style-name="P69" draw:layer="layout" svg:width="1.74cm" svg:height="0.489cm" svg:x="14.999cm" svg:y="11.297cm">
            <draw:text-box>
              <text:p><text:span text:style-name="T18">a</text:span><text:span text:style-name="T18">n</text:span><text:span text:style-name="T18">g</text:span><text:span text:style-name="T18">l</text:span><text:span text:style-name="T18">e</text:span><text:span text:style-name="T18">O</text:span><text:span text:style-name="T18">f</text:span><text:span text:style-name="T18">f</text:span><text:span text:style-name="T18">s</text:span><text:span text:style-name="T18">e</text:span><text:span text:style-name="T18">t</text:span></text:p>
            </draw:text-box>
          </draw:frame>
        </draw:g>
        <draw:g>
          <draw:custom-shape draw:style-name="gr205" draw:text-style-name="P71" xml:id="id252" draw:id="id252" draw:layer="layout" svg:width="0.127cm" svg:height="0.127cm" svg:x="4.367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4" draw:id="id254" draw:layer="layout" svg:width="0.127cm" svg:height="0.127cm" svg:x="4.367cm" svg:y="16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3" draw:id="id253" draw:layer="layout" svg:width="0.127cm" svg:height="0.127cm" svg:x="2.467cm" svg:y="15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1" draw:id="id251" draw:layer="layout" svg:width="0.127cm" svg:height="0.127cm" svg:x="3.167cm" svg:y="15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73" xml:id="id255" draw:id="id255" draw:layer="layout" svg:width="0.127cm" svg:height="0.127cm" svg:x="6.067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8" draw:text-style-name="P6" draw:layer="layout" draw:type="line" svg:x1="3.294cm" svg:y1="15.104cm" svg:x2="4.367cm" svg:y2="15.304cm" draw:start-shape="id251" draw:start-glue-point="10" draw:end-shape="id252" draw:end-glue-point="6" svg:d="M3294 15104l1073 200" svg:viewBox="0 0 1074 201">
            <text:p/>
          </draw:connector>
          <draw:connector draw:style-name="gr208" draw:text-style-name="P6" draw:layer="layout" draw:type="line" svg:x1="2.576cm" svg:y1="15.958cm" svg:x2="4.385cm" svg:y2="15.349cm" draw:start-shape="id253" draw:start-glue-point="11" draw:end-shape="id252" draw:end-glue-point="7" svg:d="M2576 15958l1809-609" svg:viewBox="0 0 1810 610">
            <text:p/>
          </draw:connector>
          <draw:connector draw:style-name="gr208" draw:text-style-name="P6" draw:layer="layout" draw:type="line" svg:x1="4.431cm" svg:y1="15.367cm" svg:x2="4.431cm" svg:y2="16.567cm" draw:start-shape="id252" draw:start-glue-point="8" draw:end-shape="id254" draw:end-glue-point="8" svg:d="M4431 15367v1200" svg:viewBox="0 0 1 1201">
            <text:p/>
          </draw:connector>
          <draw:connector draw:style-name="gr209" draw:text-style-name="P6" draw:layer="layout" draw:type="line" svg:x1="4.494cm" svg:y1="15.304cm" svg:x2="6.067cm" svg:y2="15.304cm" draw:start-shape="id252" draw:start-glue-point="10" draw:end-shape="id255" draw:end-glue-point="6" svg:d="M4494 15304h1573" svg:viewBox="0 0 1574 1">
            <text:p/>
          </draw:connector>
          <draw:frame draw:style-name="gr191" draw:text-style-name="P65" draw:layer="layout" svg:width="1.57cm" svg:height="0.569cm" svg:x="3.94cm" svg:y="14.686cm">
            <draw:text-box>
              <text:p><text:span text:style-name="T15">v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/text:p>
            </draw:text-box>
          </draw:frame>
          <draw:frame draw:style-name="gr191" draw:text-style-name="P65" draw:layer="layout" svg:width="1.57cm" svg:height="0.569cm" svg:x="5.64cm" svg:y="14.687cm">
            <draw:text-box>
              <text:p><text:span text:style-name="T15">v</text:span><text:span text:style-name="T15">T</text:span><text:span text:style-name="T15">a</text:span><text:span text:style-name="T15">r</text:span><text:span text:style-name="T15">g</text:span><text:span text:style-name="T15">e</text:span><text:span text:style-name="T15">t</text:span></text:p>
            </draw:text-box>
          </draw:frame>
          <draw:frame draw:style-name="gr191" draw:text-style-name="P65" draw:layer="layout" svg:width="1.038cm" svg:height="0.569cm" svg:x="2.74cm" svg:y="14.487cm">
            <draw:text-box>
              <text:p><text:span text:style-name="T15">v</text:span><text:span text:style-name="T15">1</text:span></text:p>
            </draw:text-box>
          </draw:frame>
          <draw:frame draw:style-name="gr191" draw:text-style-name="P65" draw:layer="layout" svg:width="1.038cm" svg:height="0.569cm" svg:x="1.74cm" svg:y="15.688cm">
            <draw:text-box>
              <text:p><text:span text:style-name="T15">v</text:span><text:span text:style-name="T15">2</text:span></text:p>
            </draw:text-box>
          </draw:frame>
          <draw:frame draw:style-name="gr191" draw:text-style-name="P65" draw:layer="layout" svg:width="1.038cm" svg:height="0.569cm" svg:x="4.04cm" svg:y="16.589cm">
            <draw:text-box>
              <text:p><text:span text:style-name="T15">v</text:span><text:span text:style-name="T15">3</text:span></text:p>
            </draw:text-box>
          </draw:frame>
          <draw:frame draw:style-name="gr191" draw:text-style-name="P65" draw:layer="layout" svg:width="1.57cm" svg:height="0.569cm" svg:x="4.74cm" svg:y="15.488cm">
            <draw:text-box>
              <text:p><text:span text:style-name="T15">o</text:span><text:span text:style-name="T15">l</text:span><text:span text:style-name="T15">d</text:span><text:span text:style-name="T15">E</text:span><text:span text:style-name="T15">d</text:span><text:span text:style-name="T15">g</text:span><text:span text:style-name="T15">e</text:span></text:p>
            </draw:text-box>
          </draw:frame>
        </draw:g>
        <draw:g>
          <draw:custom-shape draw:style-name="gr205" draw:text-style-name="P71" xml:id="id257" draw:id="id257" draw:layer="layout" svg:width="0.127cm" svg:height="0.127cm" svg:x="11.567cm" svg:y="1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9" draw:id="id259" draw:layer="layout" svg:width="0.127cm" svg:height="0.127cm" svg:x="11.567cm" svg:y="16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8" draw:id="id258" draw:layer="layout" svg:width="0.127cm" svg:height="0.127cm" svg:x="9.667cm" svg:y="15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56" draw:id="id256" draw:layer="layout" svg:width="0.127cm" svg:height="0.127cm" svg:x="10.367cm" svg:y="15.0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73" xml:id="id260" draw:id="id260" draw:layer="layout" svg:width="0.127cm" svg:height="0.127cm" svg:x="13.267cm" svg:y="15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8" draw:text-style-name="P6" draw:layer="layout" draw:type="line" svg:x1="10.494cm" svg:y1="15.105cm" svg:x2="11.567cm" svg:y2="15.305cm" draw:start-shape="id256" draw:start-glue-point="10" draw:end-shape="id257" draw:end-glue-point="6" svg:d="M10494 15105l1073 200" svg:viewBox="0 0 1074 201">
            <text:p/>
          </draw:connector>
          <draw:connector draw:style-name="gr208" draw:text-style-name="P6" draw:layer="layout" draw:type="line" svg:x1="9.776cm" svg:y1="15.959cm" svg:x2="11.585cm" svg:y2="15.35cm" draw:start-shape="id258" draw:start-glue-point="11" draw:end-shape="id257" draw:end-glue-point="7" svg:d="M9776 15959l1809-609" svg:viewBox="0 0 1810 610">
            <text:p/>
          </draw:connector>
          <draw:connector draw:style-name="gr208" draw:text-style-name="P6" draw:layer="layout" draw:type="line" svg:x1="11.631cm" svg:y1="15.368cm" svg:x2="11.631cm" svg:y2="16.568cm" draw:start-shape="id257" draw:start-glue-point="8" draw:end-shape="id259" draw:end-glue-point="8" svg:d="M11631 15368v1200" svg:viewBox="0 0 1 1201">
            <text:p/>
          </draw:connector>
          <draw:connector draw:style-name="gr210" draw:text-style-name="P6" draw:layer="layout" draw:type="line" svg:x1="11.694cm" svg:y1="15.305cm" svg:x2="13.267cm" svg:y2="15.305cm" draw:start-shape="id257" draw:start-glue-point="10" draw:end-shape="id260" draw:end-glue-point="6" svg:d="M11694 15305h1573" svg:viewBox="0 0 1574 1">
            <text:p/>
          </draw:connector>
          <draw:frame draw:style-name="gr191" draw:text-style-name="P65" draw:layer="layout" svg:width="1.57cm" svg:height="0.569cm" svg:x="11.14cm" svg:y="14.687cm">
            <draw:text-box>
              <text:p><text:span text:style-name="T15">v</text:span><text:span text:style-name="T15">S</text:span><text:span text:style-name="T15">o</text:span><text:span text:style-name="T15">u</text:span><text:span text:style-name="T15">r</text:span><text:span text:style-name="T15">c</text:span><text:span text:style-name="T15">e</text:span></text:p>
            </draw:text-box>
          </draw:frame>
          <draw:frame draw:style-name="gr191" draw:text-style-name="P65" draw:layer="layout" svg:width="1.57cm" svg:height="0.569cm" svg:x="12.84cm" svg:y="14.688cm">
            <draw:text-box>
              <text:p><text:span text:style-name="T15">v</text:span><text:span text:style-name="T15">T</text:span><text:span text:style-name="T15">a</text:span><text:span text:style-name="T15">r</text:span><text:span text:style-name="T15">g</text:span><text:span text:style-name="T15">e</text:span><text:span text:style-name="T15">t</text:span></text:p>
            </draw:text-box>
          </draw:frame>
          <draw:frame draw:style-name="gr191" draw:text-style-name="P65" draw:layer="layout" svg:width="1.038cm" svg:height="0.569cm" svg:x="9.94cm" svg:y="14.488cm">
            <draw:text-box>
              <text:p><text:span text:style-name="T15">v</text:span><text:span text:style-name="T15">1</text:span></text:p>
            </draw:text-box>
          </draw:frame>
          <draw:frame draw:style-name="gr191" draw:text-style-name="P65" draw:layer="layout" svg:width="1.038cm" svg:height="0.569cm" svg:x="8.94cm" svg:y="15.689cm">
            <draw:text-box>
              <text:p><text:span text:style-name="T15">v</text:span><text:span text:style-name="T15">2</text:span></text:p>
            </draw:text-box>
          </draw:frame>
          <draw:frame draw:style-name="gr191" draw:text-style-name="P65" draw:layer="layout" svg:width="1.038cm" svg:height="0.569cm" svg:x="11.24cm" svg:y="16.59cm">
            <draw:text-box>
              <text:p><text:span text:style-name="T15">v</text:span><text:span text:style-name="T15">3</text:span></text:p>
            </draw:text-box>
          </draw:frame>
          <draw:frame draw:style-name="gr211" draw:text-style-name="P65" draw:layer="layout" svg:width="1.778cm" svg:height="0.887cm" svg:x="11.795cm" svg:y="15.489cm">
            <draw:text-box>
              <text:p><text:span text:style-name="T15">n</text:span><text:span text:style-name="T15">e</text:span><text:span text:style-name="T15">w</text:span><text:span text:style-name="T15">E</text:span><text:span text:style-name="T15">d</text:span><text:span text:style-name="T15">g</text:span><text:span text:style-name="T15">e</text:span></text:p>
            </draw:text-box>
          </draw:frame>
        </draw:g>
        <draw:frame draw:style-name="gr191" draw:text-style-name="P65" draw:layer="layout" svg:width="1.57cm" svg:height="0.569cm" svg:x="4.74cm" svg:y="15.489cm">
          <draw:text-box>
            <text:p><text:span text:style-name="T15">o</text:span><text:span text:style-name="T15">l</text:span><text:span text:style-name="T15">d</text:span><text:span text:style-name="T15">E</text:span><text:span text:style-name="T15">d</text:span><text:span text:style-name="T15">g</text:span><text:span text:style-name="T15">e</text:span></text:p>
          </draw:text-box>
        </draw:frame>
        <draw:g>
          <draw:custom-shape draw:style-name="gr205" draw:text-style-name="P71" xml:id="id262" draw:id="id262" draw:layer="layout" svg:width="0.127cm" svg:height="0.127cm" svg:x="4.367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64" draw:id="id264" draw:layer="layout" svg:width="0.127cm" svg:height="0.127cm" svg:x="4.367cm" svg:y="1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63" draw:id="id263" draw:layer="layout" svg:width="0.127cm" svg:height="0.127cm" svg:x="2.467cm" svg:y="19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2" xml:id="id261" draw:id="id261" draw:layer="layout" svg:width="0.127cm" svg:height="0.127cm" svg:x="3.167cm" svg:y="1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49" xml:id="id265" draw:id="id265" draw:layer="layout" svg:width="0.127cm" svg:height="0.127cm" svg:x="6.067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08" draw:text-style-name="P6" draw:layer="layout" draw:type="line" svg:x1="3.294cm" svg:y1="18.305cm" svg:x2="4.367cm" svg:y2="18.505cm" draw:start-shape="id261" draw:start-glue-point="10" draw:end-shape="id262" draw:end-glue-point="6" svg:d="M3294 18305l1073 200" svg:viewBox="0 0 1074 201">
            <text:p/>
          </draw:connector>
          <draw:connector draw:style-name="gr208" draw:text-style-name="P6" draw:layer="layout" draw:type="line" svg:x1="2.576cm" svg:y1="19.159cm" svg:x2="4.385cm" svg:y2="18.55cm" draw:start-shape="id263" draw:start-glue-point="11" draw:end-shape="id262" draw:end-glue-point="7" svg:d="M2576 19159l1809-609" svg:viewBox="0 0 1810 610">
            <text:p/>
          </draw:connector>
          <draw:connector draw:style-name="gr208" draw:text-style-name="P6" draw:layer="layout" draw:type="line" svg:x1="4.431cm" svg:y1="18.568cm" svg:x2="4.431cm" svg:y2="19.768cm" draw:start-shape="id262" draw:start-glue-point="8" draw:end-shape="id264" draw:end-glue-point="8" svg:d="M4431 18568v1200" svg:viewBox="0 0 1 1201">
            <text:p/>
          </draw:connector>
          <draw:connector draw:style-name="gr209" draw:text-style-name="P6" draw:layer="layout" draw:type="line" svg:x1="4.494cm" svg:y1="18.505cm" svg:x2="6.067cm" svg:y2="18.505cm" draw:start-shape="id262" draw:start-glue-point="10" draw:end-shape="id265" draw:end-glue-point="6" svg:d="M4494 18505h1573" svg:viewBox="0 0 1574 1">
            <text:p/>
          </draw:connector>
          <draw:frame draw:style-name="gr191" draw:text-style-name="P65" draw:layer="layout" svg:width="0.997cm" svg:height="0.569cm" svg:x="4.175cm" svg:y="17.703cm">
            <draw:text-box>
              <text:p><text:span text:style-name="T15">v</text:span><text:span text:style-name="T15">0</text:span></text:p>
            </draw:text-box>
          </draw:frame>
          <draw:frame draw:style-name="gr191" draw:text-style-name="P65" draw:layer="layout" svg:width="1.57cm" svg:height="0.569cm" svg:x="5.907cm" svg:y="17.764cm">
            <draw:text-box>
              <text:p><text:span text:style-name="T15">v</text:span><text:span text:style-name="T15">4</text:span></text:p>
            </draw:text-box>
          </draw:frame>
          <draw:frame draw:style-name="gr191" draw:text-style-name="P65" draw:layer="layout" svg:width="1.038cm" svg:height="0.569cm" svg:x="2.74cm" svg:y="17.688cm">
            <draw:text-box>
              <text:p><text:span text:style-name="T15">v</text:span><text:span text:style-name="T15">1</text:span></text:p>
            </draw:text-box>
          </draw:frame>
          <draw:frame draw:style-name="gr191" draw:text-style-name="P65" draw:layer="layout" svg:width="1.038cm" svg:height="0.569cm" svg:x="1.74cm" svg:y="18.889cm">
            <draw:text-box>
              <text:p><text:span text:style-name="T15">v</text:span><text:span text:style-name="T15">2</text:span></text:p>
            </draw:text-box>
          </draw:frame>
          <draw:frame draw:style-name="gr191" draw:text-style-name="P65" draw:layer="layout" svg:width="1.038cm" svg:height="0.569cm" svg:x="4.04cm" svg:y="19.79cm">
            <draw:text-box>
              <text:p><text:span text:style-name="T15">v</text:span><text:span text:style-name="T15">3</text:span></text:p>
            </draw:text-box>
          </draw:frame>
          <draw:frame draw:style-name="gr191" draw:text-style-name="P65" draw:layer="layout" svg:width="1.316cm" svg:height="0.569cm" svg:x="2.651cm" svg:y="18.907cm">
            <draw:text-box>
              <text:p><text:span text:style-name="T15">e</text:span><text:span text:style-name="T15">d</text:span><text:span text:style-name="T15">g</text:span><text:span text:style-name="T15">e</text:span><text:span text:style-name="T15">2</text:span></text:p>
            </draw:text-box>
          </draw:frame>
          <draw:frame draw:style-name="gr191" draw:text-style-name="P65" draw:layer="layout" svg:width="1.57cm" svg:height="0.569cm" svg:x="4.51cm" svg:y="17.957cm">
            <draw:text-box>
              <text:p><text:span text:style-name="T15">e</text:span><text:span text:style-name="T15">d</text:span><text:span text:style-name="T15">g</text:span><text:span text:style-name="T15">e</text:span><text:span text:style-name="T15">4</text:span></text:p>
            </draw:text-box>
          </draw:frame>
          <draw:frame draw:style-name="gr191" draw:text-style-name="P65" draw:layer="layout" svg:width="1.316cm" svg:height="0.569cm" svg:x="2.851cm" svg:y="18.308cm">
            <draw:text-box>
              <text:p><text:span text:style-name="T15">e</text:span><text:span text:style-name="T15">d</text:span><text:span text:style-name="T15">g</text:span><text:span text:style-name="T15">e</text:span><text:span text:style-name="T15">1</text:span></text:p>
            </draw:text-box>
          </draw:frame>
          <draw:frame draw:style-name="gr191" draw:text-style-name="P65" draw:layer="layout" svg:width="1.316cm" svg:height="0.569cm" svg:x="4.351cm" svg:y="18.908cm">
            <draw:text-box>
              <text:p><text:span text:style-name="T15">e</text:span><text:span text:style-name="T15">d</text:span><text:span text:style-name="T15">g</text:span><text:span text:style-name="T15">e</text:span><text:span text:style-name="T15">3</text:span></text:p>
            </draw:text-box>
          </draw:frame>
          <draw:frame draw:style-name="gr212" draw:text-style-name="P65" draw:layer="layout" svg:width="5.247cm" svg:height="1.838cm" svg:x="7.31cm" svg:y="17.958cm">
            <draw:text-box>
              <text:p><text:span text:style-name="T15">v</text:span><text:span text:style-name="T15">0</text:span><text:span text:style-name="T15">：</text:span><text:span text:style-name="T15">该</text:span><text:span text:style-name="T15">顶</text:span><text:span text:style-name="T15">点</text:span></text:p>
              <text:p><text:span text:style-name="T15">e</text:span><text:span text:style-name="T15">d</text:span><text:span text:style-name="T15">g</text:span><text:span text:style-name="T15">e</text:span><text:span text:style-name="T15">1</text:span><text:span text:style-name="T15">-</text:span><text:span text:style-name="T15">e</text:span><text:span text:style-name="T15">d</text:span><text:span text:style-name="T15">g</text:span><text:span text:style-name="T15">e</text:span><text:span text:style-name="T15">4</text:span><text:span text:style-name="T15">：</text:span><text:span text:style-name="T15">该</text:span><text:span text:style-name="T15">顶</text:span><text:span text:style-name="T15">点</text:span><text:span text:style-name="T15">的</text:span><text:span text:style-name="T15">边</text:span><text:span text:style-name="T15">的</text:span><text:span text:style-name="T15">列</text:span><text:span text:style-name="T15">表</text:span></text:p>
              <text:p><text:span text:style-name="T15">v</text:span><text:span text:style-name="T15">1</text:span><text:span text:style-name="T15">-</text:span><text:span text:style-name="T15">v</text:span><text:span text:style-name="T15">4</text:span><text:span text:style-name="T15">：</text:span><text:span text:style-name="T15">该</text:span><text:span text:style-name="T15">顶</text:span><text:span text:style-name="T15">点</text:span><text:span text:style-name="T15">的</text:span><text:span text:style-name="T15">边</text:span><text:span text:style-name="T15">的</text:span><text:span text:style-name="T15">其</text:span><text:span text:style-name="T15">他</text:span><text:span text:style-name="T15">顶</text:span><text:span text:style-name="T15">点</text:span><text:span text:style-name="T15">的</text:span><text:span text:style-name="T15">列</text:span><text:span text:style-name="T15">表</text:span></text:p>
            </draw:text-box>
          </draw:frame>
        </draw:g>
        <draw:g>
          <draw:g>
            <draw:line draw:style-name="gr4" draw:text-style-name="P6" draw:layer="layout" svg:x1="3.286cm" svg:y1="24.241cm" svg:x2="7.858cm" svg:y2="24.241cm">
              <text:p/>
            </draw:line>
            <draw:line draw:style-name="gr4" draw:text-style-name="P6" draw:layer="layout" svg:x1="3.667cm" svg:y1="24.749cm" svg:x2="3.667cm" svg:y2="20.939cm">
              <text:p/>
            </draw:line>
            <draw:line draw:style-name="gr213" draw:text-style-name="P6" draw:layer="layout" svg:x1="3.667cm" svg:y1="24.241cm" svg:x2="5.572cm" svg:y2="23.86cm">
              <text:p/>
            </draw:line>
            <draw:line draw:style-name="gr214" draw:text-style-name="P6" draw:layer="layout" svg:x1="5.572cm" svg:y1="23.86cm" svg:x2="6.461cm" svg:y2="23.987cm">
              <text:p/>
            </draw:line>
            <draw:line draw:style-name="gr213" draw:text-style-name="P6" draw:layer="layout" svg:x1="3.667cm" svg:y1="24.241cm" svg:x2="4.29cm" svg:y2="22.401cm">
              <text:p/>
            </draw:line>
            <draw:line draw:style-name="gr215" draw:text-style-name="P6" draw:layer="layout" svg:x1="4.29cm" svg:y1="22.402cm" svg:x2="4.319cm" svg:y2="21.504cm">
              <text:p/>
            </draw:line>
            <draw:frame draw:style-name="gr191" draw:text-style-name="P74" draw:layer="layout" svg:width="1.397cm" svg:height="0.569cm" svg:x="4.937cm" svg:y="23.788cm">
              <draw:text-box>
                <text:p><text:span text:style-name="T19">p</text:span><text:span text:style-name="T19">o</text:span><text:span text:style-name="T19">s</text:span><text:span text:style-name="T19">e</text:span><text:span text:style-name="T19">1</text:span></text:p>
              </draw:text-box>
            </draw:frame>
            <draw:frame draw:style-name="gr191" draw:text-style-name="P75" draw:layer="layout" svg:width="1.801cm" svg:height="0.569cm" svg:x="6.438cm" svg:y="23.689cm">
              <draw:text-box>
                <text:p><text:span text:style-name="T19">h</text:span><text:span text:style-name="T19">e</text:span><text:span text:style-name="T19">a</text:span><text:span text:style-name="T19">d</text:span><text:span text:style-name="T19">i</text:span><text:span text:style-name="T19">n</text:span><text:span text:style-name="T19">g</text:span><text:span text:style-name="T19">1</text:span></text:p>
              </draw:text-box>
            </draw:frame>
            <draw:frame draw:style-name="gr191" draw:text-style-name="P65" draw:layer="layout" svg:width="0.709cm" svg:height="0.569cm" svg:x="7.731cm" svg:y="23.99cm">
              <draw:text-box>
                <text:p><text:span text:style-name="T15">x</text:span></text:p>
              </draw:text-box>
            </draw:frame>
            <draw:frame draw:style-name="gr191" draw:text-style-name="P76" draw:layer="layout" svg:width="1.801cm" svg:height="0.569cm" svg:x="3.839cm" svg:y="20.99cm">
              <draw:text-box>
                <text:p><text:span text:style-name="T20">h</text:span><text:span text:style-name="T20">e</text:span><text:span text:style-name="T20">a</text:span><text:span text:style-name="T20">d</text:span><text:span text:style-name="T20">i</text:span><text:span text:style-name="T20">n</text:span><text:span text:style-name="T20">g</text:span><text:span text:style-name="T20">2</text:span></text:p>
              </draw:text-box>
            </draw:frame>
            <draw:frame draw:style-name="gr191" draw:text-style-name="P65" draw:layer="layout" svg:width="0.762cm" svg:height="0.569cm" svg:x="3.286cm" svg:y="20.392cm">
              <draw:text-box>
                <text:p><text:span text:style-name="T15">y</text:span></text:p>
              </draw:text-box>
            </draw:frame>
            <draw:line draw:style-name="gr213" draw:text-style-name="P6" draw:layer="layout" svg:x1="3.667cm" svg:y1="24.241cm" svg:x2="3.286cm" svg:y2="22.336cm">
              <text:p/>
            </draw:line>
            <draw:line draw:style-name="gr216" draw:text-style-name="P6" draw:layer="layout" svg:x1="3.286cm" svg:y1="22.333cm" svg:x2="4.29cm" svg:y2="22.422cm">
              <text:p/>
            </draw:line>
            <draw:path draw:style-name="gr217" draw:text-style-name="P6" draw:layer="layout" svg:width="1.652cm" svg:height="1.904cm" svg:x="4.302cm" svg:y="21.955cm" svg:viewBox="0 0 1653 1905" svg:d="M0 0c1778 381 1651 1905 1651 1905">
              <text:p/>
            </draw:path>
            <draw:frame draw:style-name="gr191" draw:text-style-name="P65" draw:layer="layout" svg:width="0.889cm" svg:height="0.569cm" svg:x="5.495cm" svg:y="22.488cm">
              <draw:text-box>
                <text:p><text:span text:style-name="T15">9</text:span><text:span text:style-name="T15">0</text:span></text:p>
              </draw:text-box>
            </draw:frame>
            <draw:custom-shape draw:style-name="gr218" draw:text-style-name="P77" draw:layer="layout" svg:width="0.127cm" svg:height="0.127cm" svg:x="3.214cm" svg:y="22.2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9" draw:text-style-name="P73" draw:layer="layout" svg:width="0.127cm" svg:height="0.127cm" svg:x="4.232cm" svg:y="22.3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0" draw:text-style-name="P53" draw:layer="layout" svg:width="0.127cm" svg:height="0.127cm" svg:x="5.513cm" svg:y="23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1" draw:text-style-name="P65" draw:layer="layout" svg:width="1.801cm" svg:height="0.569cm" svg:x="4.24cm" svg:y="22.091cm">
              <draw:text-box>
                <text:p text:style-name="P78"><text:span text:style-name="T21">p</text:span><text:span text:style-name="T21">o</text:span><text:span text:style-name="T21">s</text:span><text:span text:style-name="T21">e</text:span><text:span text:style-name="T21">2</text:span></text:p>
              </draw:text-box>
            </draw:frame>
            <draw:line draw:style-name="gr202" draw:text-style-name="P6" draw:layer="layout" svg:x1="3.296cm" svg:y1="22.333cm" svg:x2="4.185cm" svg:y2="22.46cm">
              <text:p/>
            </draw:line>
            <draw:frame draw:style-name="gr191" draw:text-style-name="P79" draw:layer="layout" svg:width="1.8cm" svg:height="0.569cm" svg:x="1.735cm" svg:y="22.089cm">
              <draw:text-box>
                <text:p><text:span text:style-name="T22">R</text:span><text:span text:style-name="T22">*</text:span><text:span text:style-name="T22">p</text:span><text:span text:style-name="T22">o</text:span><text:span text:style-name="T22">s</text:span><text:span text:style-name="T22">e</text:span><text:span text:style-name="T22">1</text:span></text:p>
              </draw:text-box>
            </draw:frame>
            <draw:frame draw:style-name="gr191" draw:text-style-name="P79" draw:layer="layout" svg:width="1.8cm" svg:height="0.569cm" svg:x="3.635cm" svg:y="22.49cm">
              <draw:text-box>
                <text:p><text:span text:style-name="T22">h</text:span><text:span text:style-name="T22">e</text:span><text:span text:style-name="T22">a</text:span><text:span text:style-name="T22">d</text:span><text:span text:style-name="T22">i</text:span><text:span text:style-name="T22">n</text:span><text:span text:style-name="T22">g</text:span><text:span text:style-name="T22">1</text:span></text:p>
              </draw:text-box>
            </draw:frame>
            <draw:frame draw:style-name="gr191" draw:text-style-name="P80" draw:layer="layout" svg:width="2.637cm" svg:height="0.569cm" svg:x="2.735cm" svg:y="21.79cm">
              <draw:text-box>
                <text:p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o</text:span><text:span text:style-name="T23">r</text:span><text:span text:style-name="T23">m</text:span><text:span text:style-name="T23"> </text:span><text:span text:style-name="T23">p</text:span><text:span text:style-name="T23">o</text:span><text:span text:style-name="T23">s</text:span><text:span text:style-name="T23">e</text:span></text:p>
              </draw:text-box>
            </draw:frame>
            <draw:frame draw:style-name="gr191" draw:text-style-name="P80" draw:layer="layout" svg:width="2.637cm" svg:height="0.569cm" svg:x="5.936cm" svg:y="22.491cm">
              <draw:text-box>
                <text:p><text:span text:style-name="T23">T</text:span><text:span text:style-name="T23">r</text:span><text:span text:style-name="T23">a</text:span><text:span text:style-name="T23">n</text:span><text:span text:style-name="T23">s</text:span><text:span text:style-name="T23">f</text:span><text:span text:style-name="T23">o</text:span><text:span text:style-name="T23">r</text:span><text:span text:style-name="T23">m</text:span><text:span text:style-name="T23"> </text:span><text:span text:style-name="T23">a</text:span><text:span text:style-name="T23">n</text:span><text:span text:style-name="T23">g</text:span><text:span text:style-name="T23">l</text:span><text:span text:style-name="T23">e</text:span></text:p>
              </draw:text-box>
            </draw:frame>
            <draw:path draw:style-name="gr208" draw:text-style-name="P6" draw:layer="layout" svg:width="1.013cm" svg:height="0.596cm" svg:x="3.54cm" svg:y="23.464cm" svg:viewBox="0 0 1014 597" svg:d="M0 15c762-127 1014 582 1014 582">
              <text:p/>
            </draw:path>
            <draw:frame draw:style-name="gr191" draw:text-style-name="P65" draw:layer="layout" svg:width="0.889cm" svg:height="0.569cm" svg:x="4.095cm" svg:y="23.289cm">
              <draw:text-box>
                <text:p><text:span text:style-name="T15">9</text:span><text:span text:style-name="T15">0</text:span></text:p>
              </draw:text-box>
            </draw:frame>
          </draw:g>
          <draw:frame draw:style-name="gr221" draw:text-style-name="P65" draw:layer="layout" svg:width="4.445cm" svg:height="1.205cm" svg:x="9.386cm" svg:y="22.884cm">
            <draw:text-box>
              <text:p><text:span text:style-name="T15">S</text:span><text:span text:style-name="T15">e</text:span><text:span text:style-name="T15">t</text:span><text:span text:style-name="T15">T</text:span><text:span text:style-name="T15">r</text:span><text:span text:style-name="T15">a</text:span><text:span text:style-name="T15">n</text:span><text:span text:style-name="T15">s</text:span><text:span text:style-name="T15">f</text:span><text:span text:style-name="T15">o</text:span><text:span text:style-name="T15">r</text:span><text:span text:style-name="T15">m</text:span><text:span text:style-name="T15">(</text:span><text:span text:style-name="T15">p</text:span><text:span text:style-name="T15">o</text:span><text:span text:style-name="T15">s</text:span><text:span text:style-name="T15">e</text:span><text:span text:style-name="T15">1</text:span><text:span text:style-name="T15">,</text:span><text:span text:style-name="T15">p</text:span><text:span text:style-name="T15">o</text:span><text:span text:style-name="T15">s</text:span><text:span text:style-name="T15">e</text:span><text:span text:style-name="T15">2</text:span><text:span text:style-name="T15">)</text:span></text:p>
              <text:p><text:span text:style-name="T15">T</text:span><text:span text:style-name="T15">r</text:span><text:span text:style-name="T15">a</text:span><text:span text:style-name="T15">n</text:span><text:span text:style-name="T15">s</text:span><text:span text:style-name="T15">f</text:span><text:span text:style-name="T15">o</text:span><text:span text:style-name="T15">r</text:span><text:span text:style-name="T15">m</text:span><text:span text:style-name="T15">P</text:span><text:span text:style-name="T15">o</text:span><text:span text:style-name="T15">s</text:span><text:span text:style-name="T15">e</text:span><text:span text:style-name="T15">(</text:span><text:span text:style-name="T15">p</text:span><text:span text:style-name="T15">o</text:span><text:span text:style-name="T15">s</text:span><text:span text:style-name="T15">e</text:span><text:span text:style-name="T15">1</text:span><text:span text:style-name="T15">)</text:span></text:p>
              <text:p><text:span text:style-name="T15">I</text:span><text:span text:style-name="T15">n</text:span><text:span text:style-name="T15">v</text:span><text:span text:style-name="T15">e</text:span><text:span text:style-name="T15">r</text:span><text:span text:style-name="T15">s</text:span><text:span text:style-name="T15">e</text:span><text:span text:style-name="T15">T</text:span><text:span text:style-name="T15">r</text:span><text:span text:style-name="T15">a</text:span><text:span text:style-name="T15">n</text:span><text:span text:style-name="T15">s</text:span><text:span text:style-name="T15">f</text:span><text:span text:style-name="T15">o</text:span><text:span text:style-name="T15">r</text:span><text:span text:style-name="T15">m</text:span><text:span text:style-name="T15">P</text:span><text:span text:style-name="T15">o</text:span><text:span text:style-name="T15">s</text:span><text:span text:style-name="T15">e</text:span><text:span text:style-name="T15">(</text:span><text:span text:style-name="T15">p</text:span><text:span text:style-name="T15">o</text:span><text:span text:style-name="T15">s</text:span><text:span text:style-name="T15">e</text:span><text:span text:style-name="T15">2</text:span><text:span text:style-name="T15">)</text:span></text:p>
            </draw:text-box>
          </draw:frame>
          <draw:frame draw:style-name="gr222" draw:text-style-name="P65" draw:layer="layout" svg:width="4.089cm" svg:height="0.635cm" svg:x="9.384cm" svg:y="22.117cm">
            <draw:text-box>
              <text:p><text:span text:style-name="T15">p</text:span><text:span text:style-name="T15">o</text:span><text:span text:style-name="T15">s</text:span><text:span text:style-name="T15">e</text:span><text:span text:style-name="T15">1</text:span><text:span text:style-name="T15"> </text:span><text:span text:style-name="T15">–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-</text:span><text:span text:style-name="T15"> </text:span><text:span text:style-name="T15">&gt;</text:span><text:span text:style-name="T15"> </text:span><text:span text:style-name="T15">p</text:span><text:span text:style-name="T15">o</text:span><text:span text:style-name="T15">s</text:span><text:span text:style-name="T15">e</text:span><text:span text:style-name="T15">2</text:span></text:p>
            </draw:text-box>
          </draw:frame>
          <draw:frame draw:style-name="gr222" draw:text-style-name="P65" draw:layer="layout" svg:width="2.032cm" svg:height="0.635cm" svg:x="10.225cm" svg:y="21.701cm">
            <draw:text-box>
              <text:p><text:span text:style-name="T15">t</text:span><text:span text:style-name="T15">r</text:span><text:span text:style-name="T15">a</text:span><text:span text:style-name="T15">n</text:span><text:span text:style-name="T15">s</text:span><text:span text:style-name="T15">f</text:span><text:span text:style-name="T15">o</text:span><text:span text:style-name="T15">r</text:span><text:span text:style-name="T15">m</text:span></text:p>
            </draw:text-box>
          </draw:frame>
        </draw:g>
        <draw:g>
          <draw:line draw:style-name="gr4" draw:text-style-name="P6" draw:layer="layout" svg:x1="3.54cm" svg:y1="28.089cm" svg:x2="7.731cm" svg:y2="28.089cm">
            <text:p/>
          </draw:line>
          <draw:line draw:style-name="gr4" draw:text-style-name="P6" draw:layer="layout" svg:x1="3.921cm" svg:y1="28.724cm" svg:x2="3.921cm" svg:y2="25.93cm">
            <text:p/>
          </draw:line>
          <draw:line draw:style-name="gr193" draw:text-style-name="P6" draw:layer="layout" svg:x1="3.921cm" svg:y1="28.097cm" svg:x2="5.318cm" svg:y2="28.097cm">
            <text:p/>
          </draw:line>
          <draw:line draw:style-name="gr223" draw:text-style-name="P6" draw:layer="layout" svg:x1="3.921cm" svg:y1="28.097cm" svg:x2="3.413cm" svg:y2="28.605cm">
            <text:p/>
          </draw:line>
          <draw:line draw:style-name="gr224" draw:text-style-name="P6" draw:layer="layout" svg:x1="3.413cm" svg:y1="28.605cm" svg:x2="3.413cm" svg:y2="27.462cm">
            <text:p/>
          </draw:line>
          <draw:custom-shape draw:style-name="gr225" draw:text-style-name="P73" draw:layer="layout" svg:width="0.127cm" svg:height="0.127cm" svg:x="3.856cm" svg:y="28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53" draw:layer="layout" svg:width="0.127cm" svg:height="0.127cm" svg:x="3.345cm" svg:y="2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1" draw:text-style-name="P65" draw:layer="layout" svg:width="0.381cm" svg:height="0.569cm" svg:x="7.858cm" svg:y="27.77cm">
            <draw:text-box>
              <text:p><text:span text:style-name="T15">x</text:span></text:p>
            </draw:text-box>
          </draw:frame>
          <draw:frame draw:style-name="gr191" draw:text-style-name="P65" draw:layer="layout" svg:width="0.381cm" svg:height="0.569cm" svg:x="3.759cm" svg:y="25.271cm">
            <draw:text-box>
              <text:p><text:span text:style-name="T15">y</text:span></text:p>
            </draw:text-box>
          </draw:frame>
          <draw:frame draw:style-name="gr191" draw:text-style-name="P76" draw:layer="layout" svg:width="1.71cm" svg:height="0.569cm" svg:x="5.259cm" svg:y="27.571cm">
            <draw:text-box>
              <text:p><text:span text:style-name="T20">r</text:span><text:span text:style-name="T20">H</text:span><text:span text:style-name="T20">e</text:span><text:span text:style-name="T20">a</text:span><text:span text:style-name="T20">d</text:span><text:span text:style-name="T20">i</text:span><text:span text:style-name="T20">n</text:span><text:span text:style-name="T20">g</text:span></text:p>
            </draw:text-box>
          </draw:frame>
          <draw:frame draw:style-name="gr191" draw:text-style-name="P76" draw:layer="layout" svg:width="1.305cm" svg:height="0.569cm" svg:x="3.759cm" svg:y="27.572cm">
            <draw:text-box>
              <text:p><text:span text:style-name="T20">r</text:span><text:span text:style-name="T20">P</text:span><text:span text:style-name="T20">o</text:span><text:span text:style-name="T20">s</text:span><text:span text:style-name="T20">e</text:span></text:p>
            </draw:text-box>
          </draw:frame>
          <draw:frame draw:style-name="gr191" draw:text-style-name="P76" draw:layer="layout" svg:width="1.305cm" svg:height="0.569cm" svg:x="2.16cm" svg:y="28.673cm">
            <draw:text-box>
              <text:p><text:span text:style-name="T24">s</text:span><text:span text:style-name="T24">P</text:span><text:span text:style-name="T24">o</text:span><text:span text:style-name="T24">s</text:span><text:span text:style-name="T24">e</text:span></text:p>
            </draw:text-box>
          </draw:frame>
          <draw:frame draw:style-name="gr227" draw:text-style-name="P81" draw:layer="layout" svg:width="1.831cm" svg:height="0.596cm" svg:x="1.735cm" svg:y="27.074cm">
            <draw:text-box>
              <text:p><text:span text:style-name="T24">s</text:span><text:span text:style-name="T24">H</text:span><text:span text:style-name="T24">e</text:span><text:span text:style-name="T24">a</text:span><text:span text:style-name="T24">d</text:span><text:span text:style-name="T24">i</text:span><text:span text:style-name="T24">n</text:span><text:span text:style-name="T24">g</text:span></text:p>
            </draw:text-box>
          </draw:frame>
          <draw:path draw:style-name="gr208" draw:text-style-name="P6" draw:layer="layout" svg:width="0.307cm" svg:height="0.271cm" draw:transform="rotate (-2.03453030904979) translate (4.17500000148416cm 28.1510000007422cm)" svg:viewBox="0 0 308 272" svg:d="M0 0c284 0 308 272 308 272">
            <text:p/>
          </draw:path>
          <draw:line draw:style-name="gr4" draw:text-style-name="P6" draw:layer="layout" svg:x1="11.44cm" svg:y1="28.09cm" svg:x2="15.631cm" svg:y2="28.09cm">
            <text:p/>
          </draw:line>
          <draw:line draw:style-name="gr4" draw:text-style-name="P6" draw:layer="layout" svg:x1="11.821cm" svg:y1="28.725cm" svg:x2="11.821cm" svg:y2="25.931cm">
            <text:p/>
          </draw:line>
          <draw:line draw:style-name="gr193" draw:text-style-name="P6" draw:layer="layout" svg:x1="13.725cm" svg:y1="27.404cm" svg:x2="14.713cm" svg:y2="28.392cm">
            <text:p/>
          </draw:line>
          <draw:line draw:style-name="gr228" draw:text-style-name="P6" draw:layer="layout" svg:x1="12.308cm" svg:y1="27.416cm" svg:x2="13.026cm" svg:y2="27.416cm">
            <text:p/>
          </draw:line>
          <draw:line draw:style-name="gr224" draw:text-style-name="P6" draw:layer="layout" svg:x1="13.009cm" svg:y1="27.438cm" svg:x2="13.817cm" svg:y2="26.63cm">
            <text:p/>
          </draw:line>
          <draw:custom-shape draw:style-name="gr225" draw:text-style-name="P73" draw:layer="layout" svg:width="0.127cm" svg:height="0.127cm" svg:x="13.637cm" svg:y="27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3" draw:text-style-name="P6" draw:layer="layout" svg:x1="13.008cm" svg:y1="27.416cm" svg:x2="13.726cm" svg:y2="27.416cm">
            <text:p/>
          </draw:line>
          <draw:custom-shape draw:style-name="gr226" draw:text-style-name="P53" draw:layer="layout" svg:width="0.127cm" svg:height="0.127cm" svg:x="12.945cm" svg:y="2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1" draw:text-style-name="P65" draw:layer="layout" svg:width="0.381cm" svg:height="0.569cm" svg:x="15.758cm" svg:y="27.771cm">
            <draw:text-box>
              <text:p><text:span text:style-name="T15">x</text:span></text:p>
            </draw:text-box>
          </draw:frame>
          <draw:frame draw:style-name="gr191" draw:text-style-name="P65" draw:layer="layout" svg:width="0.381cm" svg:height="0.569cm" svg:x="11.659cm" svg:y="25.272cm">
            <draw:text-box>
              <text:p><text:span text:style-name="T15">y</text:span></text:p>
            </draw:text-box>
          </draw:frame>
          <draw:frame draw:style-name="gr191" draw:text-style-name="P76" draw:layer="layout" svg:width="1.71cm" svg:height="0.569cm" svg:x="14.359cm" svg:y="28.372cm">
            <draw:text-box>
              <text:p><text:span text:style-name="T20">r</text:span><text:span text:style-name="T20">H</text:span><text:span text:style-name="T20">e</text:span><text:span text:style-name="T20">a</text:span><text:span text:style-name="T20">d</text:span><text:span text:style-name="T20">i</text:span><text:span text:style-name="T20">n</text:span><text:span text:style-name="T20">g</text:span><text:span text:style-name="T20">’</text:span></text:p>
            </draw:text-box>
          </draw:frame>
          <draw:frame draw:style-name="gr191" draw:text-style-name="P76" draw:layer="layout" svg:width="1.305cm" svg:height="0.569cm" svg:x="13.759cm" svg:y="27.073cm">
            <draw:text-box>
              <text:p><text:span text:style-name="T20">r</text:span><text:span text:style-name="T20">P</text:span><text:span text:style-name="T20">o</text:span><text:span text:style-name="T20">s</text:span><text:span text:style-name="T20">e</text:span><text:span text:style-name="T20">’</text:span></text:p>
            </draw:text-box>
          </draw:frame>
          <draw:frame draw:style-name="gr211" draw:text-style-name="P76" draw:layer="layout" svg:width="1.44cm" svg:height="0.887cm" svg:x="12.26cm" svg:y="27.474cm">
            <draw:text-box>
              <text:p><text:span text:style-name="T24">s</text:span><text:span text:style-name="T24">P</text:span><text:span text:style-name="T24">o</text:span><text:span text:style-name="T24">s</text:span><text:span text:style-name="T24">e</text:span><text:span text:style-name="T24">’</text:span></text:p>
            </draw:text-box>
          </draw:frame>
          <draw:frame draw:style-name="gr227" draw:text-style-name="P81" draw:layer="layout" svg:width="1.831cm" svg:height="0.596cm" svg:x="13.035cm" svg:y="25.975cm">
            <draw:text-box>
              <text:p><text:span text:style-name="T24">s</text:span><text:span text:style-name="T24">H</text:span><text:span text:style-name="T24">e</text:span><text:span text:style-name="T24">a</text:span><text:span text:style-name="T24">d</text:span><text:span text:style-name="T24">i</text:span><text:span text:style-name="T24">n</text:span><text:span text:style-name="T24">g</text:span><text:span text:style-name="T24">’</text:span></text:p>
            </draw:text-box>
          </draw:frame>
          <draw:path draw:style-name="gr208" draw:text-style-name="P6" draw:layer="layout" svg:width="0.307cm" svg:height="0.271cm" draw:transform="rotate (-2.85239159653433) translate (13.8650876976828cm 27.614653582309cm)" svg:viewBox="0 0 308 272" svg:d="M0 0c284 0 308 272 308 272">
            <text:p/>
          </draw:path>
          <draw:frame draw:style-name="gr191" draw:text-style-name="P82" draw:layer="layout" svg:width="0.56cm" svg:height="0.569cm" svg:x="3.461cm" svg:y="28.274cm">
            <draw:text-box>
              <text:p><text:span text:style-name="T25">L</text:span></text:p>
            </draw:text-box>
          </draw:frame>
          <draw:frame draw:style-name="gr191" draw:text-style-name="P82" draw:layer="layout" svg:width="0.999cm" svg:height="0.569cm" svg:x="12.122cm" svg:y="26.975cm">
            <draw:text-box>
              <text:p><text:span text:style-name="T25">-</text:span><text:span text:style-name="T25">L</text:span></text:p>
            </draw:text-box>
          </draw:frame>
          <draw:frame draw:style-name="gr191" draw:text-style-name="P82" draw:layer="layout" svg:width="0.56cm" svg:height="0.569cm" svg:x="13.161cm" svg:y="26.975cm">
            <draw:text-box>
              <text:p><text:span text:style-name="T25">L</text:span></text:p>
            </draw:text-box>
          </draw:frame>
          <draw:frame draw:style-name="gr211" draw:text-style-name="P83" draw:layer="layout" svg:width="1.966cm" svg:height="0.887cm" svg:x="3.86cm" svg:y="28.173cm">
            <draw:text-box>
              <text:p><text:span text:style-name="T26">a</text:span><text:span text:style-name="T26">n</text:span><text:span text:style-name="T26">g</text:span><text:span text:style-name="T26">l</text:span><text:span text:style-name="T26">e</text:span><text:span text:style-name="T26">o</text:span><text:span text:style-name="T26">f</text:span><text:span text:style-name="T26">f</text:span><text:span text:style-name="T26">s</text:span><text:span text:style-name="T26">e</text:span><text:span text:style-name="T26">t</text:span></text:p>
            </draw:text-box>
          </draw:frame>
          <draw:custom-shape draw:style-name="gr229" draw:text-style-name="P6" draw:layer="layout" svg:width="1.651cm" svg:height="0.508cm" svg:x="9.001cm" svg:y="27.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30" draw:text-style-name="P83" draw:layer="layout" svg:width="2.868cm" svg:height="2.159cm" svg:x="8.358cm" svg:y="26.173cm">
            <draw:text-box>
              <text:p><text:span text:style-name="T26">机</text:span><text:span text:style-name="T26">器</text:span><text:span text:style-name="T26">移</text:span><text:span text:style-name="T26">动</text:span><text:span text:style-name="T26">后</text:span><text:span text:style-name="T26">，</text:span><text:span text:style-name="T26">已</text:span><text:span text:style-name="T26">知</text:span><text:span text:style-name="T26">新</text:span><text:span text:style-name="T26">的</text:span><text:span text:style-name="T26">传</text:span><text:span text:style-name="T26">感</text:span><text:span text:style-name="T26">器</text:span><text:span text:style-name="T26">位</text:span><text:span text:style-name="T26">姿</text:span><text:span text:style-name="T26">，</text:span><text:span text:style-name="T26">计</text:span><text:span text:style-name="T26">算</text:span><text:span text:style-name="T26">新</text:span><text:span text:style-name="T26">的</text:span><text:span text:style-name="T26">机</text:span><text:span text:style-name="T26">器</text:span><text:span text:style-name="T26">位</text:span><text:span text:style-name="T26">姿</text:span></text:p>
            </draw:text-box>
          </draw:frame>
        </draw:g>
      </draw:page>
      <draw:page draw:name="page12" draw:style-name="dp1" draw:master-page-name="Default">
        <draw:g>
          <draw:line draw:style-name="gr4" draw:text-style-name="P6" draw:layer="layout" svg:x1="2.397cm" svg:y1="5.191cm" svg:x2="5.826cm" svg:y2="5.191cm">
            <text:p/>
          </draw:line>
          <draw:line draw:style-name="gr4" draw:text-style-name="P6" draw:layer="layout" svg:x1="2.651cm" svg:y1="5.445cm" svg:x2="2.651cm" svg:y2="2.143cm">
            <text:p/>
          </draw:line>
          <draw:custom-shape draw:style-name="gr231" draw:text-style-name="P62" draw:layer="layout" svg:width="1.143cm" svg:height="1.143cm" svg:x="3.667cm" svg:y="2.778cm">
            <text:p/>
            <draw:enhanced-geometry svg:viewBox="0 0 21600 21600" draw:type="rectangle" draw:enhanced-path="M 0 0 L 21600 0 21600 21600 0 21600 0 0 Z N"/>
          </draw:custom-shape>
          <draw:line draw:style-name="gr213" draw:text-style-name="P6" draw:layer="layout" svg:x1="4.175cm" svg:y1="3.413cm" svg:x2="4.429cm" svg:y2="3.921cm">
            <text:p/>
          </draw:line>
          <draw:line draw:style-name="gr197" draw:text-style-name="P6" draw:layer="layout" svg:x1="4.219cm" svg:y1="3.446cm" svg:x2="4.741cm" svg:y2="3.379cm">
            <text:p/>
          </draw:line>
          <draw:line draw:style-name="gr213" draw:text-style-name="P6" draw:layer="layout" svg:x1="4.175cm" svg:y1="3.414cm" svg:x2="4.649cm" svg:y2="3.101cm">
            <text:p/>
          </draw:line>
          <draw:line draw:style-name="gr213" draw:text-style-name="P6" draw:layer="layout" svg:x1="4.175cm" svg:y1="3.413cm" svg:x2="4.24cm" svg:y2="2.849cm">
            <text:p/>
          </draw:line>
          <draw:line draw:style-name="gr213" draw:text-style-name="P6" draw:layer="layout" svg:x1="4.184cm" svg:y1="3.413cm" svg:x2="3.794cm" svg:y2="3.001cm">
            <text:p/>
          </draw:line>
          <draw:line draw:style-name="gr213" draw:text-style-name="P6" draw:layer="layout" svg:x1="4.219cm" svg:y1="3.408cm" svg:x2="3.667cm" svg:y2="3.54cm">
            <text:p/>
          </draw:line>
          <draw:frame draw:style-name="gr222" draw:text-style-name="P65" draw:layer="layout" svg:width="0.762cm" svg:height="0.635cm" svg:x="6.08cm" svg:y="4.937cm">
            <draw:text-box>
              <text:p text:style-name="P84"><text:span text:style-name="T15">x</text:span></text:p>
            </draw:text-box>
          </draw:frame>
          <draw:frame draw:style-name="gr222" draw:text-style-name="P65" draw:layer="layout" svg:width="0.762cm" svg:height="0.635cm" svg:x="2.08cm" svg:y="1.438cm">
            <draw:text-box>
              <text:p text:style-name="P84"><text:span text:style-name="T15">y</text:span></text:p>
            </draw:text-box>
          </draw:frame>
          <draw:custom-shape draw:style-name="gr163" draw:text-style-name="P49" draw:layer="layout" svg:width="0.127cm" svg:height="0.127cm" svg:x="4.128cm" svg:y="3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1" draw:text-style-name="P65" draw:layer="layout" svg:width="1.51cm" svg:height="0.569cm" svg:x="1.381cm" svg:y="3.621cm">
            <draw:text-box>
              <text:p><text:span text:style-name="T27">of</text:span><text:span text:style-name="T27">fs</text:span><text:span text:style-name="T27">et</text:span><text:span text:style-name="T27">.y</text:span></text:p>
            </draw:text-box>
          </draw:frame>
          <draw:frame draw:style-name="gr232" draw:text-style-name="P65" draw:layer="layout" svg:width="1.098cm" svg:height="0.587cm" svg:x="1.68cm" svg:y="5.239cm">
            <draw:text-box>
              <text:p text:style-name="P84"><text:span text:style-name="T15">(</text:span><text:span text:style-name="T15">0</text:span><text:span text:style-name="T15">,</text:span><text:span text:style-name="T15">0</text:span><text:span text:style-name="T15">)</text:span></text:p>
            </draw:text-box>
          </draw:frame>
          <draw:custom-shape draw:style-name="gr233" draw:text-style-name="P6" draw:layer="layout" svg:width="0.127cm" svg:height="1.143cm" svg:x="5.064cm" svg:y="2.77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4" draw:text-style-name="P82" draw:layer="layout" svg:width="2.251cm" svg:height="0.569cm" svg:x="5.318cm" svg:y="3.032cm">
            <draw:text-box>
              <text:p text:style-name="P85"><text:span text:style-name="T25">si</text:span><text:span text:style-name="T25">z</text:span><text:span text:style-name="T25">e.</text:span><text:span text:style-name="T25">y</text:span><text:span text:style-name="T25">=</text:span><text:span text:style-name="T25">h</text:span><text:span text:style-name="T25">ei</text:span><text:span text:style-name="T25">g</text:span><text:span text:style-name="T25">ht</text:span></text:p>
            </draw:text-box>
          </draw:frame>
          <draw:custom-shape draw:style-name="gr233" draw:text-style-name="P6" draw:layer="layout" svg:width="0.127cm" svg:height="1.143cm" draw:transform="rotate (1.5707963267949) translate (3.667cm 2.651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4" draw:text-style-name="P65" draw:layer="layout" svg:width="2.251cm" svg:height="0.569cm" svg:x="3.219cm" svg:y="1.833cm">
            <draw:text-box>
              <text:p><text:span text:style-name="T25">si</text:span><text:span text:style-name="T25">z</text:span><text:span text:style-name="T25">e.</text:span><text:span text:style-name="T25">x</text:span><text:span text:style-name="T25">=</text:span><text:span text:style-name="T25">w</text:span><text:span text:style-name="T25">id</text:span><text:span text:style-name="T25">th</text:span></text:p>
            </draw:text-box>
          </draw:frame>
          <draw:line draw:style-name="gr235" draw:text-style-name="P6" draw:layer="layout" svg:x1="3.667cm" svg:y1="3.921cm" svg:x2="3.667cm" svg:y2="5.191cm">
            <text:p/>
          </draw:line>
          <draw:line draw:style-name="gr235" draw:text-style-name="P6" draw:layer="layout" svg:x1="3.667cm" svg:y1="3.921cm" svg:x2="2.651cm" svg:y2="3.921cm">
            <text:p/>
          </draw:line>
          <draw:frame draw:style-name="gr191" draw:text-style-name="P87" draw:layer="layout" svg:width="1.631cm" svg:height="0.569cm" svg:x="2.925cm" svg:y="5.222cm">
            <draw:text-box>
              <text:p text:style-name="P86"><text:span text:style-name="T27">offs</text:span><text:span text:style-name="T27">et.</text:span><text:span text:style-name="T27">x</text:span></text:p>
            </draw:text-box>
          </draw:frame>
          <draw:line draw:style-name="gr236" draw:text-style-name="P6" draw:layer="layout" svg:x1="4.759cm" svg:y1="3.362cm" svg:x2="4.759cm" svg:y2="3.921cm">
            <text:p/>
          </draw:line>
          <draw:line draw:style-name="gr236" draw:text-style-name="P6" draw:layer="layout" svg:x1="4.759cm" svg:y1="3.362cm" svg:x2="3.692cm" svg:y2="3.362cm">
            <text:p/>
          </draw:line>
          <draw:frame draw:style-name="gr237" draw:text-style-name="P76" draw:layer="layout" svg:width="1.219cm" svg:height="0.569cm" svg:x="4.18cm" svg:y="3.938cm">
            <draw:text-box>
              <text:p text:style-name="P88"><text:span text:style-name="T20">g</text:span><text:span text:style-name="T20">r</text:span><text:span text:style-name="T20">i</text:span><text:span text:style-name="T20">d</text:span><text:span text:style-name="T20">.</text:span><text:span text:style-name="T20">x</text:span></text:p>
            </draw:text-box>
          </draw:frame>
          <draw:frame draw:style-name="gr237" draw:text-style-name="P76" draw:layer="layout" svg:width="1.219cm" svg:height="0.569cm" svg:x="2.581cm" svg:y="3.039cm">
            <draw:text-box>
              <text:p text:style-name="P88"><text:span text:style-name="T20">gri</text:span><text:span text:style-name="T20">d.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68cm" fo:page-height="30.1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9:13:05.533577897</meta:creation-date>
    <dc:date>2019-10-11T13:49:49.957786701</dc:date>
    <meta:editing-duration>P2DT3H45M7S</meta:editing-duration>
    <meta:editing-cycles>838</meta:editing-cycles>
    <meta:generator>LibreOffice/5.1.6.2$Linux_X86_64 LibreOffice_project/10m0$Build-2</meta:generator>
    <meta:document-statistic meta:object-count="1387"/>
  </office:meta>
</office:document-meta>
</file>